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0900002536000021CD187B9325AA6B8001.svm" manifest:media-type=""/>
  <manifest:file-entry manifest:full-path="Pictures/20000009000017C60000159B08BCC20BA6C68C96.svm" manifest:media-type=""/>
  <manifest:file-entry manifest:full-path="Pictures/20000009000016D8000014FC476593B21D58B379.svm" manifest:media-type="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5.106cm"/>
    </style:style>
    <style:style style:name="Таблица1.B" style:family="table-column">
      <style:table-column-properties style:column-width="11.906cm"/>
    </style:style>
    <style:style style:name="Таблица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.A2" style:family="table-cell">
      <style:table-cell-properties fo:padding="0.011cm" fo:border-left="1pt solid #000000" fo:border-right="none" fo:border-top="none" fo:border-bottom="1pt solid #000000"/>
    </style:style>
    <style:style style:name="Таблица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3" style:family="table-cell">
      <style:table-cell-properties fo:padding="0.011cm" fo:border-left="1pt solid #000000" fo:border-right="none" fo:border-top="none" fo:border-bottom="1pt solid #000000"/>
    </style:style>
    <style:style style:name="Таблица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4" style:family="table-cell">
      <style:table-cell-properties fo:padding="0.011cm" fo:border-left="1pt solid #000000" fo:border-right="none" fo:border-top="none" fo:border-bottom="1pt solid #000000"/>
    </style:style>
    <style:style style:name="Таблица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5" style:family="table-cell">
      <style:table-cell-properties fo:padding="0.011cm" fo:border-left="1pt solid #000000" fo:border-right="none" fo:border-top="none" fo:border-bottom="1pt solid #000000"/>
    </style:style>
    <style:style style:name="Таблица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6" style:family="table-cell">
      <style:table-cell-properties fo:padding="0.011cm" fo:border-left="1pt solid #000000" fo:border-right="none" fo:border-top="none" fo:border-bottom="1pt solid #000000"/>
    </style:style>
    <style:style style:name="Таблица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7" style:family="table-cell">
      <style:table-cell-properties fo:padding="0.011cm" fo:border-left="1pt solid #000000" fo:border-right="none" fo:border-top="none" fo:border-bottom="1pt solid #000000"/>
    </style:style>
    <style:style style:name="Таблица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8" style:family="table-cell">
      <style:table-cell-properties fo:padding="0.011cm" fo:border-left="1pt solid #000000" fo:border-right="none" fo:border-top="none" fo:border-bottom="1pt solid #000000"/>
    </style:style>
    <style:style style:name="Таблица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9" style:family="table-cell">
      <style:table-cell-properties fo:padding="0.011cm" fo:border-left="1pt solid #000000" fo:border-right="none" fo:border-top="none" fo:border-bottom="1pt solid #000000"/>
    </style:style>
    <style:style style:name="Таблица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0" style:family="table-cell">
      <style:table-cell-properties fo:padding="0.011cm" fo:border-left="1pt solid #000000" fo:border-right="none" fo:border-top="none" fo:border-bottom="1pt solid #000000"/>
    </style:style>
    <style:style style:name="Таблица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1" style:family="table-cell">
      <style:table-cell-properties fo:padding="0.011cm" fo:border-left="1pt solid #000000" fo:border-right="none" fo:border-top="none" fo:border-bottom="1pt solid #000000"/>
    </style:style>
    <style:style style:name="Таблица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2" style:family="table-cell">
      <style:table-cell-properties fo:padding="0.011cm" fo:border-left="1pt solid #000000" fo:border-right="none" fo:border-top="none" fo:border-bottom="1pt solid #000000"/>
    </style:style>
    <style:style style:name="Таблица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3" style:family="table-cell">
      <style:table-cell-properties fo:padding="0.011cm" fo:border-left="1pt solid #000000" fo:border-right="none" fo:border-top="none" fo:border-bottom="1pt solid #000000"/>
    </style:style>
    <style:style style:name="Таблица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.A14" style:family="table-cell">
      <style:table-cell-properties fo:padding="0.011cm" fo:border-left="1pt solid #000000" fo:border-right="none" fo:border-top="none" fo:border-bottom="1pt solid #000000"/>
    </style:style>
    <style:style style:name="Таблица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2" style:family="table">
      <style:table-properties style:width="17.022cm" fo:margin-left="0cm" table:align="left"/>
    </style:style>
    <style:style style:name="Таблица12.A" style:family="table-column">
      <style:table-column-properties style:column-width="5.41cm"/>
    </style:style>
    <style:style style:name="Таблица12.B" style:family="table-column">
      <style:table-column-properties style:column-width="11.61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.013cm" fo:margin-left="0cm" table:align="left"/>
    </style:style>
    <style:style style:name="Таблица13.A" style:family="table-column">
      <style:table-column-properties style:column-width="4.313cm"/>
    </style:style>
    <style:style style:name="Таблица13.B" style:family="table-column">
      <style:table-column-properties style:column-width="12.7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.013cm" fo:margin-left="0cm" table:align="left"/>
    </style:style>
    <style:style style:name="Таблица14.A" style:family="table-column">
      <style:table-column-properties style:column-width="4.313cm"/>
    </style:style>
    <style:style style:name="Таблица14.B" style:family="table-column">
      <style:table-column-properties style:column-width="12.7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2.699cm"/>
    </style:style>
    <style:style style:name="Таблица2.B" style:family="table-column">
      <style:table-column-properties style:column-width="14.314cm"/>
    </style:style>
    <style:style style:name="Таблица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.A2" style:family="table-cell">
      <style:table-cell-properties fo:padding="0.011cm" fo:border-left="1pt solid #000000" fo:border-right="none" fo:border-top="none" fo:border-bottom="1pt solid #000000"/>
    </style:style>
    <style:style style:name="Таблица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3" style:family="table-cell">
      <style:table-cell-properties fo:padding="0.011cm" fo:border-left="1pt solid #000000" fo:border-right="none" fo:border-top="none" fo:border-bottom="1pt solid #000000"/>
    </style:style>
    <style:style style:name="Таблица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4" style:family="table-cell">
      <style:table-cell-properties fo:padding="0.011cm" fo:border-left="1pt solid #000000" fo:border-right="none" fo:border-top="none" fo:border-bottom="1pt solid #000000"/>
    </style:style>
    <style:style style:name="Таблица2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5" style:family="table-cell">
      <style:table-cell-properties fo:padding="0.011cm" fo:border-left="1pt solid #000000" fo:border-right="none" fo:border-top="none" fo:border-bottom="1pt solid #000000"/>
    </style:style>
    <style:style style:name="Таблица2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6" style:family="table-cell">
      <style:table-cell-properties fo:padding="0.011cm" fo:border-left="1pt solid #000000" fo:border-right="none" fo:border-top="none" fo:border-bottom="1pt solid #000000"/>
    </style:style>
    <style:style style:name="Таблица2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7" style:family="table-cell">
      <style:table-cell-properties fo:padding="0.011cm" fo:border-left="1pt solid #000000" fo:border-right="none" fo:border-top="none" fo:border-bottom="1pt solid #000000"/>
    </style:style>
    <style:style style:name="Таблица2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8" style:family="table-cell">
      <style:table-cell-properties fo:padding="0.011cm" fo:border-left="1pt solid #000000" fo:border-right="none" fo:border-top="none" fo:border-bottom="1pt solid #000000"/>
    </style:style>
    <style:style style:name="Таблица2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9" style:family="table-cell">
      <style:table-cell-properties fo:padding="0.011cm" fo:border-left="1pt solid #000000" fo:border-right="none" fo:border-top="none" fo:border-bottom="1pt solid #000000"/>
    </style:style>
    <style:style style:name="Таблица2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0" style:family="table-cell">
      <style:table-cell-properties fo:padding="0.011cm" fo:border-left="1pt solid #000000" fo:border-right="none" fo:border-top="none" fo:border-bottom="1pt solid #000000"/>
    </style:style>
    <style:style style:name="Таблица2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1" style:family="table-cell">
      <style:table-cell-properties fo:padding="0.011cm" fo:border-left="1pt solid #000000" fo:border-right="none" fo:border-top="none" fo:border-bottom="1pt solid #000000"/>
    </style:style>
    <style:style style:name="Таблица2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2.A12" style:family="table-cell">
      <style:table-cell-properties fo:padding="0.011cm" fo:border-left="1pt solid #000000" fo:border-right="none" fo:border-top="none" fo:border-bottom="1pt solid #000000"/>
    </style:style>
    <style:style style:name="Таблица2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2.699cm"/>
    </style:style>
    <style:style style:name="Таблица3.B" style:family="table-column">
      <style:table-column-properties style:column-width="14.314cm"/>
    </style:style>
    <style:style style:name="Таблица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.A2" style:family="table-cell">
      <style:table-cell-properties fo:padding="0.011cm" fo:border-left="1pt solid #000000" fo:border-right="none" fo:border-top="none" fo:border-bottom="1pt solid #000000"/>
    </style:style>
    <style:style style:name="Таблица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3" style:family="table-cell">
      <style:table-cell-properties fo:padding="0.011cm" fo:border-left="1pt solid #000000" fo:border-right="none" fo:border-top="none" fo:border-bottom="1pt solid #000000"/>
    </style:style>
    <style:style style:name="Таблица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4" style:family="table-cell">
      <style:table-cell-properties fo:padding="0.011cm" fo:border-left="1pt solid #000000" fo:border-right="none" fo:border-top="none" fo:border-bottom="1pt solid #000000"/>
    </style:style>
    <style:style style:name="Таблица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5" style:family="table-cell">
      <style:table-cell-properties fo:padding="0.011cm" fo:border-left="1pt solid #000000" fo:border-right="none" fo:border-top="none" fo:border-bottom="1pt solid #000000"/>
    </style:style>
    <style:style style:name="Таблица3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6" style:family="table-cell">
      <style:table-cell-properties fo:padding="0.011cm" fo:border-left="1pt solid #000000" fo:border-right="none" fo:border-top="none" fo:border-bottom="1pt solid #000000"/>
    </style:style>
    <style:style style:name="Таблица3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7" style:family="table-cell">
      <style:table-cell-properties fo:padding="0.011cm" fo:border-left="1pt solid #000000" fo:border-right="none" fo:border-top="none" fo:border-bottom="1pt solid #000000"/>
    </style:style>
    <style:style style:name="Таблица3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8" style:family="table-cell">
      <style:table-cell-properties fo:padding="0.011cm" fo:border-left="1pt solid #000000" fo:border-right="none" fo:border-top="none" fo:border-bottom="1pt solid #000000"/>
    </style:style>
    <style:style style:name="Таблица3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9" style:family="table-cell">
      <style:table-cell-properties fo:padding="0.011cm" fo:border-left="1pt solid #000000" fo:border-right="none" fo:border-top="none" fo:border-bottom="1pt solid #000000"/>
    </style:style>
    <style:style style:name="Таблица3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0" style:family="table-cell">
      <style:table-cell-properties fo:padding="0.011cm" fo:border-left="1pt solid #000000" fo:border-right="none" fo:border-top="none" fo:border-bottom="1pt solid #000000"/>
    </style:style>
    <style:style style:name="Таблица3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1" style:family="table-cell">
      <style:table-cell-properties fo:padding="0.011cm" fo:border-left="1pt solid #000000" fo:border-right="none" fo:border-top="none" fo:border-bottom="1pt solid #000000"/>
    </style:style>
    <style:style style:name="Таблица3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2" style:family="table-cell">
      <style:table-cell-properties fo:padding="0.011cm" fo:border-left="1pt solid #000000" fo:border-right="none" fo:border-top="none" fo:border-bottom="1pt solid #000000"/>
    </style:style>
    <style:style style:name="Таблица3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3" style:family="table-cell">
      <style:table-cell-properties fo:padding="0.011cm" fo:border-left="1pt solid #000000" fo:border-right="none" fo:border-top="none" fo:border-bottom="1pt solid #000000"/>
    </style:style>
    <style:style style:name="Таблица3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4" style:family="table-cell">
      <style:table-cell-properties fo:padding="0.011cm" fo:border-left="1pt solid #000000" fo:border-right="none" fo:border-top="none" fo:border-bottom="1pt solid #000000"/>
    </style:style>
    <style:style style:name="Таблица3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5" style:family="table-cell">
      <style:table-cell-properties fo:padding="0.011cm" fo:border-left="1pt solid #000000" fo:border-right="none" fo:border-top="none" fo:border-bottom="1pt solid #000000"/>
    </style:style>
    <style:style style:name="Таблица3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6" style:family="table-cell">
      <style:table-cell-properties fo:padding="0.011cm" fo:border-left="1pt solid #000000" fo:border-right="none" fo:border-top="none" fo:border-bottom="1pt solid #000000"/>
    </style:style>
    <style:style style:name="Таблица3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7" style:family="table-cell">
      <style:table-cell-properties fo:padding="0.011cm" fo:border-left="1pt solid #000000" fo:border-right="none" fo:border-top="none" fo:border-bottom="1pt solid #000000"/>
    </style:style>
    <style:style style:name="Таблица3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8" style:family="table-cell">
      <style:table-cell-properties fo:padding="0.011cm" fo:border-left="1pt solid #000000" fo:border-right="none" fo:border-top="none" fo:border-bottom="1pt solid #000000"/>
    </style:style>
    <style:style style:name="Таблица3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19" style:family="table-cell">
      <style:table-cell-properties fo:padding="0.011cm" fo:border-left="1pt solid #000000" fo:border-right="none" fo:border-top="none" fo:border-bottom="1pt solid #000000"/>
    </style:style>
    <style:style style:name="Таблица3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0" style:family="table-cell">
      <style:table-cell-properties fo:padding="0.011cm" fo:border-left="1pt solid #000000" fo:border-right="none" fo:border-top="none" fo:border-bottom="1pt solid #000000"/>
    </style:style>
    <style:style style:name="Таблица3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1" style:family="table-cell">
      <style:table-cell-properties fo:padding="0.011cm" fo:border-left="1pt solid #000000" fo:border-right="none" fo:border-top="none" fo:border-bottom="1pt solid #000000"/>
    </style:style>
    <style:style style:name="Таблица3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2" style:family="table-cell">
      <style:table-cell-properties fo:padding="0.011cm" fo:border-left="1pt solid #000000" fo:border-right="none" fo:border-top="none" fo:border-bottom="1pt solid #000000"/>
    </style:style>
    <style:style style:name="Таблица3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3" style:family="table-cell">
      <style:table-cell-properties fo:padding="0.011cm" fo:border-left="1pt solid #000000" fo:border-right="none" fo:border-top="none" fo:border-bottom="1pt solid #000000"/>
    </style:style>
    <style:style style:name="Таблица3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.A24" style:family="table-cell">
      <style:table-cell-properties fo:padding="0.011cm" fo:border-left="1pt solid #000000" fo:border-right="none" fo:border-top="none" fo:border-bottom="1pt solid #000000"/>
    </style:style>
    <style:style style:name="Таблица3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" style:family="table">
      <style:table-properties style:width="17.013cm" fo:margin-left="0cm" table:align="left"/>
    </style:style>
    <style:style style:name="Таблица46.A" style:family="table-column">
      <style:table-column-properties style:column-width="2.699cm"/>
    </style:style>
    <style:style style:name="Таблица46.B" style:family="table-column">
      <style:table-column-properties style:column-width="14.314cm"/>
    </style:style>
    <style:style style:name="Таблица4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6.A2" style:family="table-cell">
      <style:table-cell-properties fo:padding="0.011cm" fo:border-left="1pt solid #000000" fo:border-right="none" fo:border-top="none" fo:border-bottom="1pt solid #000000"/>
    </style:style>
    <style:style style:name="Таблица4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3" style:family="table-cell">
      <style:table-cell-properties fo:padding="0.011cm" fo:border-left="1pt solid #000000" fo:border-right="none" fo:border-top="none" fo:border-bottom="1pt solid #000000"/>
    </style:style>
    <style:style style:name="Таблица4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6.A4" style:family="table-cell">
      <style:table-cell-properties fo:padding="0.011cm" fo:border-left="1pt solid #000000" fo:border-right="none" fo:border-top="none" fo:border-bottom="1pt solid #000000"/>
    </style:style>
    <style:style style:name="Таблица4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2.699cm"/>
    </style:style>
    <style:style style:name="Таблица4.B" style:family="table-column">
      <style:table-column-properties style:column-width="14.314cm"/>
    </style:style>
    <style:style style:name="Таблица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.A2" style:family="table-cell">
      <style:table-cell-properties fo:padding="0.011cm" fo:border-left="1pt solid #000000" fo:border-right="none" fo:border-top="none" fo:border-bottom="1pt solid #000000"/>
    </style:style>
    <style:style style:name="Таблица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3" style:family="table-cell">
      <style:table-cell-properties fo:padding="0.011cm" fo:border-left="1pt solid #000000" fo:border-right="none" fo:border-top="none" fo:border-bottom="1pt solid #000000"/>
    </style:style>
    <style:style style:name="Таблица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4" style:family="table-cell">
      <style:table-cell-properties fo:padding="0.011cm" fo:border-left="1pt solid #000000" fo:border-right="none" fo:border-top="none" fo:border-bottom="1pt solid #000000"/>
    </style:style>
    <style:style style:name="Таблица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.A5" style:family="table-cell">
      <style:table-cell-properties fo:padding="0.011cm" fo:border-left="1pt solid #000000" fo:border-right="none" fo:border-top="none" fo:border-bottom="1pt solid #000000"/>
    </style:style>
    <style:style style:name="Таблица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2.699cm"/>
    </style:style>
    <style:style style:name="Таблица5.B" style:family="table-column">
      <style:table-column-properties style:column-width="14.314cm"/>
    </style:style>
    <style:style style:name="Таблица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5.A2" style:family="table-cell">
      <style:table-cell-properties fo:padding="0.011cm" fo:border-left="1pt solid #000000" fo:border-right="none" fo:border-top="none" fo:border-bottom="1pt solid #000000"/>
    </style:style>
    <style:style style:name="Таблица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3" style:family="table-cell">
      <style:table-cell-properties fo:padding="0.011cm" fo:border-left="1pt solid #000000" fo:border-right="none" fo:border-top="none" fo:border-bottom="1pt solid #000000"/>
    </style:style>
    <style:style style:name="Таблица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4" style:family="table-cell">
      <style:table-cell-properties fo:padding="0.011cm" fo:border-left="1pt solid #000000" fo:border-right="none" fo:border-top="none" fo:border-bottom="1pt solid #000000"/>
    </style:style>
    <style:style style:name="Таблица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5" style:family="table-cell">
      <style:table-cell-properties fo:padding="0.011cm" fo:border-left="1pt solid #000000" fo:border-right="none" fo:border-top="none" fo:border-bottom="1pt solid #000000"/>
    </style:style>
    <style:style style:name="Таблица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6" style:family="table-cell">
      <style:table-cell-properties fo:padding="0.011cm" fo:border-left="1pt solid #000000" fo:border-right="none" fo:border-top="none" fo:border-bottom="1pt solid #000000"/>
    </style:style>
    <style:style style:name="Таблица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7" style:family="table-cell">
      <style:table-cell-properties fo:padding="0.011cm" fo:border-left="1pt solid #000000" fo:border-right="none" fo:border-top="none" fo:border-bottom="1pt solid #000000"/>
    </style:style>
    <style:style style:name="Таблица5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8" style:family="table-cell">
      <style:table-cell-properties fo:padding="0.011cm" fo:border-left="1pt solid #000000" fo:border-right="none" fo:border-top="none" fo:border-bottom="1pt solid #000000"/>
    </style:style>
    <style:style style:name="Таблица5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9" style:family="table-cell">
      <style:table-cell-properties fo:padding="0.011cm" fo:border-left="1pt solid #000000" fo:border-right="none" fo:border-top="none" fo:border-bottom="1pt solid #000000"/>
    </style:style>
    <style:style style:name="Таблица5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0" style:family="table-cell">
      <style:table-cell-properties fo:padding="0.011cm" fo:border-left="1pt solid #000000" fo:border-right="none" fo:border-top="none" fo:border-bottom="1pt solid #000000"/>
    </style:style>
    <style:style style:name="Таблица5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1" style:family="table-cell">
      <style:table-cell-properties fo:padding="0.011cm" fo:border-left="1pt solid #000000" fo:border-right="none" fo:border-top="none" fo:border-bottom="1pt solid #000000"/>
    </style:style>
    <style:style style:name="Таблица5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2" style:family="table-cell">
      <style:table-cell-properties fo:padding="0.011cm" fo:border-left="1pt solid #000000" fo:border-right="none" fo:border-top="none" fo:border-bottom="1pt solid #000000"/>
    </style:style>
    <style:style style:name="Таблица5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3" style:family="table-cell">
      <style:table-cell-properties fo:padding="0.011cm" fo:border-left="1pt solid #000000" fo:border-right="none" fo:border-top="none" fo:border-bottom="1pt solid #000000"/>
    </style:style>
    <style:style style:name="Таблица5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5.A14" style:family="table-cell">
      <style:table-cell-properties fo:padding="0.011cm" fo:border-left="1pt solid #000000" fo:border-right="none" fo:border-top="none" fo:border-bottom="1pt solid #000000"/>
    </style:style>
    <style:style style:name="Таблица5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2.699cm"/>
    </style:style>
    <style:style style:name="Таблица6.B" style:family="table-column">
      <style:table-column-properties style:column-width="14.314cm"/>
    </style:style>
    <style:style style:name="Таблица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6.A2" style:family="table-cell">
      <style:table-cell-properties fo:padding="0.011cm" fo:border-left="1pt solid #000000" fo:border-right="none" fo:border-top="none" fo:border-bottom="1pt solid #000000"/>
    </style:style>
    <style:style style:name="Таблица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3" style:family="table-cell">
      <style:table-cell-properties fo:padding="0.011cm" fo:border-left="1pt solid #000000" fo:border-right="none" fo:border-top="none" fo:border-bottom="1pt solid #000000"/>
    </style:style>
    <style:style style:name="Таблица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4" style:family="table-cell">
      <style:table-cell-properties fo:padding="0.011cm" fo:border-left="1pt solid #000000" fo:border-right="none" fo:border-top="none" fo:border-bottom="1pt solid #000000"/>
    </style:style>
    <style:style style:name="Таблица6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5" style:family="table-cell">
      <style:table-cell-properties fo:padding="0.011cm" fo:border-left="1pt solid #000000" fo:border-right="none" fo:border-top="none" fo:border-bottom="1pt solid #000000"/>
    </style:style>
    <style:style style:name="Таблица6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6" style:family="table-cell">
      <style:table-cell-properties fo:padding="0.011cm" fo:border-left="1pt solid #000000" fo:border-right="none" fo:border-top="none" fo:border-bottom="1pt solid #000000"/>
    </style:style>
    <style:style style:name="Таблица6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7" style:family="table-cell">
      <style:table-cell-properties fo:padding="0.011cm" fo:border-left="1pt solid #000000" fo:border-right="none" fo:border-top="none" fo:border-bottom="1pt solid #000000"/>
    </style:style>
    <style:style style:name="Таблица6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8" style:family="table-cell">
      <style:table-cell-properties fo:padding="0.011cm" fo:border-left="1pt solid #000000" fo:border-right="none" fo:border-top="none" fo:border-bottom="1pt solid #000000"/>
    </style:style>
    <style:style style:name="Таблица6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6.A9" style:family="table-cell">
      <style:table-cell-properties fo:padding="0.011cm" fo:border-left="1pt solid #000000" fo:border-right="none" fo:border-top="none" fo:border-bottom="1pt solid #000000"/>
    </style:style>
    <style:style style:name="Таблица6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" style:family="table">
      <style:table-properties style:width="17.013cm" fo:margin-left="0cm" table:align="left"/>
    </style:style>
    <style:style style:name="Таблица7.A" style:family="table-column">
      <style:table-column-properties style:column-width="2.699cm"/>
    </style:style>
    <style:style style:name="Таблица7.B" style:family="table-column">
      <style:table-column-properties style:column-width="14.314cm"/>
    </style:style>
    <style:style style:name="Таблица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7.A2" style:family="table-cell">
      <style:table-cell-properties fo:padding="0.011cm" fo:border-left="1pt solid #000000" fo:border-right="none" fo:border-top="none" fo:border-bottom="1pt solid #000000"/>
    </style:style>
    <style:style style:name="Таблица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" style:family="table-cell">
      <style:table-cell-properties fo:padding="0.011cm" fo:border-left="1pt solid #000000" fo:border-right="none" fo:border-top="none" fo:border-bottom="1pt solid #000000"/>
    </style:style>
    <style:style style:name="Таблица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4" style:family="table-cell">
      <style:table-cell-properties fo:padding="0.011cm" fo:border-left="1pt solid #000000" fo:border-right="none" fo:border-top="none" fo:border-bottom="1pt solid #000000"/>
    </style:style>
    <style:style style:name="Таблица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5" style:family="table-cell">
      <style:table-cell-properties fo:padding="0.011cm" fo:border-left="1pt solid #000000" fo:border-right="none" fo:border-top="none" fo:border-bottom="1pt solid #000000"/>
    </style:style>
    <style:style style:name="Таблица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6" style:family="table-cell">
      <style:table-cell-properties fo:padding="0.011cm" fo:border-left="1pt solid #000000" fo:border-right="none" fo:border-top="none" fo:border-bottom="1pt solid #000000"/>
    </style:style>
    <style:style style:name="Таблица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7" style:family="table-cell">
      <style:table-cell-properties fo:padding="0.011cm" fo:border-left="1pt solid #000000" fo:border-right="none" fo:border-top="none" fo:border-bottom="1pt solid #000000"/>
    </style:style>
    <style:style style:name="Таблица7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8" style:family="table-cell">
      <style:table-cell-properties fo:padding="0.011cm" fo:border-left="1pt solid #000000" fo:border-right="none" fo:border-top="none" fo:border-bottom="1pt solid #000000"/>
    </style:style>
    <style:style style:name="Таблица7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9" style:family="table-cell">
      <style:table-cell-properties fo:padding="0.011cm" fo:border-left="1pt solid #000000" fo:border-right="none" fo:border-top="none" fo:border-bottom="1pt solid #000000"/>
    </style:style>
    <style:style style:name="Таблица7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0" style:family="table-cell">
      <style:table-cell-properties fo:padding="0.011cm" fo:border-left="1pt solid #000000" fo:border-right="none" fo:border-top="none" fo:border-bottom="1pt solid #000000"/>
    </style:style>
    <style:style style:name="Таблица7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1" style:family="table-cell">
      <style:table-cell-properties fo:padding="0.011cm" fo:border-left="1pt solid #000000" fo:border-right="none" fo:border-top="none" fo:border-bottom="1pt solid #000000"/>
    </style:style>
    <style:style style:name="Таблица7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2" style:family="table-cell">
      <style:table-cell-properties fo:padding="0.011cm" fo:border-left="1pt solid #000000" fo:border-right="none" fo:border-top="none" fo:border-bottom="1pt solid #000000"/>
    </style:style>
    <style:style style:name="Таблица7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3" style:family="table-cell">
      <style:table-cell-properties fo:padding="0.011cm" fo:border-left="1pt solid #000000" fo:border-right="none" fo:border-top="none" fo:border-bottom="1pt solid #000000"/>
    </style:style>
    <style:style style:name="Таблица7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4" style:family="table-cell">
      <style:table-cell-properties fo:padding="0.011cm" fo:border-left="1pt solid #000000" fo:border-right="none" fo:border-top="none" fo:border-bottom="1pt solid #000000"/>
    </style:style>
    <style:style style:name="Таблица7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5" style:family="table-cell">
      <style:table-cell-properties fo:padding="0.011cm" fo:border-left="1pt solid #000000" fo:border-right="none" fo:border-top="none" fo:border-bottom="1pt solid #000000"/>
    </style:style>
    <style:style style:name="Таблица7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6" style:family="table-cell">
      <style:table-cell-properties fo:padding="0.011cm" fo:border-left="1pt solid #000000" fo:border-right="none" fo:border-top="none" fo:border-bottom="1pt solid #000000"/>
    </style:style>
    <style:style style:name="Таблица7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7" style:family="table-cell">
      <style:table-cell-properties fo:padding="0.011cm" fo:border-left="1pt solid #000000" fo:border-right="none" fo:border-top="none" fo:border-bottom="1pt solid #000000"/>
    </style:style>
    <style:style style:name="Таблица7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8" style:family="table-cell">
      <style:table-cell-properties fo:padding="0.011cm" fo:border-left="1pt solid #000000" fo:border-right="none" fo:border-top="none" fo:border-bottom="1pt solid #000000"/>
    </style:style>
    <style:style style:name="Таблица7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19" style:family="table-cell">
      <style:table-cell-properties fo:padding="0.011cm" fo:border-left="1pt solid #000000" fo:border-right="none" fo:border-top="none" fo:border-bottom="1pt solid #000000"/>
    </style:style>
    <style:style style:name="Таблица7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0" style:family="table-cell">
      <style:table-cell-properties fo:padding="0.011cm" fo:border-left="1pt solid #000000" fo:border-right="none" fo:border-top="none" fo:border-bottom="1pt solid #000000"/>
    </style:style>
    <style:style style:name="Таблица7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1" style:family="table-cell">
      <style:table-cell-properties fo:padding="0.011cm" fo:border-left="1pt solid #000000" fo:border-right="none" fo:border-top="none" fo:border-bottom="1pt solid #000000"/>
    </style:style>
    <style:style style:name="Таблица7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2" style:family="table-cell">
      <style:table-cell-properties fo:padding="0.011cm" fo:border-left="1pt solid #000000" fo:border-right="none" fo:border-top="none" fo:border-bottom="1pt solid #000000"/>
    </style:style>
    <style:style style:name="Таблица7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3" style:family="table-cell">
      <style:table-cell-properties fo:padding="0.011cm" fo:border-left="1pt solid #000000" fo:border-right="none" fo:border-top="none" fo:border-bottom="1pt solid #000000"/>
    </style:style>
    <style:style style:name="Таблица7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4" style:family="table-cell">
      <style:table-cell-properties fo:padding="0.011cm" fo:border-left="1pt solid #000000" fo:border-right="none" fo:border-top="none" fo:border-bottom="1pt solid #000000"/>
    </style:style>
    <style:style style:name="Таблица7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5" style:family="table-cell">
      <style:table-cell-properties fo:padding="0.011cm" fo:border-left="1pt solid #000000" fo:border-right="none" fo:border-top="none" fo:border-bottom="1pt solid #000000"/>
    </style:style>
    <style:style style:name="Таблица7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6" style:family="table-cell">
      <style:table-cell-properties fo:padding="0.011cm" fo:border-left="1pt solid #000000" fo:border-right="none" fo:border-top="none" fo:border-bottom="1pt solid #000000"/>
    </style:style>
    <style:style style:name="Таблица7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7" style:family="table-cell">
      <style:table-cell-properties fo:padding="0.011cm" fo:border-left="1pt solid #000000" fo:border-right="none" fo:border-top="none" fo:border-bottom="1pt solid #000000"/>
    </style:style>
    <style:style style:name="Таблица7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8" style:family="table-cell">
      <style:table-cell-properties fo:padding="0.011cm" fo:border-left="1pt solid #000000" fo:border-right="none" fo:border-top="none" fo:border-bottom="1pt solid #000000"/>
    </style:style>
    <style:style style:name="Таблица7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29" style:family="table-cell">
      <style:table-cell-properties fo:padding="0.011cm" fo:border-left="1pt solid #000000" fo:border-right="none" fo:border-top="none" fo:border-bottom="1pt solid #000000"/>
    </style:style>
    <style:style style:name="Таблица7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7.A30" style:family="table-cell">
      <style:table-cell-properties fo:padding="0.011cm" fo:border-left="1pt solid #000000" fo:border-right="none" fo:border-top="none" fo:border-bottom="1pt solid #000000"/>
    </style:style>
    <style:style style:name="Таблица7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2.699cm"/>
    </style:style>
    <style:style style:name="Таблица8.B" style:family="table-column">
      <style:table-column-properties style:column-width="14.314cm"/>
    </style:style>
    <style:style style:name="Таблица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8.A2" style:family="table-cell">
      <style:table-cell-properties fo:padding="0.011cm" fo:border-left="1pt solid #000000" fo:border-right="none" fo:border-top="none" fo:border-bottom="1pt solid #000000"/>
    </style:style>
    <style:style style:name="Таблица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3" style:family="table-cell">
      <style:table-cell-properties fo:padding="0.011cm" fo:border-left="1pt solid #000000" fo:border-right="none" fo:border-top="none" fo:border-bottom="1pt solid #000000"/>
    </style:style>
    <style:style style:name="Таблица8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4" style:family="table-cell">
      <style:table-cell-properties fo:padding="0.011cm" fo:border-left="1pt solid #000000" fo:border-right="none" fo:border-top="none" fo:border-bottom="1pt solid #000000"/>
    </style:style>
    <style:style style:name="Таблица8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5" style:family="table-cell">
      <style:table-cell-properties fo:padding="0.011cm" fo:border-left="1pt solid #000000" fo:border-right="none" fo:border-top="none" fo:border-bottom="1pt solid #000000"/>
    </style:style>
    <style:style style:name="Таблица8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6" style:family="table-cell">
      <style:table-cell-properties fo:padding="0.011cm" fo:border-left="1pt solid #000000" fo:border-right="none" fo:border-top="none" fo:border-bottom="1pt solid #000000"/>
    </style:style>
    <style:style style:name="Таблица8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7" style:family="table-cell">
      <style:table-cell-properties fo:padding="0.011cm" fo:border-left="1pt solid #000000" fo:border-right="none" fo:border-top="none" fo:border-bottom="1pt solid #000000"/>
    </style:style>
    <style:style style:name="Таблица8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8" style:family="table-cell">
      <style:table-cell-properties fo:padding="0.011cm" fo:border-left="1pt solid #000000" fo:border-right="none" fo:border-top="none" fo:border-bottom="1pt solid #000000"/>
    </style:style>
    <style:style style:name="Таблица8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9" style:family="table-cell">
      <style:table-cell-properties fo:padding="0.011cm" fo:border-left="1pt solid #000000" fo:border-right="none" fo:border-top="none" fo:border-bottom="1pt solid #000000"/>
    </style:style>
    <style:style style:name="Таблица8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0" style:family="table-cell">
      <style:table-cell-properties fo:padding="0.011cm" fo:border-left="1pt solid #000000" fo:border-right="none" fo:border-top="none" fo:border-bottom="1pt solid #000000"/>
    </style:style>
    <style:style style:name="Таблица8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1" style:family="table-cell">
      <style:table-cell-properties fo:padding="0.011cm" fo:border-left="1pt solid #000000" fo:border-right="none" fo:border-top="none" fo:border-bottom="1pt solid #000000"/>
    </style:style>
    <style:style style:name="Таблица8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2" style:family="table-cell">
      <style:table-cell-properties fo:padding="0.011cm" fo:border-left="1pt solid #000000" fo:border-right="none" fo:border-top="none" fo:border-bottom="1pt solid #000000"/>
    </style:style>
    <style:style style:name="Таблица8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3" style:family="table-cell">
      <style:table-cell-properties fo:padding="0.011cm" fo:border-left="1pt solid #000000" fo:border-right="none" fo:border-top="none" fo:border-bottom="1pt solid #000000"/>
    </style:style>
    <style:style style:name="Таблица8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4" style:family="table-cell">
      <style:table-cell-properties fo:padding="0.011cm" fo:border-left="1pt solid #000000" fo:border-right="none" fo:border-top="none" fo:border-bottom="1pt solid #000000"/>
    </style:style>
    <style:style style:name="Таблица8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5" style:family="table-cell">
      <style:table-cell-properties fo:padding="0.011cm" fo:border-left="1pt solid #000000" fo:border-right="none" fo:border-top="none" fo:border-bottom="1pt solid #000000"/>
    </style:style>
    <style:style style:name="Таблица8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6" style:family="table-cell">
      <style:table-cell-properties fo:padding="0.011cm" fo:border-left="1pt solid #000000" fo:border-right="none" fo:border-top="none" fo:border-bottom="1pt solid #000000"/>
    </style:style>
    <style:style style:name="Таблица8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7" style:family="table-cell">
      <style:table-cell-properties fo:padding="0.011cm" fo:border-left="1pt solid #000000" fo:border-right="none" fo:border-top="none" fo:border-bottom="1pt solid #000000"/>
    </style:style>
    <style:style style:name="Таблица8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8" style:family="table-cell">
      <style:table-cell-properties fo:padding="0.011cm" fo:border-left="1pt solid #000000" fo:border-right="none" fo:border-top="none" fo:border-bottom="1pt solid #000000"/>
    </style:style>
    <style:style style:name="Таблица8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8.A19" style:family="table-cell">
      <style:table-cell-properties fo:padding="0.011cm" fo:border-left="1pt solid #000000" fo:border-right="none" fo:border-top="none" fo:border-bottom="1pt solid #000000"/>
    </style:style>
    <style:style style:name="Таблица8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" style:family="table">
      <style:table-properties style:width="17.013cm" fo:margin-left="0cm" table:align="left"/>
    </style:style>
    <style:style style:name="Таблица9.A" style:family="table-column">
      <style:table-column-properties style:column-width="2.699cm"/>
    </style:style>
    <style:style style:name="Таблица9.B" style:family="table-column">
      <style:table-column-properties style:column-width="14.314cm"/>
    </style:style>
    <style:style style:name="Таблица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9.A2" style:family="table-cell">
      <style:table-cell-properties fo:padding="0.011cm" fo:border-left="1pt solid #000000" fo:border-right="none" fo:border-top="none" fo:border-bottom="1pt solid #000000"/>
    </style:style>
    <style:style style:name="Таблица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" style:family="table-cell">
      <style:table-cell-properties fo:padding="0.011cm" fo:border-left="1pt solid #000000" fo:border-right="none" fo:border-top="none" fo:border-bottom="1pt solid #000000"/>
    </style:style>
    <style:style style:name="Таблица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4" style:family="table-cell">
      <style:table-cell-properties fo:padding="0.011cm" fo:border-left="1pt solid #000000" fo:border-right="none" fo:border-top="none" fo:border-bottom="1pt solid #000000"/>
    </style:style>
    <style:style style:name="Таблица9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5" style:family="table-cell">
      <style:table-cell-properties fo:padding="0.011cm" fo:border-left="1pt solid #000000" fo:border-right="none" fo:border-top="none" fo:border-bottom="1pt solid #000000"/>
    </style:style>
    <style:style style:name="Таблица9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6" style:family="table-cell">
      <style:table-cell-properties fo:padding="0.011cm" fo:border-left="1pt solid #000000" fo:border-right="none" fo:border-top="none" fo:border-bottom="1pt solid #000000"/>
    </style:style>
    <style:style style:name="Таблица9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7" style:family="table-cell">
      <style:table-cell-properties fo:padding="0.011cm" fo:border-left="1pt solid #000000" fo:border-right="none" fo:border-top="none" fo:border-bottom="1pt solid #000000"/>
    </style:style>
    <style:style style:name="Таблица9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8" style:family="table-cell">
      <style:table-cell-properties fo:padding="0.011cm" fo:border-left="1pt solid #000000" fo:border-right="none" fo:border-top="none" fo:border-bottom="1pt solid #000000"/>
    </style:style>
    <style:style style:name="Таблица9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9" style:family="table-cell">
      <style:table-cell-properties fo:padding="0.011cm" fo:border-left="1pt solid #000000" fo:border-right="none" fo:border-top="none" fo:border-bottom="1pt solid #000000"/>
    </style:style>
    <style:style style:name="Таблица9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0" style:family="table-cell">
      <style:table-cell-properties fo:padding="0.011cm" fo:border-left="1pt solid #000000" fo:border-right="none" fo:border-top="none" fo:border-bottom="1pt solid #000000"/>
    </style:style>
    <style:style style:name="Таблица9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1" style:family="table-cell">
      <style:table-cell-properties fo:padding="0.011cm" fo:border-left="1pt solid #000000" fo:border-right="none" fo:border-top="none" fo:border-bottom="1pt solid #000000"/>
    </style:style>
    <style:style style:name="Таблица9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2" style:family="table-cell">
      <style:table-cell-properties fo:padding="0.011cm" fo:border-left="1pt solid #000000" fo:border-right="none" fo:border-top="none" fo:border-bottom="1pt solid #000000"/>
    </style:style>
    <style:style style:name="Таблица9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3" style:family="table-cell">
      <style:table-cell-properties fo:padding="0.011cm" fo:border-left="1pt solid #000000" fo:border-right="none" fo:border-top="none" fo:border-bottom="1pt solid #000000"/>
    </style:style>
    <style:style style:name="Таблица9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4" style:family="table-cell">
      <style:table-cell-properties fo:padding="0.011cm" fo:border-left="1pt solid #000000" fo:border-right="none" fo:border-top="none" fo:border-bottom="1pt solid #000000"/>
    </style:style>
    <style:style style:name="Таблица9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5" style:family="table-cell">
      <style:table-cell-properties fo:padding="0.011cm" fo:border-left="1pt solid #000000" fo:border-right="none" fo:border-top="none" fo:border-bottom="1pt solid #000000"/>
    </style:style>
    <style:style style:name="Таблица9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6" style:family="table-cell">
      <style:table-cell-properties fo:padding="0.011cm" fo:border-left="1pt solid #000000" fo:border-right="none" fo:border-top="none" fo:border-bottom="1pt solid #000000"/>
    </style:style>
    <style:style style:name="Таблица9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7" style:family="table-cell">
      <style:table-cell-properties fo:padding="0.011cm" fo:border-left="1pt solid #000000" fo:border-right="none" fo:border-top="none" fo:border-bottom="1pt solid #000000"/>
    </style:style>
    <style:style style:name="Таблица9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8" style:family="table-cell">
      <style:table-cell-properties fo:padding="0.011cm" fo:border-left="1pt solid #000000" fo:border-right="none" fo:border-top="none" fo:border-bottom="1pt solid #000000"/>
    </style:style>
    <style:style style:name="Таблица9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19" style:family="table-cell">
      <style:table-cell-properties fo:padding="0.011cm" fo:border-left="1pt solid #000000" fo:border-right="none" fo:border-top="none" fo:border-bottom="1pt solid #000000"/>
    </style:style>
    <style:style style:name="Таблица9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0" style:family="table-cell">
      <style:table-cell-properties fo:padding="0.011cm" fo:border-left="1pt solid #000000" fo:border-right="none" fo:border-top="none" fo:border-bottom="1pt solid #000000"/>
    </style:style>
    <style:style style:name="Таблица9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1" style:family="table-cell">
      <style:table-cell-properties fo:padding="0.011cm" fo:border-left="1pt solid #000000" fo:border-right="none" fo:border-top="none" fo:border-bottom="1pt solid #000000"/>
    </style:style>
    <style:style style:name="Таблица9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2" style:family="table-cell">
      <style:table-cell-properties fo:padding="0.011cm" fo:border-left="1pt solid #000000" fo:border-right="none" fo:border-top="none" fo:border-bottom="1pt solid #000000"/>
    </style:style>
    <style:style style:name="Таблица9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3" style:family="table-cell">
      <style:table-cell-properties fo:padding="0.011cm" fo:border-left="1pt solid #000000" fo:border-right="none" fo:border-top="none" fo:border-bottom="1pt solid #000000"/>
    </style:style>
    <style:style style:name="Таблица9.B23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4" style:family="table-cell">
      <style:table-cell-properties fo:padding="0.011cm" fo:border-left="1pt solid #000000" fo:border-right="none" fo:border-top="none" fo:border-bottom="1pt solid #000000"/>
    </style:style>
    <style:style style:name="Таблица9.B24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5" style:family="table-cell">
      <style:table-cell-properties fo:padding="0.011cm" fo:border-left="1pt solid #000000" fo:border-right="none" fo:border-top="none" fo:border-bottom="1pt solid #000000"/>
    </style:style>
    <style:style style:name="Таблица9.B25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6" style:family="table-cell">
      <style:table-cell-properties fo:padding="0.011cm" fo:border-left="1pt solid #000000" fo:border-right="none" fo:border-top="none" fo:border-bottom="1pt solid #000000"/>
    </style:style>
    <style:style style:name="Таблица9.B26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7" style:family="table-cell">
      <style:table-cell-properties fo:padding="0.011cm" fo:border-left="1pt solid #000000" fo:border-right="none" fo:border-top="none" fo:border-bottom="1pt solid #000000"/>
    </style:style>
    <style:style style:name="Таблица9.B27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8" style:family="table-cell">
      <style:table-cell-properties fo:padding="0.011cm" fo:border-left="1pt solid #000000" fo:border-right="none" fo:border-top="none" fo:border-bottom="1pt solid #000000"/>
    </style:style>
    <style:style style:name="Таблица9.B28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29" style:family="table-cell">
      <style:table-cell-properties fo:padding="0.011cm" fo:border-left="1pt solid #000000" fo:border-right="none" fo:border-top="none" fo:border-bottom="1pt solid #000000"/>
    </style:style>
    <style:style style:name="Таблица9.B29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0" style:family="table-cell">
      <style:table-cell-properties fo:padding="0.011cm" fo:border-left="1pt solid #000000" fo:border-right="none" fo:border-top="none" fo:border-bottom="1pt solid #000000"/>
    </style:style>
    <style:style style:name="Таблица9.B30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1" style:family="table-cell">
      <style:table-cell-properties fo:padding="0.011cm" fo:border-left="1pt solid #000000" fo:border-right="none" fo:border-top="none" fo:border-bottom="1pt solid #000000"/>
    </style:style>
    <style:style style:name="Таблица9.B31" style:family="table-cell">
      <style:table-cell-properties fo:padding="0.011cm" fo:border-left="1pt solid #000000" fo:border-right="1pt solid #000000" fo:border-top="none" fo:border-bottom="1pt solid #000000"/>
    </style:style>
    <style:style style:name="Таблица9.A32" style:family="table-cell">
      <style:table-cell-properties fo:padding="0.011cm" fo:border-left="1pt solid #000000" fo:border-right="none" fo:border-top="none" fo:border-bottom="1pt solid #000000"/>
    </style:style>
    <style:style style:name="Таблица9.B3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" style:family="table">
      <style:table-properties style:width="17.013cm" fo:margin-left="0cm" table:align="left"/>
    </style:style>
    <style:style style:name="Таблица10.A" style:family="table-column">
      <style:table-column-properties style:column-width="2.699cm"/>
    </style:style>
    <style:style style:name="Таблица10.B" style:family="table-column">
      <style:table-column-properties style:column-width="14.314cm"/>
    </style:style>
    <style:style style:name="Таблица1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0.A2" style:family="table-cell">
      <style:table-cell-properties fo:padding="0.011cm" fo:border-left="1pt solid #000000" fo:border-right="none" fo:border-top="none" fo:border-bottom="1pt solid #000000"/>
    </style:style>
    <style:style style:name="Таблица1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3" style:family="table-cell">
      <style:table-cell-properties fo:padding="0.011cm" fo:border-left="1pt solid #000000" fo:border-right="none" fo:border-top="none" fo:border-bottom="1pt solid #000000"/>
    </style:style>
    <style:style style:name="Таблица1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0.A4" style:family="table-cell">
      <style:table-cell-properties fo:padding="0.011cm" fo:border-left="1pt solid #000000" fo:border-right="none" fo:border-top="none" fo:border-bottom="1pt solid #000000"/>
    </style:style>
    <style:style style:name="Таблица1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2.699cm"/>
    </style:style>
    <style:style style:name="Таблица11.B" style:family="table-column">
      <style:table-column-properties style:column-width="14.314cm"/>
    </style:style>
    <style:style style:name="Таблица1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1.A2" style:family="table-cell">
      <style:table-cell-properties fo:padding="0.011cm" fo:border-left="1pt solid #000000" fo:border-right="none" fo:border-top="none" fo:border-bottom="1pt solid #000000"/>
    </style:style>
    <style:style style:name="Таблица1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3" style:family="table-cell">
      <style:table-cell-properties fo:padding="0.011cm" fo:border-left="1pt solid #000000" fo:border-right="none" fo:border-top="none" fo:border-bottom="1pt solid #000000"/>
    </style:style>
    <style:style style:name="Таблица1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4" style:family="table-cell">
      <style:table-cell-properties fo:padding="0.011cm" fo:border-left="1pt solid #000000" fo:border-right="none" fo:border-top="none" fo:border-bottom="1pt solid #000000"/>
    </style:style>
    <style:style style:name="Таблица1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5" style:family="table-cell">
      <style:table-cell-properties fo:padding="0.011cm" fo:border-left="1pt solid #000000" fo:border-right="none" fo:border-top="none" fo:border-bottom="1pt solid #000000"/>
    </style:style>
    <style:style style:name="Таблица11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6" style:family="table-cell">
      <style:table-cell-properties fo:padding="0.011cm" fo:border-left="1pt solid #000000" fo:border-right="none" fo:border-top="none" fo:border-bottom="1pt solid #000000"/>
    </style:style>
    <style:style style:name="Таблица11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7" style:family="table-cell">
      <style:table-cell-properties fo:padding="0.011cm" fo:border-left="1pt solid #000000" fo:border-right="none" fo:border-top="none" fo:border-bottom="1pt solid #000000"/>
    </style:style>
    <style:style style:name="Таблица11.B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8" style:family="table-cell">
      <style:table-cell-properties fo:padding="0.011cm" fo:border-left="1pt solid #000000" fo:border-right="none" fo:border-top="none" fo:border-bottom="1pt solid #000000"/>
    </style:style>
    <style:style style:name="Таблица11.B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9" style:family="table-cell">
      <style:table-cell-properties fo:padding="0.011cm" fo:border-left="1pt solid #000000" fo:border-right="none" fo:border-top="none" fo:border-bottom="1pt solid #000000"/>
    </style:style>
    <style:style style:name="Таблица11.B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0" style:family="table-cell">
      <style:table-cell-properties fo:padding="0.011cm" fo:border-left="1pt solid #000000" fo:border-right="none" fo:border-top="none" fo:border-bottom="1pt solid #000000"/>
    </style:style>
    <style:style style:name="Таблица11.B1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1" style:family="table-cell">
      <style:table-cell-properties fo:padding="0.011cm" fo:border-left="1pt solid #000000" fo:border-right="none" fo:border-top="none" fo:border-bottom="1pt solid #000000"/>
    </style:style>
    <style:style style:name="Таблица11.B1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2" style:family="table-cell">
      <style:table-cell-properties fo:padding="0.011cm" fo:border-left="1pt solid #000000" fo:border-right="none" fo:border-top="none" fo:border-bottom="1pt solid #000000"/>
    </style:style>
    <style:style style:name="Таблица11.B1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3" style:family="table-cell">
      <style:table-cell-properties fo:padding="0.011cm" fo:border-left="1pt solid #000000" fo:border-right="none" fo:border-top="none" fo:border-bottom="1pt solid #000000"/>
    </style:style>
    <style:style style:name="Таблица11.B13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4" style:family="table-cell">
      <style:table-cell-properties fo:padding="0.011cm" fo:border-left="1pt solid #000000" fo:border-right="none" fo:border-top="none" fo:border-bottom="1pt solid #000000"/>
    </style:style>
    <style:style style:name="Таблица11.B14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5" style:family="table-cell">
      <style:table-cell-properties fo:padding="0.011cm" fo:border-left="1pt solid #000000" fo:border-right="none" fo:border-top="none" fo:border-bottom="1pt solid #000000"/>
    </style:style>
    <style:style style:name="Таблица11.B15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6" style:family="table-cell">
      <style:table-cell-properties fo:padding="0.011cm" fo:border-left="1pt solid #000000" fo:border-right="none" fo:border-top="none" fo:border-bottom="1pt solid #000000"/>
    </style:style>
    <style:style style:name="Таблица11.B16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7" style:family="table-cell">
      <style:table-cell-properties fo:padding="0.011cm" fo:border-left="1pt solid #000000" fo:border-right="none" fo:border-top="none" fo:border-bottom="1pt solid #000000"/>
    </style:style>
    <style:style style:name="Таблица11.B17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8" style:family="table-cell">
      <style:table-cell-properties fo:padding="0.011cm" fo:border-left="1pt solid #000000" fo:border-right="none" fo:border-top="none" fo:border-bottom="1pt solid #000000"/>
    </style:style>
    <style:style style:name="Таблица11.B18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19" style:family="table-cell">
      <style:table-cell-properties fo:padding="0.011cm" fo:border-left="1pt solid #000000" fo:border-right="none" fo:border-top="none" fo:border-bottom="1pt solid #000000"/>
    </style:style>
    <style:style style:name="Таблица11.B19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0" style:family="table-cell">
      <style:table-cell-properties fo:padding="0.011cm" fo:border-left="1pt solid #000000" fo:border-right="none" fo:border-top="none" fo:border-bottom="1pt solid #000000"/>
    </style:style>
    <style:style style:name="Таблица11.B20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1" style:family="table-cell">
      <style:table-cell-properties fo:padding="0.011cm" fo:border-left="1pt solid #000000" fo:border-right="none" fo:border-top="none" fo:border-bottom="1pt solid #000000"/>
    </style:style>
    <style:style style:name="Таблица11.B21" style:family="table-cell">
      <style:table-cell-properties fo:padding="0.011cm" fo:border-left="1pt solid #000000" fo:border-right="1pt solid #000000" fo:border-top="none" fo:border-bottom="1pt solid #000000"/>
    </style:style>
    <style:style style:name="Таблица11.A22" style:family="table-cell">
      <style:table-cell-properties fo:padding="0.011cm" fo:border-left="1pt solid #000000" fo:border-right="none" fo:border-top="none" fo:border-bottom="1pt solid #000000"/>
    </style:style>
    <style:style style:name="Таблица11.B2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5" style:family="table">
      <style:table-properties style:width="17.013cm" fo:margin-left="0cm" table:align="left"/>
    </style:style>
    <style:style style:name="Таблица15.A" style:family="table-column">
      <style:table-column-properties style:column-width="2.699cm"/>
    </style:style>
    <style:style style:name="Таблица15.B" style:family="table-column">
      <style:table-column-properties style:column-width="14.314cm"/>
    </style:style>
    <style:style style:name="Таблица1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5.A2" style:family="table-cell">
      <style:table-cell-properties fo:padding="0.011cm" fo:border-left="1pt solid #000000" fo:border-right="none" fo:border-top="none" fo:border-bottom="1pt solid #000000"/>
    </style:style>
    <style:style style:name="Таблица1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6" style:family="table">
      <style:table-properties style:width="17.013cm" fo:margin-left="0cm" table:align="left"/>
    </style:style>
    <style:style style:name="Таблица16.A" style:family="table-column">
      <style:table-column-properties style:column-width="2.699cm"/>
    </style:style>
    <style:style style:name="Таблица16.B" style:family="table-column">
      <style:table-column-properties style:column-width="14.314cm"/>
    </style:style>
    <style:style style:name="Таблица1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6.A2" style:family="table-cell">
      <style:table-cell-properties fo:padding="0.011cm" fo:border-left="1pt solid #000000" fo:border-right="none" fo:border-top="none" fo:border-bottom="1pt solid #000000"/>
    </style:style>
    <style:style style:name="Таблица1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7" style:family="table">
      <style:table-properties style:width="17.013cm" fo:margin-left="0cm" table:align="left"/>
    </style:style>
    <style:style style:name="Таблица17.A" style:family="table-column">
      <style:table-column-properties style:column-width="2.699cm"/>
    </style:style>
    <style:style style:name="Таблица17.B" style:family="table-column">
      <style:table-column-properties style:column-width="14.314cm"/>
    </style:style>
    <style:style style:name="Таблица1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7.A2" style:family="table-cell">
      <style:table-cell-properties fo:padding="0.011cm" fo:border-left="1pt solid #000000" fo:border-right="none" fo:border-top="none" fo:border-bottom="1pt solid #000000"/>
    </style:style>
    <style:style style:name="Таблица1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8" style:family="table">
      <style:table-properties style:width="17.013cm" fo:margin-left="0cm" table:align="left"/>
    </style:style>
    <style:style style:name="Таблица18.A" style:family="table-column">
      <style:table-column-properties style:column-width="2.699cm"/>
    </style:style>
    <style:style style:name="Таблица18.B" style:family="table-column">
      <style:table-column-properties style:column-width="14.314cm"/>
    </style:style>
    <style:style style:name="Таблица1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8.A2" style:family="table-cell">
      <style:table-cell-properties fo:padding="0.011cm" fo:border-left="1pt solid #000000" fo:border-right="none" fo:border-top="none" fo:border-bottom="1pt solid #000000"/>
    </style:style>
    <style:style style:name="Таблица1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" style:family="table">
      <style:table-properties style:width="17.013cm" fo:margin-left="0cm" table:align="left"/>
    </style:style>
    <style:style style:name="Таблица19.A" style:family="table-column">
      <style:table-column-properties style:column-width="2.699cm"/>
    </style:style>
    <style:style style:name="Таблица19.B" style:family="table-column">
      <style:table-column-properties style:column-width="14.314cm"/>
    </style:style>
    <style:style style:name="Таблица1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1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19.A2" style:family="table-cell">
      <style:table-cell-properties fo:padding="0.011cm" fo:border-left="1pt solid #000000" fo:border-right="none" fo:border-top="none" fo:border-bottom="1pt solid #000000"/>
    </style:style>
    <style:style style:name="Таблица1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19.A3" style:family="table-cell">
      <style:table-cell-properties fo:padding="0.011cm" fo:border-left="1pt solid #000000" fo:border-right="none" fo:border-top="none" fo:border-bottom="1pt solid #000000"/>
    </style:style>
    <style:style style:name="Таблица19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" style:family="table">
      <style:table-properties style:width="17.013cm" fo:margin-left="0cm" table:align="left"/>
    </style:style>
    <style:style style:name="Таблица20.A" style:family="table-column">
      <style:table-column-properties style:column-width="2.699cm"/>
    </style:style>
    <style:style style:name="Таблица20.B" style:family="table-column">
      <style:table-column-properties style:column-width="14.314cm"/>
    </style:style>
    <style:style style:name="Таблица2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0.A2" style:family="table-cell">
      <style:table-cell-properties fo:padding="0.011cm" fo:border-left="1pt solid #000000" fo:border-right="none" fo:border-top="none" fo:border-bottom="1pt solid #000000"/>
    </style:style>
    <style:style style:name="Таблица2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0.A3" style:family="table-cell">
      <style:table-cell-properties fo:padding="0.011cm" fo:border-left="1pt solid #000000" fo:border-right="none" fo:border-top="none" fo:border-bottom="1pt solid #000000"/>
    </style:style>
    <style:style style:name="Таблица2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" style:family="table">
      <style:table-properties style:width="17.013cm" fo:margin-left="0cm" table:align="left"/>
    </style:style>
    <style:style style:name="Таблица21.A" style:family="table-column">
      <style:table-column-properties style:column-width="2.699cm"/>
    </style:style>
    <style:style style:name="Таблица21.B" style:family="table-column">
      <style:table-column-properties style:column-width="14.314cm"/>
    </style:style>
    <style:style style:name="Таблица2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1.A2" style:family="table-cell">
      <style:table-cell-properties fo:padding="0.011cm" fo:border-left="1pt solid #000000" fo:border-right="none" fo:border-top="none" fo:border-bottom="1pt solid #000000"/>
    </style:style>
    <style:style style:name="Таблица2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1.A3" style:family="table-cell">
      <style:table-cell-properties fo:padding="0.011cm" fo:border-left="1pt solid #000000" fo:border-right="none" fo:border-top="none" fo:border-bottom="1pt solid #000000"/>
    </style:style>
    <style:style style:name="Таблица2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" style:family="table">
      <style:table-properties style:width="17.013cm" fo:margin-left="0cm" table:align="left"/>
    </style:style>
    <style:style style:name="Таблица22.A" style:family="table-column">
      <style:table-column-properties style:column-width="2.699cm"/>
    </style:style>
    <style:style style:name="Таблица22.B" style:family="table-column">
      <style:table-column-properties style:column-width="14.314cm"/>
    </style:style>
    <style:style style:name="Таблица2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2.A2" style:family="table-cell">
      <style:table-cell-properties fo:padding="0.011cm" fo:border-left="1pt solid #000000" fo:border-right="none" fo:border-top="none" fo:border-bottom="1pt solid #000000"/>
    </style:style>
    <style:style style:name="Таблица2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2.A3" style:family="table-cell">
      <style:table-cell-properties fo:padding="0.011cm" fo:border-left="1pt solid #000000" fo:border-right="none" fo:border-top="none" fo:border-bottom="1pt solid #000000"/>
    </style:style>
    <style:style style:name="Таблица22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" style:family="table">
      <style:table-properties style:width="17.013cm" fo:margin-left="0cm" table:align="left"/>
    </style:style>
    <style:style style:name="Таблица23.A" style:family="table-column">
      <style:table-column-properties style:column-width="2.699cm"/>
    </style:style>
    <style:style style:name="Таблица23.B" style:family="table-column">
      <style:table-column-properties style:column-width="14.314cm"/>
    </style:style>
    <style:style style:name="Таблица2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3.A2" style:family="table-cell">
      <style:table-cell-properties fo:padding="0.011cm" fo:border-left="1pt solid #000000" fo:border-right="none" fo:border-top="none" fo:border-bottom="1pt solid #000000"/>
    </style:style>
    <style:style style:name="Таблица2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3.A3" style:family="table-cell">
      <style:table-cell-properties fo:padding="0.011cm" fo:border-left="1pt solid #000000" fo:border-right="none" fo:border-top="none" fo:border-bottom="1pt solid #000000"/>
    </style:style>
    <style:style style:name="Таблица2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" style:family="table">
      <style:table-properties style:width="17.013cm" fo:margin-left="0cm" table:align="left"/>
    </style:style>
    <style:style style:name="Таблица25.A" style:family="table-column">
      <style:table-column-properties style:column-width="2.699cm"/>
    </style:style>
    <style:style style:name="Таблица25.B" style:family="table-column">
      <style:table-column-properties style:column-width="14.314cm"/>
    </style:style>
    <style:style style:name="Таблица2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5.A2" style:family="table-cell">
      <style:table-cell-properties fo:padding="0.011cm" fo:border-left="1pt solid #000000" fo:border-right="none" fo:border-top="none" fo:border-bottom="1pt solid #000000"/>
    </style:style>
    <style:style style:name="Таблица2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5.A3" style:family="table-cell">
      <style:table-cell-properties fo:padding="0.011cm" fo:border-left="1pt solid #000000" fo:border-right="none" fo:border-top="none" fo:border-bottom="1pt solid #000000"/>
    </style:style>
    <style:style style:name="Таблица2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" style:family="table">
      <style:table-properties style:width="17.013cm" fo:margin-left="0cm" table:align="left"/>
    </style:style>
    <style:style style:name="Таблица24.A" style:family="table-column">
      <style:table-column-properties style:column-width="2.699cm"/>
    </style:style>
    <style:style style:name="Таблица24.B" style:family="table-column">
      <style:table-column-properties style:column-width="14.314cm"/>
    </style:style>
    <style:style style:name="Таблица2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4.A2" style:family="table-cell">
      <style:table-cell-properties fo:padding="0.011cm" fo:border-left="1pt solid #000000" fo:border-right="none" fo:border-top="none" fo:border-bottom="1pt solid #000000"/>
    </style:style>
    <style:style style:name="Таблица2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4.A3" style:family="table-cell">
      <style:table-cell-properties fo:padding="0.011cm" fo:border-left="1pt solid #000000" fo:border-right="none" fo:border-top="none" fo:border-bottom="1pt solid #000000"/>
    </style:style>
    <style:style style:name="Таблица2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" style:family="table">
      <style:table-properties style:width="17.013cm" fo:margin-left="0cm" table:align="left"/>
    </style:style>
    <style:style style:name="Таблица26.A" style:family="table-column">
      <style:table-column-properties style:column-width="2.699cm"/>
    </style:style>
    <style:style style:name="Таблица26.B" style:family="table-column">
      <style:table-column-properties style:column-width="14.314cm"/>
    </style:style>
    <style:style style:name="Таблица2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6.A2" style:family="table-cell">
      <style:table-cell-properties fo:padding="0.011cm" fo:border-left="1pt solid #000000" fo:border-right="none" fo:border-top="none" fo:border-bottom="1pt solid #000000"/>
    </style:style>
    <style:style style:name="Таблица2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6.A3" style:family="table-cell">
      <style:table-cell-properties fo:padding="0.011cm" fo:border-left="1pt solid #000000" fo:border-right="none" fo:border-top="none" fo:border-bottom="1pt solid #000000"/>
    </style:style>
    <style:style style:name="Таблица26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" style:family="table">
      <style:table-properties style:width="17.013cm" fo:margin-left="0cm" table:align="left"/>
    </style:style>
    <style:style style:name="Таблица27.A" style:family="table-column">
      <style:table-column-properties style:column-width="2.699cm"/>
    </style:style>
    <style:style style:name="Таблица27.B" style:family="table-column">
      <style:table-column-properties style:column-width="14.314cm"/>
    </style:style>
    <style:style style:name="Таблица2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7.A2" style:family="table-cell">
      <style:table-cell-properties fo:padding="0.011cm" fo:border-left="1pt solid #000000" fo:border-right="none" fo:border-top="none" fo:border-bottom="1pt solid #000000"/>
    </style:style>
    <style:style style:name="Таблица2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3" style:family="table-cell">
      <style:table-cell-properties fo:padding="0.011cm" fo:border-left="1pt solid #000000" fo:border-right="none" fo:border-top="none" fo:border-bottom="1pt solid #000000"/>
    </style:style>
    <style:style style:name="Таблица27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4" style:family="table-cell">
      <style:table-cell-properties fo:padding="0.011cm" fo:border-left="1pt solid #000000" fo:border-right="none" fo:border-top="none" fo:border-bottom="1pt solid #000000"/>
    </style:style>
    <style:style style:name="Таблица27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5" style:family="table-cell">
      <style:table-cell-properties fo:padding="0.011cm" fo:border-left="1pt solid #000000" fo:border-right="none" fo:border-top="none" fo:border-bottom="1pt solid #000000"/>
    </style:style>
    <style:style style:name="Таблица27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27.A6" style:family="table-cell">
      <style:table-cell-properties fo:padding="0.011cm" fo:border-left="1pt solid #000000" fo:border-right="none" fo:border-top="none" fo:border-bottom="1pt solid #000000"/>
    </style:style>
    <style:style style:name="Таблица27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28" style:family="table">
      <style:table-properties style:width="17.013cm" fo:margin-left="0cm" table:align="left"/>
    </style:style>
    <style:style style:name="Таблица28.A" style:family="table-column">
      <style:table-column-properties style:column-width="2.699cm"/>
    </style:style>
    <style:style style:name="Таблица28.B" style:family="table-column">
      <style:table-column-properties style:column-width="14.314cm"/>
    </style:style>
    <style:style style:name="Таблица2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8.A2" style:family="table-cell">
      <style:table-cell-properties fo:padding="0.011cm" fo:border-left="1pt solid #000000" fo:border-right="none" fo:border-top="none" fo:border-bottom="1pt solid #000000"/>
    </style:style>
    <style:style style:name="Таблица2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29" style:family="table">
      <style:table-properties style:width="17.013cm" fo:margin-left="0cm" table:align="left"/>
    </style:style>
    <style:style style:name="Таблица29.A" style:family="table-column">
      <style:table-column-properties style:column-width="2.699cm"/>
    </style:style>
    <style:style style:name="Таблица29.B" style:family="table-column">
      <style:table-column-properties style:column-width="14.314cm"/>
    </style:style>
    <style:style style:name="Таблица2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2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29.A2" style:family="table-cell">
      <style:table-cell-properties fo:padding="0.011cm" fo:border-left="1pt solid #000000" fo:border-right="none" fo:border-top="none" fo:border-bottom="1pt solid #000000"/>
    </style:style>
    <style:style style:name="Таблица2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0" style:family="table">
      <style:table-properties style:width="17.013cm" fo:margin-left="0cm" table:align="left"/>
    </style:style>
    <style:style style:name="Таблица30.A" style:family="table-column">
      <style:table-column-properties style:column-width="2.699cm"/>
    </style:style>
    <style:style style:name="Таблица30.B" style:family="table-column">
      <style:table-column-properties style:column-width="14.314cm"/>
    </style:style>
    <style:style style:name="Таблица3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0.A2" style:family="table-cell">
      <style:table-cell-properties fo:padding="0.011cm" fo:border-left="1pt solid #000000" fo:border-right="none" fo:border-top="none" fo:border-bottom="1pt solid #000000"/>
    </style:style>
    <style:style style:name="Таблица3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1" style:family="table">
      <style:table-properties style:width="17.013cm" fo:margin-left="0cm" table:align="left"/>
    </style:style>
    <style:style style:name="Таблица31.A" style:family="table-column">
      <style:table-column-properties style:column-width="2.699cm"/>
    </style:style>
    <style:style style:name="Таблица31.B" style:family="table-column">
      <style:table-column-properties style:column-width="14.314cm"/>
    </style:style>
    <style:style style:name="Таблица3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1.A2" style:family="table-cell">
      <style:table-cell-properties fo:padding="0.011cm" fo:border-left="1pt solid #000000" fo:border-right="none" fo:border-top="none" fo:border-bottom="1pt solid #000000"/>
    </style:style>
    <style:style style:name="Таблица3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2" style:family="table">
      <style:table-properties style:width="17.013cm" fo:margin-left="0cm" table:align="left"/>
    </style:style>
    <style:style style:name="Таблица32.A" style:family="table-column">
      <style:table-column-properties style:column-width="2.699cm"/>
    </style:style>
    <style:style style:name="Таблица32.B" style:family="table-column">
      <style:table-column-properties style:column-width="14.314cm"/>
    </style:style>
    <style:style style:name="Таблица3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2.A2" style:family="table-cell">
      <style:table-cell-properties fo:padding="0.011cm" fo:border-left="1pt solid #000000" fo:border-right="none" fo:border-top="none" fo:border-bottom="1pt solid #000000"/>
    </style:style>
    <style:style style:name="Таблица3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" style:family="table">
      <style:table-properties style:width="17.013cm" fo:margin-left="0cm" table:align="left"/>
    </style:style>
    <style:style style:name="Таблица33.A" style:family="table-column">
      <style:table-column-properties style:column-width="2.699cm"/>
    </style:style>
    <style:style style:name="Таблица33.B" style:family="table-column">
      <style:table-column-properties style:column-width="14.314cm"/>
    </style:style>
    <style:style style:name="Таблица3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3.A2" style:family="table-cell">
      <style:table-cell-properties fo:padding="0.011cm" fo:border-left="1pt solid #000000" fo:border-right="none" fo:border-top="none" fo:border-bottom="1pt solid #000000"/>
    </style:style>
    <style:style style:name="Таблица3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3.A3" style:family="table-cell">
      <style:table-cell-properties fo:padding="0.011cm" fo:border-left="1pt solid #000000" fo:border-right="none" fo:border-top="none" fo:border-bottom="1pt solid #000000"/>
    </style:style>
    <style:style style:name="Таблица3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" style:family="table">
      <style:table-properties style:width="17.013cm" fo:margin-left="0cm" table:align="left"/>
    </style:style>
    <style:style style:name="Таблица34.A" style:family="table-column">
      <style:table-column-properties style:column-width="2.699cm"/>
    </style:style>
    <style:style style:name="Таблица34.B" style:family="table-column">
      <style:table-column-properties style:column-width="14.314cm"/>
    </style:style>
    <style:style style:name="Таблица3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4.A2" style:family="table-cell">
      <style:table-cell-properties fo:padding="0.011cm" fo:border-left="1pt solid #000000" fo:border-right="none" fo:border-top="none" fo:border-bottom="1pt solid #000000"/>
    </style:style>
    <style:style style:name="Таблица3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3" style:family="table-cell">
      <style:table-cell-properties fo:padding="0.011cm" fo:border-left="1pt solid #000000" fo:border-right="none" fo:border-top="none" fo:border-bottom="1pt solid #000000"/>
    </style:style>
    <style:style style:name="Таблица3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4" style:family="table-cell">
      <style:table-cell-properties fo:padding="0.011cm" fo:border-left="1pt solid #000000" fo:border-right="none" fo:border-top="none" fo:border-bottom="1pt solid #000000"/>
    </style:style>
    <style:style style:name="Таблица3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5" style:family="table-cell">
      <style:table-cell-properties fo:padding="0.011cm" fo:border-left="1pt solid #000000" fo:border-right="none" fo:border-top="none" fo:border-bottom="1pt solid #000000"/>
    </style:style>
    <style:style style:name="Таблица34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4.A6" style:family="table-cell">
      <style:table-cell-properties fo:padding="0.011cm" fo:border-left="1pt solid #000000" fo:border-right="none" fo:border-top="none" fo:border-bottom="1pt solid #000000"/>
    </style:style>
    <style:style style:name="Таблица34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" style:family="table">
      <style:table-properties style:width="17.013cm" fo:margin-left="0cm" table:align="left"/>
    </style:style>
    <style:style style:name="Таблица35.A" style:family="table-column">
      <style:table-column-properties style:column-width="2.699cm"/>
    </style:style>
    <style:style style:name="Таблица35.B" style:family="table-column">
      <style:table-column-properties style:column-width="14.314cm"/>
    </style:style>
    <style:style style:name="Таблица3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5.A2" style:family="table-cell">
      <style:table-cell-properties fo:padding="0.011cm" fo:border-left="1pt solid #000000" fo:border-right="none" fo:border-top="none" fo:border-bottom="1pt solid #000000"/>
    </style:style>
    <style:style style:name="Таблица3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3" style:family="table-cell">
      <style:table-cell-properties fo:padding="0.011cm" fo:border-left="1pt solid #000000" fo:border-right="none" fo:border-top="none" fo:border-bottom="1pt solid #000000"/>
    </style:style>
    <style:style style:name="Таблица35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4" style:family="table-cell">
      <style:table-cell-properties fo:padding="0.011cm" fo:border-left="1pt solid #000000" fo:border-right="none" fo:border-top="none" fo:border-bottom="1pt solid #000000"/>
    </style:style>
    <style:style style:name="Таблица35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5" style:family="table-cell">
      <style:table-cell-properties fo:padding="0.011cm" fo:border-left="1pt solid #000000" fo:border-right="none" fo:border-top="none" fo:border-bottom="1pt solid #000000"/>
    </style:style>
    <style:style style:name="Таблица35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35.A6" style:family="table-cell">
      <style:table-cell-properties fo:padding="0.011cm" fo:border-left="1pt solid #000000" fo:border-right="none" fo:border-top="none" fo:border-bottom="1pt solid #000000"/>
    </style:style>
    <style:style style:name="Таблица35.B6" style:family="table-cell">
      <style:table-cell-properties fo:padding="0.011cm" fo:border-left="1pt solid #000000" fo:border-right="1pt solid #000000" fo:border-top="none" fo:border-bottom="1pt solid #000000"/>
    </style:style>
    <style:style style:name="Таблица36" style:family="table">
      <style:table-properties style:width="17.013cm" fo:margin-left="0cm" table:align="left"/>
    </style:style>
    <style:style style:name="Таблица36.A" style:family="table-column">
      <style:table-column-properties style:column-width="2.699cm"/>
    </style:style>
    <style:style style:name="Таблица36.B" style:family="table-column">
      <style:table-column-properties style:column-width="14.314cm"/>
    </style:style>
    <style:style style:name="Таблица36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6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6.A2" style:family="table-cell">
      <style:table-cell-properties fo:padding="0.011cm" fo:border-left="1pt solid #000000" fo:border-right="none" fo:border-top="none" fo:border-bottom="1pt solid #000000"/>
    </style:style>
    <style:style style:name="Таблица36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7" style:family="table">
      <style:table-properties style:width="17.013cm" fo:margin-left="0cm" table:align="left"/>
    </style:style>
    <style:style style:name="Таблица37.A" style:family="table-column">
      <style:table-column-properties style:column-width="2.699cm"/>
    </style:style>
    <style:style style:name="Таблица37.B" style:family="table-column">
      <style:table-column-properties style:column-width="14.314cm"/>
    </style:style>
    <style:style style:name="Таблица37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7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7.A2" style:family="table-cell">
      <style:table-cell-properties fo:padding="0.011cm" fo:border-left="1pt solid #000000" fo:border-right="none" fo:border-top="none" fo:border-bottom="1pt solid #000000"/>
    </style:style>
    <style:style style:name="Таблица37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8" style:family="table">
      <style:table-properties style:width="17.013cm" fo:margin-left="0cm" table:align="left"/>
    </style:style>
    <style:style style:name="Таблица38.A" style:family="table-column">
      <style:table-column-properties style:column-width="2.699cm"/>
    </style:style>
    <style:style style:name="Таблица38.B" style:family="table-column">
      <style:table-column-properties style:column-width="14.314cm"/>
    </style:style>
    <style:style style:name="Таблица38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8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8.A2" style:family="table-cell">
      <style:table-cell-properties fo:padding="0.011cm" fo:border-left="1pt solid #000000" fo:border-right="none" fo:border-top="none" fo:border-bottom="1pt solid #000000"/>
    </style:style>
    <style:style style:name="Таблица38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39" style:family="table">
      <style:table-properties style:width="17.013cm" fo:margin-left="0cm" table:align="left"/>
    </style:style>
    <style:style style:name="Таблица39.A" style:family="table-column">
      <style:table-column-properties style:column-width="2.699cm"/>
    </style:style>
    <style:style style:name="Таблица39.B" style:family="table-column">
      <style:table-column-properties style:column-width="14.314cm"/>
    </style:style>
    <style:style style:name="Таблица39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39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39.A2" style:family="table-cell">
      <style:table-cell-properties fo:padding="0.011cm" fo:border-left="1pt solid #000000" fo:border-right="none" fo:border-top="none" fo:border-bottom="1pt solid #000000"/>
    </style:style>
    <style:style style:name="Таблица39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" style:family="table">
      <style:table-properties style:width="17.013cm" fo:margin-left="0cm" table:align="left"/>
    </style:style>
    <style:style style:name="Таблица40.A" style:family="table-column">
      <style:table-column-properties style:column-width="2.699cm"/>
    </style:style>
    <style:style style:name="Таблица40.B" style:family="table-column">
      <style:table-column-properties style:column-width="14.314cm"/>
    </style:style>
    <style:style style:name="Таблица40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0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0.A2" style:family="table-cell">
      <style:table-cell-properties fo:padding="0.011cm" fo:border-left="1pt solid #000000" fo:border-right="none" fo:border-top="none" fo:border-bottom="1pt solid #000000"/>
    </style:style>
    <style:style style:name="Таблица40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3" style:family="table-cell">
      <style:table-cell-properties fo:padding="0.011cm" fo:border-left="1pt solid #000000" fo:border-right="none" fo:border-top="none" fo:border-bottom="1pt solid #000000"/>
    </style:style>
    <style:style style:name="Таблица40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4" style:family="table-cell">
      <style:table-cell-properties fo:padding="0.011cm" fo:border-left="1pt solid #000000" fo:border-right="none" fo:border-top="none" fo:border-bottom="1pt solid #000000"/>
    </style:style>
    <style:style style:name="Таблица40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0.A5" style:family="table-cell">
      <style:table-cell-properties fo:padding="0.011cm" fo:border-left="1pt solid #000000" fo:border-right="none" fo:border-top="none" fo:border-bottom="1pt solid #000000"/>
    </style:style>
    <style:style style:name="Таблица40.B5" style:family="table-cell">
      <style:table-cell-properties fo:padding="0.011cm" fo:border-left="1pt solid #000000" fo:border-right="1pt solid #000000" fo:border-top="none" fo:border-bottom="1pt solid #000000"/>
    </style:style>
    <style:style style:name="Таблица42" style:family="table">
      <style:table-properties style:width="17.013cm" fo:margin-left="0cm" table:align="left"/>
    </style:style>
    <style:style style:name="Таблица42.A" style:family="table-column">
      <style:table-column-properties style:column-width="2.699cm"/>
    </style:style>
    <style:style style:name="Таблица42.B" style:family="table-column">
      <style:table-column-properties style:column-width="14.314cm"/>
    </style:style>
    <style:style style:name="Таблица42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2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2.A2" style:family="table-cell">
      <style:table-cell-properties fo:padding="0.011cm" fo:border-left="1pt solid #000000" fo:border-right="none" fo:border-top="none" fo:border-bottom="1pt solid #000000"/>
    </style:style>
    <style:style style:name="Таблица42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" style:family="table">
      <style:table-properties style:width="17.013cm" fo:margin-left="0cm" table:align="left"/>
    </style:style>
    <style:style style:name="Таблица41.A" style:family="table-column">
      <style:table-column-properties style:column-width="2.699cm"/>
    </style:style>
    <style:style style:name="Таблица41.B" style:family="table-column">
      <style:table-column-properties style:column-width="14.314cm"/>
    </style:style>
    <style:style style:name="Таблица41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1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1.A2" style:family="table-cell">
      <style:table-cell-properties fo:padding="0.011cm" fo:border-left="1pt solid #000000" fo:border-right="none" fo:border-top="none" fo:border-bottom="1pt solid #000000"/>
    </style:style>
    <style:style style:name="Таблица41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3" style:family="table-cell">
      <style:table-cell-properties fo:padding="0.011cm" fo:border-left="1pt solid #000000" fo:border-right="none" fo:border-top="none" fo:border-bottom="1pt solid #000000"/>
    </style:style>
    <style:style style:name="Таблица41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1.A4" style:family="table-cell">
      <style:table-cell-properties fo:padding="0.011cm" fo:border-left="1pt solid #000000" fo:border-right="none" fo:border-top="none" fo:border-bottom="1pt solid #000000"/>
    </style:style>
    <style:style style:name="Таблица41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" style:family="table">
      <style:table-properties style:width="17.013cm" fo:margin-left="0cm" table:align="left"/>
    </style:style>
    <style:style style:name="Таблица43.A" style:family="table-column">
      <style:table-column-properties style:column-width="2.699cm"/>
    </style:style>
    <style:style style:name="Таблица43.B" style:family="table-column">
      <style:table-column-properties style:column-width="14.314cm"/>
    </style:style>
    <style:style style:name="Таблица43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3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3.A2" style:family="table-cell">
      <style:table-cell-properties fo:padding="0.011cm" fo:border-left="1pt solid #000000" fo:border-right="none" fo:border-top="none" fo:border-bottom="1pt solid #000000"/>
    </style:style>
    <style:style style:name="Таблица43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3" style:family="table-cell">
      <style:table-cell-properties fo:padding="0.011cm" fo:border-left="1pt solid #000000" fo:border-right="none" fo:border-top="none" fo:border-bottom="1pt solid #000000"/>
    </style:style>
    <style:style style:name="Таблица43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3.A4" style:family="table-cell">
      <style:table-cell-properties fo:padding="0.011cm" fo:border-left="1pt solid #000000" fo:border-right="none" fo:border-top="none" fo:border-bottom="1pt solid #000000"/>
    </style:style>
    <style:style style:name="Таблица43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" style:family="table">
      <style:table-properties style:width="17.013cm" fo:margin-left="0cm" table:align="left"/>
    </style:style>
    <style:style style:name="Таблица44.A" style:family="table-column">
      <style:table-column-properties style:column-width="2.699cm"/>
    </style:style>
    <style:style style:name="Таблица44.B" style:family="table-column">
      <style:table-column-properties style:column-width="14.314cm"/>
    </style:style>
    <style:style style:name="Таблица44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4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4.A2" style:family="table-cell">
      <style:table-cell-properties fo:padding="0.011cm" fo:border-left="1pt solid #000000" fo:border-right="none" fo:border-top="none" fo:border-bottom="1pt solid #000000"/>
    </style:style>
    <style:style style:name="Таблица44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3" style:family="table-cell">
      <style:table-cell-properties fo:padding="0.011cm" fo:border-left="1pt solid #000000" fo:border-right="none" fo:border-top="none" fo:border-bottom="1pt solid #000000"/>
    </style:style>
    <style:style style:name="Таблица44.B3" style:family="table-cell">
      <style:table-cell-properties fo:padding="0.011cm" fo:border-left="1pt solid #000000" fo:border-right="1pt solid #000000" fo:border-top="none" fo:border-bottom="1pt solid #000000"/>
    </style:style>
    <style:style style:name="Таблица44.A4" style:family="table-cell">
      <style:table-cell-properties fo:padding="0.011cm" fo:border-left="1pt solid #000000" fo:border-right="none" fo:border-top="none" fo:border-bottom="1pt solid #000000"/>
    </style:style>
    <style:style style:name="Таблица44.B4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" style:family="table">
      <style:table-properties style:width="17.013cm" fo:margin-left="0cm" table:align="left"/>
    </style:style>
    <style:style style:name="Таблица45.A" style:family="table-column">
      <style:table-column-properties style:column-width="2.699cm"/>
    </style:style>
    <style:style style:name="Таблица45.B" style:family="table-column">
      <style:table-column-properties style:column-width="14.314cm"/>
    </style:style>
    <style:style style:name="Таблица45.A1" style:family="table-cell">
      <style:table-cell-properties fo:background-color="#cccccc" fo:padding="0.011cm" fo:border-left="1pt solid #000000" fo:border-right="none" fo:border-top="1pt solid #000000" fo:border-bottom="1pt solid #000000">
        <style:background-image/>
      </style:table-cell-properties>
    </style:style>
    <style:style style:name="Таблица45.B1" style:family="table-cell">
      <style:table-cell-properties fo:background-color="#cccccc" fo:padding="0.011cm" fo:border="1pt solid #000000">
        <style:background-image/>
      </style:table-cell-properties>
    </style:style>
    <style:style style:name="Таблица45.A2" style:family="table-cell">
      <style:table-cell-properties fo:padding="0.011cm" fo:border-left="1pt solid #000000" fo:border-right="none" fo:border-top="none" fo:border-bottom="1pt solid #000000"/>
    </style:style>
    <style:style style:name="Таблица45.B2" style:family="table-cell">
      <style:table-cell-properties fo:padding="0.011cm" fo:border-left="1pt solid #000000" fo:border-right="1pt solid #000000" fo:border-top="none" fo:border-bottom="1pt solid #000000"/>
    </style:style>
    <style:style style:name="Таблица45.A3" style:family="table-cell">
      <style:table-cell-properties fo:padding="0.011cm" fo:border-left="1pt solid #000000" fo:border-right="none" fo:border-top="none" fo:border-bottom="1pt solid #000000"/>
    </style:style>
    <style:style style:name="Таблица45.B3" style:family="table-cell">
      <style:table-cell-properties fo:padding="0.011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c261" officeooo:paragraph-rsid="0258c26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b2ae2" officeooo:paragraph-rsid="025b2ae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c96f3" officeooo:paragraph-rsid="027c96f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d6c23" officeooo:paragraph-rsid="027d6c2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7e238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c73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238e" officeooo:paragraph-rsid="028ff6a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4d69c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68b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7ddc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59ac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179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60740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786f84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2a346f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5236d" officeooo:paragraph-rsid="03bc3a6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7e30b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e30be" officeooo:paragraph-rsid="028ff6aa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27f812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f812a" officeooo:paragraph-rsid="03c854c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0a658" officeooo:paragraph-rsid="0280a65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81dee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2903d4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1dee3" officeooo:paragraph-rsid="03c9b90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4ad79" officeooo:paragraph-rsid="028ff6aa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659c2" officeooo:paragraph-rsid="02903d4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846be" officeooo:paragraph-rsid="028846be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c345b" officeooo:paragraph-rsid="028c345b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8e7e51" officeooo:paragraph-rsid="028e7e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11fe3" officeooo:paragraph-rsid="02911fe3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b0d0e" officeooo:paragraph-rsid="029b0d0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9e41c9" officeooo:paragraph-rsid="029e41c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5db6" officeooo:paragraph-rsid="02a45db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c32e" officeooo:paragraph-rsid="02a4c32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4f7f5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9e3fd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b103a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d2a30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2a3769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37696" officeooo:paragraph-rsid="03bc3a6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4f7f5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a9e3f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b103a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4f7f5" officeooo:paragraph-rsid="02d2a30a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58d80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6d125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8d80" officeooo:paragraph-rsid="02a79c55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5e63a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5e63a" officeooo:paragraph-rsid="02a80c3e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5dc9" officeooo:paragraph-rsid="02a65dc9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66fdd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2a80c3e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66fdd" officeooo:paragraph-rsid="039426c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a9e3fd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103ad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b2cde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cc5c0a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9e3fd" officeooo:paragraph-rsid="02d2a30a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6377" officeooo:paragraph-rsid="02ad6377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addd08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addd08" officeooo:paragraph-rsid="02b2cde5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bbf79c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bf79c" officeooo:paragraph-rsid="02cceab7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bf2595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2cdeb0b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2595" officeooo:paragraph-rsid="03d0e69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7ca1" officeooo:paragraph-rsid="02bf7ca1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bfedb6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bfedb6" officeooo:paragraph-rsid="02d21b0d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c3ae0a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ae0a" officeooo:paragraph-rsid="02d21b0d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3da7a" officeooo:paragraph-rsid="02d21b0d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98a7" officeooo:paragraph-rsid="02c798a7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c7e336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7e336" officeooo:paragraph-rsid="02d21b0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2d21b0d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311fc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96d02" officeooo:paragraph-rsid="03d464dd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a4a60" officeooo:paragraph-rsid="02ca4a60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cbb8ad" officeooo:paragraph-rsid="02cbb8ad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2da13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d4b87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2df1837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2da13" officeooo:paragraph-rsid="0319515e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2df4237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e299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444e0" officeooo:paragraph-rsid="03df9301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521b6" officeooo:paragraph-rsid="02e1016d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d6a03d" officeooo:paragraph-rsid="02e1016d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2e59e" officeooo:paragraph-rsid="02e2e59e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e3b246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937ed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ba269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b246" officeooo:paragraph-rsid="02fc09b3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e3c794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3c794" officeooo:paragraph-rsid="02fc300a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44270" officeooo:paragraph-rsid="02e44270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50a1b" officeooo:paragraph-rsid="02e50a1b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670a0" officeooo:paragraph-rsid="02e670a0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e823a6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823a6" officeooo:paragraph-rsid="02ff1b68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ea2049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a2049" officeooo:paragraph-rsid="02ff1b68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2ec4e2b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5fb9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c4e2b" officeooo:paragraph-rsid="03e4ba2d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edfdd3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dfdd3" officeooo:paragraph-rsid="02ff1b68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ef2c0f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2ff1b68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8cacf1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0bf1a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bf1a" officeooo:paragraph-rsid="02f937ed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0eb71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0eb71" officeooo:paragraph-rsid="02f949b8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2f20729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20729" officeooo:paragraph-rsid="038e4efb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2f56dae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56dae" officeooo:paragraph-rsid="03010daf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10f3b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0f3b" officeooo:paragraph-rsid="030fc09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176d2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176d2" officeooo:paragraph-rsid="030fc090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265d1" officeooo:paragraph-rsid="030265d1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37035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4d2e0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37035" officeooo:paragraph-rsid="03062b86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4d2e0" officeooo:paragraph-rsid="0304d2e0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07e13c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7e13c" officeooo:paragraph-rsid="0310551b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81674" officeooo:paragraph-rsid="03081674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932bd" officeooo:paragraph-rsid="030932bd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0b13b7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b13b7" officeooo:paragraph-rsid="0311f0fc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0cd482" officeooo:paragraph-rsid="030cd482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280a9" officeooo:paragraph-rsid="033aa2d6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3e2925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3e2925" officeooo:paragraph-rsid="038ae932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4d69c4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4d17b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68b68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7ddc6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9ac9a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df003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5f6aea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6b083" style:font-size-asian="12pt" style:font-weight-asian="normal" style:font-size-complex="12pt" style:font-weight-complex="normal"/>
    </style:style>
    <style:style style:name="P1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6fd11d" style:font-size-asian="12pt" style:font-weight-asian="normal" style:font-size-complex="12pt" style:font-weight-complex="normal"/>
    </style:style>
    <style:style style:name="P1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728949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9f1c28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19008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aecd04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169e6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d69c4" officeooo:paragraph-rsid="03b36209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68b68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7ddc6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9ac9a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68b68" officeooo:paragraph-rsid="035df003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9ac9a" officeooo:paragraph-rsid="0359ac9a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5f6aea" officeooo:paragraph-rsid="035f6aea" style:font-size-asian="12pt" style:font-weight-asian="normal" style:font-size-complex="12pt" style:font-weight-complex="normal"/>
    </style:style>
    <style:style style:name="P1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23aa2" officeooo:paragraph-rsid="0354d17b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6b083" officeooo:paragraph-rsid="0366b083" style:font-size-asian="12pt" style:font-weight-asian="normal" style:font-size-complex="12pt" style:font-weight-complex="normal"/>
    </style:style>
    <style:style style:name="P1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96096" officeooo:paragraph-rsid="03696096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aa682" officeooo:paragraph-rsid="036aa682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0507a" style:font-size-asian="12pt" style:font-weight-asian="normal" style:font-size-complex="12pt" style:font-weight-complex="normal"/>
    </style:style>
    <style:style style:name="P1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0507a" officeooo:paragraph-rsid="0371723c" style:font-size-asian="12pt" style:font-weight-asian="normal" style:font-size-complex="12pt" style:font-weight-complex="normal"/>
    </style:style>
    <style:style style:name="P1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28949" officeooo:paragraph-rsid="03728949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865df" officeooo:paragraph-rsid="025865df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74131c" officeooo:paragraph-rsid="0274131c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2f3d5ed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310c0d" style:font-size-asian="12pt" style:font-weight-asian="normal" style:font-size-complex="12pt" style:font-weight-complex="normal"/>
    </style:style>
    <style:style style:name="P1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5c248" style:font-size-asian="12pt" style:font-weight-asian="normal" style:font-size-complex="12pt" style:font-weight-complex="normal"/>
    </style:style>
    <style:style style:name="P1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78a83" style:font-size-asian="12pt" style:font-weight-asian="normal" style:font-size-complex="12pt" style:font-weight-complex="normal"/>
    </style:style>
    <style:style style:name="P1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4b3ce6" style:font-size-asian="12pt" style:font-weight-asian="normal" style:font-size-complex="12pt" style:font-weight-complex="normal"/>
    </style:style>
    <style:style style:name="P1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07405" style:font-size-asian="12pt" style:font-weight-asian="normal" style:font-size-complex="12pt" style:font-weight-complex="normal"/>
    </style:style>
    <style:style style:name="P1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6179b8" style:font-size-asian="12pt" style:font-weight-asian="normal" style:font-size-complex="12pt" style:font-weight-complex="normal"/>
    </style:style>
    <style:style style:name="P1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7e19ca" style:font-size-asian="12pt" style:font-weight-asian="normal" style:font-size-complex="12pt" style:font-weight-complex="normal"/>
    </style:style>
    <style:style style:name="P1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17495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a414" style:font-size-asian="12pt" style:font-weight-asian="normal" style:font-size-complex="12pt" style:font-weight-complex="normal"/>
    </style:style>
    <style:style style:name="P1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92b3e5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f3d5ed" officeooo:paragraph-rsid="03a44891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9443c" officeooo:paragraph-rsid="034b3ce6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6fd11d" officeooo:paragraph-rsid="036fd11d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71723c" officeooo:paragraph-rsid="0371723c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ae932" officeooo:paragraph-rsid="038ae932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8cacf1" officeooo:paragraph-rsid="038cacf1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426ca" officeooo:paragraph-rsid="039426ca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9f1c28" style:font-size-asian="12pt" style:font-weight-asian="normal" style:font-size-complex="12pt" style:font-weight-complex="normal"/>
    </style:style>
    <style:style style:name="P1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9f1c28" officeooo:paragraph-rsid="03a19008" style:font-size-asian="12pt" style:font-weight-asian="normal" style:font-size-complex="12pt" style:font-weight-complex="normal"/>
    </style:style>
    <style:style style:name="P1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01f70" officeooo:paragraph-rsid="03a01f70" style:font-size-asian="12pt" style:font-weight-asian="normal" style:font-size-complex="12pt" style:font-weight-complex="normal"/>
    </style:style>
    <style:style style:name="P1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848b" style:font-size-asian="12pt" style:font-weight-asian="normal" style:font-size-complex="12pt" style:font-weight-complex="normal"/>
    </style:style>
    <style:style style:name="P1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19008" style:font-size-asian="12pt" style:font-weight-asian="normal" style:font-size-complex="12pt" style:font-weight-complex="normal"/>
    </style:style>
    <style:style style:name="P1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aecd04" style:font-size-asian="12pt" style:font-weight-asian="normal" style:font-size-complex="12pt" style:font-weight-complex="normal"/>
    </style:style>
    <style:style style:name="P1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1848b" officeooo:paragraph-rsid="03b169e6" style:font-size-asian="12pt" style:font-weight-asian="normal" style:font-size-complex="12pt" style:font-weight-complex="normal"/>
    </style:style>
    <style:style style:name="P1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aecd04" officeooo:paragraph-rsid="03aecd04" style:font-size-asian="12pt" style:font-weight-asian="normal" style:font-size-complex="12pt" style:font-weight-complex="normal"/>
    </style:style>
    <style:style style:name="P1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169e6" officeooo:paragraph-rsid="03b169e6" style:font-size-asian="12pt" style:font-weight-asian="normal" style:font-size-complex="12pt" style:font-weight-complex="normal"/>
    </style:style>
    <style:style style:name="P1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36209" officeooo:paragraph-rsid="03b36209" style:font-size-asian="12pt" style:font-weight-asian="normal" style:font-size-complex="12pt" style:font-weight-complex="normal"/>
    </style:style>
    <style:style style:name="P1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464d5" officeooo:paragraph-rsid="03b464d5" style:font-size-asian="12pt" style:font-weight-asian="normal" style:font-size-complex="12pt" style:font-weight-complex="normal"/>
    </style:style>
    <style:style style:name="P2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a54be" officeooo:paragraph-rsid="03ba54be" style:font-size-asian="12pt" style:font-weight-asian="normal" style:font-size-complex="12pt" style:font-weight-complex="normal"/>
    </style:style>
    <style:style style:name="P2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bc3a63" officeooo:paragraph-rsid="03bc3a63" style:font-size-asian="12pt" style:font-weight-asian="normal" style:font-size-complex="12pt" style:font-weight-complex="normal"/>
    </style:style>
    <style:style style:name="P2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40463" officeooo:paragraph-rsid="03c40463" style:font-size-asian="12pt" style:font-weight-asian="normal" style:font-size-complex="12pt" style:font-weight-complex="normal"/>
    </style:style>
    <style:style style:name="P2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68ac4" officeooo:paragraph-rsid="03c68ac4" style:font-size-asian="12pt" style:font-weight-asian="normal" style:font-size-complex="12pt" style:font-weight-complex="normal"/>
    </style:style>
    <style:style style:name="P2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854c9" officeooo:paragraph-rsid="03c854c9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9b907" officeooo:paragraph-rsid="03c9b907" style:font-size-asian="12pt" style:font-weight-asian="normal" style:font-size-complex="12pt" style:font-weight-complex="normal"/>
    </style:style>
    <style:style style:name="P2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cfcbd8" officeooo:paragraph-rsid="03cfcbd8" style:font-size-asian="12pt" style:font-weight-asian="normal" style:font-size-complex="12pt" style:font-weight-complex="normal"/>
    </style:style>
    <style:style style:name="P2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0e69e" officeooo:paragraph-rsid="03d0e69e" style:font-size-asian="12pt" style:font-weight-asian="normal" style:font-size-complex="12pt" style:font-weight-complex="normal"/>
    </style:style>
    <style:style style:name="P2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311fc" officeooo:paragraph-rsid="03d311fc" style:font-size-asian="12pt" style:font-weight-asian="normal" style:font-size-complex="12pt" style:font-weight-complex="normal"/>
    </style:style>
    <style:style style:name="P2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464dd" officeooo:paragraph-rsid="03d464dd" style:font-size-asian="12pt" style:font-weight-asian="normal" style:font-size-complex="12pt" style:font-weight-complex="normal"/>
    </style:style>
    <style:style style:name="P2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476b" officeooo:paragraph-rsid="03dd476b" style:font-size-asian="12pt" style:font-weight-asian="normal" style:font-size-complex="12pt" style:font-weight-complex="normal"/>
    </style:style>
    <style:style style:name="P2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dbb28" officeooo:paragraph-rsid="03ddbb28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e2992" officeooo:paragraph-rsid="03de2992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df9301" officeooo:paragraph-rsid="03df9301" style:font-size-asian="12pt" style:font-weight-asian="normal" style:font-size-complex="12pt" style:font-weight-complex="normal"/>
    </style:style>
    <style:style style:name="P2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5fb9" officeooo:paragraph-rsid="03e45fb9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4ba2d" officeooo:paragraph-rsid="03e4ba2d" style:font-size-asian="12pt" style:font-weight-asian="normal" style:font-size-complex="12pt" style:font-weight-complex="normal"/>
    </style:style>
    <style:style style:name="P21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2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865df" officeooo:paragraph-rsid="025865df" style:font-size-asian="12pt" style:font-weight-asian="bold" style:font-size-complex="12pt" style:font-weight-complex="bold"/>
    </style:style>
    <style:style style:name="P2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b2ae2" officeooo:paragraph-rsid="025b2ae2" style:font-size-asian="12pt" style:font-weight-asian="bold" style:font-size-complex="12pt" style:font-weight-complex="bold"/>
    </style:style>
    <style:style style:name="P2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2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2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23aa2" style:font-size-asian="12pt" style:font-weight-asian="bold" style:font-size-complex="12pt" style:font-weight-complex="bold"/>
    </style:style>
    <style:style style:name="P2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7c96f3" style:font-size-asian="12pt" style:font-weight-asian="bold" style:font-size-complex="12pt" style:font-weight-complex="bold"/>
    </style:style>
    <style:style style:name="P2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346f0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c3a63" style:font-size-asian="12pt" style:font-weight-asian="bold" style:font-size-complex="12pt" style:font-weight-complex="bold"/>
    </style:style>
    <style:style style:name="P2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4f7f5" style:font-size-asian="12pt" style:font-weight-asian="bold" style:font-size-complex="12pt" style:font-weight-complex="bold"/>
    </style:style>
    <style:style style:name="P2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4131c" style:font-size-asian="12pt" style:font-weight-asian="bold" style:font-size-complex="12pt" style:font-weight-complex="bold"/>
    </style:style>
    <style:style style:name="P2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7c96f3" style:font-size-asian="12pt" style:font-weight-asian="bold" style:font-size-complex="12pt" style:font-weight-complex="bold"/>
    </style:style>
    <style:style style:name="P2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2a346f0" style:font-size-asian="12pt" style:font-weight-asian="bold" style:font-size-complex="12pt" style:font-weight-complex="bold"/>
    </style:style>
    <style:style style:name="P2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4131c" officeooo:paragraph-rsid="03bc3a63" style:font-size-asian="12pt" style:font-weight-asian="bold" style:font-size-complex="12pt" style:font-weight-complex="bold"/>
    </style:style>
    <style:style style:name="P2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5236d" style:font-size-asian="12pt" style:font-weight-asian="bold" style:font-size-complex="12pt" style:font-weight-complex="bold"/>
    </style:style>
    <style:style style:name="P2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86f84" style:font-size-asian="12pt" style:font-weight-asian="bold" style:font-size-complex="12pt" style:font-weight-complex="bold"/>
    </style:style>
    <style:style style:name="P2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7c96f3" style:font-size-asian="12pt" style:font-weight-asian="bold" style:font-size-complex="12pt" style:font-weight-complex="bold"/>
    </style:style>
    <style:style style:name="P2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346f0" style:font-size-asian="12pt" style:font-weight-asian="bold" style:font-size-complex="12pt" style:font-weight-complex="bold"/>
    </style:style>
    <style:style style:name="P2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a9e3fd" style:font-size-asian="12pt" style:font-weight-asian="bold" style:font-size-complex="12pt" style:font-weight-complex="bold"/>
    </style:style>
    <style:style style:name="P2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b103ad" style:font-size-asian="12pt" style:font-weight-asian="bold" style:font-size-complex="12pt" style:font-weight-complex="bold"/>
    </style:style>
    <style:style style:name="P2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d2a30a" style:font-size-asian="12pt" style:font-weight-asian="bold" style:font-size-complex="12pt" style:font-weight-complex="bold"/>
    </style:style>
    <style:style style:name="P2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e2c631" style:font-size-asian="12pt" style:font-weight-asian="bold" style:font-size-complex="12pt" style:font-weight-complex="bold"/>
    </style:style>
    <style:style style:name="P2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3d5ed" style:font-size-asian="12pt" style:font-weight-asian="bold" style:font-size-complex="12pt" style:font-weight-complex="bold"/>
    </style:style>
    <style:style style:name="P2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2f8907c" style:font-size-asian="12pt" style:font-weight-asian="bold" style:font-size-complex="12pt" style:font-weight-complex="bold"/>
    </style:style>
    <style:style style:name="P2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2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5c248" style:font-size-asian="12pt" style:font-weight-asian="bold" style:font-size-complex="12pt" style:font-weight-complex="bold"/>
    </style:style>
    <style:style style:name="P24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78a83" style:font-size-asian="12pt" style:font-weight-asian="bold" style:font-size-complex="12pt" style:font-weight-complex="bold"/>
    </style:style>
    <style:style style:name="P2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d69c4" style:font-size-asian="12pt" style:font-weight-asian="bold" style:font-size-complex="12pt" style:font-weight-complex="bold"/>
    </style:style>
    <style:style style:name="P24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07405" style:font-size-asian="12pt" style:font-weight-asian="bold" style:font-size-complex="12pt" style:font-weight-complex="bold"/>
    </style:style>
    <style:style style:name="P24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179b8" style:font-size-asian="12pt" style:font-weight-asian="bold" style:font-size-complex="12pt" style:font-weight-complex="bold"/>
    </style:style>
    <style:style style:name="P24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6b083" style:font-size-asian="12pt" style:font-weight-asian="bold" style:font-size-complex="12pt" style:font-weight-complex="bold"/>
    </style:style>
    <style:style style:name="P24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6fd11d" style:font-size-asian="12pt" style:font-weight-asian="bold" style:font-size-complex="12pt" style:font-weight-complex="bold"/>
    </style:style>
    <style:style style:name="P24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71723c" style:font-size-asian="12pt" style:font-weight-asian="bold" style:font-size-complex="12pt" style:font-weight-complex="bold"/>
    </style:style>
    <style:style style:name="P25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17495" style:font-size-asian="12pt" style:font-weight-asian="bold" style:font-size-complex="12pt" style:font-weight-complex="bold"/>
    </style:style>
    <style:style style:name="P25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a414" style:font-size-asian="12pt" style:font-weight-asian="bold" style:font-size-complex="12pt" style:font-weight-complex="bold"/>
    </style:style>
    <style:style style:name="P25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2b3e5" style:font-size-asian="12pt" style:font-weight-asian="bold" style:font-size-complex="12pt" style:font-weight-complex="bold"/>
    </style:style>
    <style:style style:name="P25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9f1c28" style:font-size-asian="12pt" style:font-weight-asian="bold" style:font-size-complex="12pt" style:font-weight-complex="bold"/>
    </style:style>
    <style:style style:name="P25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19008" style:font-size-asian="12pt" style:font-weight-asian="bold" style:font-size-complex="12pt" style:font-weight-complex="bold"/>
    </style:style>
    <style:style style:name="P25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44891" style:font-size-asian="12pt" style:font-weight-asian="bold" style:font-size-complex="12pt" style:font-weight-complex="bold"/>
    </style:style>
    <style:style style:name="P25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aecd04" style:font-size-asian="12pt" style:font-weight-asian="bold" style:font-size-complex="12pt" style:font-weight-complex="bold"/>
    </style:style>
    <style:style style:name="P25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169e6" style:font-size-asian="12pt" style:font-weight-asian="bold" style:font-size-complex="12pt" style:font-weight-complex="bold"/>
    </style:style>
    <style:style style:name="P25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36209" style:font-size-asian="12pt" style:font-weight-asian="bold" style:font-size-complex="12pt" style:font-weight-complex="bold"/>
    </style:style>
    <style:style style:name="P25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bc3a63" style:font-size-asian="12pt" style:font-weight-asian="bold" style:font-size-complex="12pt" style:font-weight-complex="bold"/>
    </style:style>
    <style:style style:name="P26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98f50" style:font-size-asian="12pt" style:font-weight-asian="bold" style:font-size-complex="12pt" style:font-weight-complex="bold"/>
    </style:style>
    <style:style style:name="P26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7c96f3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346f0" style:font-size-asian="12pt" style:font-weight-asian="bold" style:font-size-complex="12pt" style:font-weight-complex="bold"/>
    </style:style>
    <style:style style:name="P26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4f7f5" style:font-size-asian="12pt" style:font-weight-asian="bold" style:font-size-complex="12pt" style:font-weight-complex="bold"/>
    </style:style>
    <style:style style:name="P2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a9e3fd" style:font-size-asian="12pt" style:font-weight-asian="bold" style:font-size-complex="12pt" style:font-weight-complex="bold"/>
    </style:style>
    <style:style style:name="P2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b103ad" style:font-size-asian="12pt" style:font-weight-asian="bold" style:font-size-complex="12pt" style:font-weight-complex="bold"/>
    </style:style>
    <style:style style:name="P2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d2a30a" style:font-size-asian="12pt" style:font-weight-asian="bold" style:font-size-complex="12pt" style:font-weight-complex="bold"/>
    </style:style>
    <style:style style:name="P2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e2c631" style:font-size-asian="12pt" style:font-weight-asian="bold" style:font-size-complex="12pt" style:font-weight-complex="bold"/>
    </style:style>
    <style:style style:name="P2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3d5ed" style:font-size-asian="12pt" style:font-weight-asian="bold" style:font-size-complex="12pt" style:font-weight-complex="bold"/>
    </style:style>
    <style:style style:name="P2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2f8907c" style:font-size-asian="12pt" style:font-weight-asian="bold" style:font-size-complex="12pt" style:font-weight-complex="bold"/>
    </style:style>
    <style:style style:name="P27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310c0d" style:font-size-asian="12pt" style:font-weight-asian="bold" style:font-size-complex="12pt" style:font-weight-complex="bold"/>
    </style:style>
    <style:style style:name="P27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5c248" style:font-size-asian="12pt" style:font-weight-asian="bold" style:font-size-complex="12pt" style:font-weight-complex="bold"/>
    </style:style>
    <style:style style:name="P27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78a83" style:font-size-asian="12pt" style:font-weight-asian="bold" style:font-size-complex="12pt" style:font-weight-complex="bold"/>
    </style:style>
    <style:style style:name="P27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b3ce6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4d69c4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4d17b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68b68" style:font-size-asian="12pt" style:font-weight-asian="bold" style:font-size-complex="12pt" style:font-weight-complex="bold"/>
    </style:style>
    <style:style style:name="P27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7ddc6" style:font-size-asian="12pt" style:font-weight-asian="bold" style:font-size-complex="12pt" style:font-weight-complex="bold"/>
    </style:style>
    <style:style style:name="P27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9ac9a" style:font-size-asian="12pt" style:font-weight-asian="bold" style:font-size-complex="12pt" style:font-weight-complex="bold"/>
    </style:style>
    <style:style style:name="P27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5df003" style:font-size-asian="12pt" style:font-weight-asian="bold" style:font-size-complex="12pt" style:font-weight-complex="bold"/>
    </style:style>
    <style:style style:name="P28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07405" style:font-size-asian="12pt" style:font-weight-asian="bold" style:font-size-complex="12pt" style:font-weight-complex="bold"/>
    </style:style>
    <style:style style:name="P28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179b8" style:font-size-asian="12pt" style:font-weight-asian="bold" style:font-size-complex="12pt" style:font-weight-complex="bold"/>
    </style:style>
    <style:style style:name="P28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6b083" style:font-size-asian="12pt" style:font-weight-asian="bold" style:font-size-complex="12pt" style:font-weight-complex="bold"/>
    </style:style>
    <style:style style:name="P28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6fd11d" style:font-size-asian="12pt" style:font-weight-asian="bold" style:font-size-complex="12pt" style:font-weight-complex="bold"/>
    </style:style>
    <style:style style:name="P28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1723c" style:font-size-asian="12pt" style:font-weight-asian="bold" style:font-size-complex="12pt" style:font-weight-complex="bold"/>
    </style:style>
    <style:style style:name="P28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7e19ca" style:font-size-asian="12pt" style:font-weight-asian="bold" style:font-size-complex="12pt" style:font-weight-complex="bold"/>
    </style:style>
    <style:style style:name="P28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17495" style:font-size-asian="12pt" style:font-weight-asian="bold" style:font-size-complex="12pt" style:font-weight-complex="bold"/>
    </style:style>
    <style:style style:name="P28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a414" style:font-size-asian="12pt" style:font-weight-asian="bold" style:font-size-complex="12pt" style:font-weight-complex="bold"/>
    </style:style>
    <style:style style:name="P28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2b3e5" style:font-size-asian="12pt" style:font-weight-asian="bold" style:font-size-complex="12pt" style:font-weight-complex="bold"/>
    </style:style>
    <style:style style:name="P28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9f1c28" style:font-size-asian="12pt" style:font-weight-asian="bold" style:font-size-complex="12pt" style:font-weight-complex="bold"/>
    </style:style>
    <style:style style:name="P29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19008" style:font-size-asian="12pt" style:font-weight-asian="bold" style:font-size-complex="12pt" style:font-weight-complex="bold"/>
    </style:style>
    <style:style style:name="P29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44891" style:font-size-asian="12pt" style:font-weight-asian="bold" style:font-size-complex="12pt" style:font-weight-complex="bold"/>
    </style:style>
    <style:style style:name="P29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aecd04" style:font-size-asian="12pt" style:font-weight-asian="bold" style:font-size-complex="12pt" style:font-weight-complex="bold"/>
    </style:style>
    <style:style style:name="P29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169e6" style:font-size-asian="12pt" style:font-weight-asian="bold" style:font-size-complex="12pt" style:font-weight-complex="bold"/>
    </style:style>
    <style:style style:name="P29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36209" style:font-size-asian="12pt" style:font-weight-asian="bold" style:font-size-complex="12pt" style:font-weight-complex="bold"/>
    </style:style>
    <style:style style:name="P29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98f50" officeooo:paragraph-rsid="03bc3a63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7e238e" style:font-size-asian="12pt" style:font-weight-asian="bold" style:font-size-complex="12pt" style:font-weight-complex="bold"/>
    </style:style>
    <style:style style:name="P29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e238e" officeooo:paragraph-rsid="028fc739" style:font-size-asian="12pt" style:font-weight-asian="bold" style:font-size-complex="12pt" style:font-weight-complex="bold"/>
    </style:style>
    <style:style style:name="P29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58d80" officeooo:paragraph-rsid="02cbd5ef" style:font-size-asian="12pt" style:font-weight-asian="bold" style:font-size-complex="12pt" style:font-weight-complex="bold"/>
    </style:style>
    <style:style style:name="P29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b103ad" style:font-size-asian="12pt" style:font-weight-asian="bold" style:font-size-complex="12pt" style:font-weight-complex="bold"/>
    </style:style>
    <style:style style:name="P30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a9e3fd" officeooo:paragraph-rsid="02cbd5ef" style:font-size-asian="12pt" style:font-weight-asian="bold" style:font-size-complex="12pt" style:font-weight-complex="bold"/>
    </style:style>
    <style:style style:name="P30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2f3d5ed" style:font-size-asian="12pt" style:font-weight-asian="bold" style:font-size-complex="12pt" style:font-weight-complex="bold"/>
    </style:style>
    <style:style style:name="P30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310c0d" style:font-size-asian="12pt" style:font-weight-asian="bold" style:font-size-complex="12pt" style:font-weight-complex="bold"/>
    </style:style>
    <style:style style:name="P30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5c248" style:font-size-asian="12pt" style:font-weight-asian="bold" style:font-size-complex="12pt" style:font-weight-complex="bold"/>
    </style:style>
    <style:style style:name="P30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478a83" style:font-size-asian="12pt" style:font-weight-asian="bold" style:font-size-complex="12pt" style:font-weight-complex="bold"/>
    </style:style>
    <style:style style:name="P30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7e19ca" style:font-size-asian="12pt" style:font-weight-asian="bold" style:font-size-complex="12pt" style:font-weight-complex="bold"/>
    </style:style>
    <style:style style:name="P30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17495" style:font-size-asian="12pt" style:font-weight-asian="bold" style:font-size-complex="12pt" style:font-weight-complex="bold"/>
    </style:style>
    <style:style style:name="P30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a414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92b3e5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f3d5ed" officeooo:paragraph-rsid="03a44891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010f3b" officeooo:paragraph-rsid="03010f3b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4d69c4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4d17b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68b68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7ddc6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9ac9a" style:font-size-asian="12pt" style:font-weight-asian="bold" style:font-size-complex="12pt" style:font-weight-complex="bold"/>
    </style:style>
    <style:style style:name="P31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5df003" style:font-size-asian="12pt" style:font-weight-asian="bold" style:font-size-complex="12pt" style:font-weight-complex="bold"/>
    </style:style>
    <style:style style:name="P31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07405" style:font-size-asian="12pt" style:font-weight-asian="bold" style:font-size-complex="12pt" style:font-weight-complex="bold"/>
    </style:style>
    <style:style style:name="P31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179b8" style:font-size-asian="12pt" style:font-weight-asian="bold" style:font-size-complex="12pt" style:font-weight-complex="bold"/>
    </style:style>
    <style:style style:name="P31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6b083" style:font-size-asian="12pt" style:font-weight-asian="bold" style:font-size-complex="12pt" style:font-weight-complex="bold"/>
    </style:style>
    <style:style style:name="P32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6fd11d" style:font-size-asian="12pt" style:font-weight-asian="bold" style:font-size-complex="12pt" style:font-weight-complex="bold"/>
    </style:style>
    <style:style style:name="P32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71723c" style:font-size-asian="12pt" style:font-weight-asian="bold" style:font-size-complex="12pt" style:font-weight-complex="bold"/>
    </style:style>
    <style:style style:name="P32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9f1c28" style:font-size-asian="12pt" style:font-weight-asian="bold" style:font-size-complex="12pt" style:font-weight-complex="bold"/>
    </style:style>
    <style:style style:name="P32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19008" style:font-size-asian="12pt" style:font-weight-asian="bold" style:font-size-complex="12pt" style:font-weight-complex="bold"/>
    </style:style>
    <style:style style:name="P32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aecd04" style:font-size-asian="12pt" style:font-weight-asian="bold" style:font-size-complex="12pt" style:font-weight-complex="bold"/>
    </style:style>
    <style:style style:name="P32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169e6" style:font-size-asian="12pt" style:font-weight-asian="bold" style:font-size-complex="12pt" style:font-weight-complex="bold"/>
    </style:style>
    <style:style style:name="P32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d69c4" officeooo:paragraph-rsid="03b36209" style:font-size-asian="12pt" style:font-weight-asian="bold" style:font-size-complex="12pt" style:font-weight-complex="bold"/>
    </style:style>
    <style:style style:name="P32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19008" officeooo:paragraph-rsid="03a19008" style:font-size-asian="12pt" style:font-weight-asian="bold" style:font-size-complex="12pt" style:font-weight-complex="bold"/>
    </style:style>
    <style:style style:name="P32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b03d82" officeooo:paragraph-rsid="03b03d82" style:font-size-asian="12pt" style:font-weight-asian="bold" style:font-size-complex="12pt" style:font-weight-complex="bold"/>
    </style:style>
    <style:style style:name="P32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7e30be" officeooo:paragraph-rsid="027e30be" style:font-size-asian="12pt" style:font-weight-asian="normal" style:font-size-complex="12pt" style:font-weight-complex="normal"/>
    </style:style>
    <style:style style:name="P33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4ad79" officeooo:paragraph-rsid="0284ad79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659c2" officeooo:paragraph-rsid="028659c2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345b" officeooo:paragraph-rsid="028c345b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c80ab" officeooo:paragraph-rsid="028c80ab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8e7e51" officeooo:paragraph-rsid="028e7e51" style:font-size-asian="12pt" style:font-weight-asian="normal" style:font-size-complex="12pt" style:font-weight-complex="normal"/>
    </style:style>
    <style:style style:name="P33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9b0d0e" officeooo:paragraph-rsid="029b0d0e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9426ca" officeooo:paragraph-rsid="039426ca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2addd08" officeooo:paragraph-rsid="02addd08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style:text-underline-style="solid" style:text-underline-width="auto" style:text-underline-color="font-color" fo:font-weight="normal" officeooo:rsid="033e2925" officeooo:paragraph-rsid="033e2925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fo:font-weight="normal" officeooo:rsid="00e07902" officeooo:paragraph-rsid="00e22f60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0b2cfc8" style:font-size-asian="12pt" style:font-size-complex="12pt"/>
    </style:style>
    <style:style style:name="P341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officeooo:paragraph-rsid="01b8b6e7" style:font-size-asian="12pt" style:font-size-complex="12pt"/>
    </style:style>
    <style:style style:name="P34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800000" fo:font-size="12pt" fo:language="en" fo:country="US" officeooo:rsid="01422477" officeooo:paragraph-rsid="01422477" style:font-size-asian="12pt" style:font-size-complex="12pt"/>
    </style:style>
    <style:style style:name="P343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58c261"/>
    </style:style>
    <style:style style:name="P34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8c80ab"/>
    </style:style>
    <style:style style:name="P345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4b3ce6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margin-left="0.101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normal" officeooo:rsid="00f0d8fa" officeooo:paragraph-rsid="033aa2d6" style:font-size-asian="12pt" style:font-weight-asian="normal" style:font-size-complex="12pt" style:font-weight-complex="normal"/>
    </style:style>
    <style:style style:name="P347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style:font-size-asian="18pt" style:font-size-complex="18pt"/>
    </style:style>
    <style:style style:name="P34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029d2f2" officeooo:paragraph-rsid="02398d9c" style:font-size-asian="12pt" style:font-style-asian="italic" style:font-weight-asian="normal" style:font-size-complex="12pt" style:font-style-complex="italic" style:font-weight-complex="normal"/>
    </style:style>
    <style:style style:name="P34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italic" fo:font-weight="normal" officeooo:rsid="0257ed8d" officeooo:paragraph-rsid="0257ed8d" style:font-size-asian="12pt" style:font-style-asian="italic" style:font-weight-asian="normal" style:font-size-complex="12pt" style:font-style-complex="italic" style:font-weight-complex="normal"/>
    </style:style>
    <style:style style:name="P35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a9e3fd" style:font-size-asian="12pt" style:font-weight-asian="bold" style:font-size-complex="12pt" style:font-weight-complex="bold"/>
    </style:style>
    <style:style style:name="P35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b103ad" style:font-size-asian="12pt" style:font-weight-asian="bold" style:font-size-complex="12pt" style:font-weight-complex="bold"/>
    </style:style>
    <style:style style:name="P35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d2a30a" style:font-size-asian="12pt" style:font-weight-asian="bold" style:font-size-complex="12pt" style:font-weight-complex="bold"/>
    </style:style>
    <style:style style:name="P35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e2c631" style:font-size-asian="12pt" style:font-weight-asian="bold" style:font-size-complex="12pt" style:font-weight-complex="bold"/>
    </style:style>
    <style:style style:name="P35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3d5ed" style:font-size-asian="12pt" style:font-weight-asian="bold" style:font-size-complex="12pt" style:font-weight-complex="bold"/>
    </style:style>
    <style:style style:name="P35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310c0d" style:font-size-asian="12pt" style:font-weight-asian="bold" style:font-size-complex="12pt" style:font-weight-complex="bold"/>
    </style:style>
    <style:style style:name="P35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5c248" style:font-size-asian="12pt" style:font-weight-asian="bold" style:font-size-complex="12pt" style:font-weight-complex="bold"/>
    </style:style>
    <style:style style:name="P35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78a83" style:font-size-asian="12pt" style:font-weight-asian="bold" style:font-size-complex="12pt" style:font-weight-complex="bold"/>
    </style:style>
    <style:style style:name="P35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b3ce6" style:font-size-asian="12pt" style:font-weight-asian="bold" style:font-size-complex="12pt" style:font-weight-complex="bold"/>
    </style:style>
    <style:style style:name="P35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4d69c4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4d17b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68b68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7ddc6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9ac9a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5df003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07405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179b8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6b083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6fd11d" style:font-size-asian="12pt" style:font-weight-asian="bold" style:font-size-complex="12pt" style:font-weight-complex="bold"/>
    </style:style>
    <style:style style:name="P36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1723c" style:font-size-asian="12pt" style:font-weight-asian="bold" style:font-size-complex="12pt" style:font-weight-complex="bold"/>
    </style:style>
    <style:style style:name="P37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7e19ca" style:font-size-asian="12pt" style:font-weight-asian="bold" style:font-size-complex="12pt" style:font-weight-complex="bold"/>
    </style:style>
    <style:style style:name="P37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17495" style:font-size-asian="12pt" style:font-weight-asian="bold" style:font-size-complex="12pt" style:font-weight-complex="bold"/>
    </style:style>
    <style:style style:name="P37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a414" style:font-size-asian="12pt" style:font-weight-asian="bold" style:font-size-complex="12pt" style:font-weight-complex="bold"/>
    </style:style>
    <style:style style:name="P37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2b3e5" style:font-size-asian="12pt" style:font-weight-asian="bold" style:font-size-complex="12pt" style:font-weight-complex="bold"/>
    </style:style>
    <style:style style:name="P37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9f1c28" style:font-size-asian="12pt" style:font-weight-asian="bold" style:font-size-complex="12pt" style:font-weight-complex="bold"/>
    </style:style>
    <style:style style:name="P37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19008" style:font-size-asian="12pt" style:font-weight-asian="bold" style:font-size-complex="12pt" style:font-weight-complex="bold"/>
    </style:style>
    <style:style style:name="P37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44891" style:font-size-asian="12pt" style:font-weight-asian="bold" style:font-size-complex="12pt" style:font-weight-complex="bold"/>
    </style:style>
    <style:style style:name="P37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affca7" style:font-size-asian="12pt" style:font-weight-asian="bold" style:font-size-complex="12pt" style:font-weight-complex="bold"/>
    </style:style>
    <style:style style:name="P37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169e6" style:font-size-asian="12pt" style:font-weight-asian="bold" style:font-size-complex="12pt" style:font-weight-complex="bold"/>
    </style:style>
    <style:style style:name="P37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3b36209" style:font-size-asian="12pt" style:font-weight-asian="bold" style:font-size-complex="12pt" style:font-weight-complex="bold"/>
    </style:style>
    <style:style style:name="P38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310c0d" officeooo:paragraph-rsid="03310c0d" style:font-size-asian="12pt" style:font-weight-asian="bold" style:font-size-complex="12pt" style:font-weight-complex="bold"/>
    </style:style>
    <style:style style:name="P38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75236d" officeooo:paragraph-rsid="03310c0d" style:font-size-asian="12pt" style:font-weight-asian="bold" style:font-size-complex="12pt" style:font-weight-complex="bold"/>
    </style:style>
    <style:style style:name="P38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4df76" officeooo:paragraph-rsid="0344df76" style:font-size-asian="12pt" style:font-weight-asian="bold" style:font-size-complex="12pt" style:font-weight-complex="bold"/>
    </style:style>
    <style:style style:name="P38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478a83" officeooo:paragraph-rsid="03478a83" style:font-size-asian="12pt" style:font-weight-asian="bold" style:font-size-complex="12pt" style:font-weight-complex="bold"/>
    </style:style>
    <style:style style:name="P38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2d58e" officeooo:paragraph-rsid="0262d58e" style:font-size-asian="12pt" style:font-weight-asian="bold" style:font-size-complex="12pt" style:font-weight-complex="bold"/>
    </style:style>
    <style:style style:name="P38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6fd53c" officeooo:paragraph-rsid="026fd53c" style:font-size-asian="12pt" style:font-weight-asian="bold" style:font-size-complex="12pt" style:font-weight-complex="bold"/>
    </style:style>
    <style:style style:name="P38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148ff9d" style:font-size-asian="12pt" style:font-weight-asian="bold" style:font-size-complex="12pt" style:font-weight-complex="bold"/>
    </style:style>
    <style:style style:name="P38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7ed8d" officeooo:paragraph-rsid="0257ed8d" style:font-size-asian="12pt" style:font-weight-asian="bold" style:font-size-complex="12pt" style:font-weight-complex="bold"/>
    </style:style>
    <style:style style:name="P38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25e119c" officeooo:paragraph-rsid="025e119c" style:font-size-asian="12pt" style:font-weight-asian="bold" style:font-size-complex="12pt" style:font-weight-complex="bold"/>
    </style:style>
    <style:style style:name="P38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126bca1" officeooo:paragraph-rsid="033c8069" style:font-size-asian="12pt" style:font-weight-asian="bold" style:font-size-complex="12pt" style:font-weight-complex="bold"/>
    </style:style>
    <style:style style:name="P39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bold" officeooo:rsid="03af612c" officeooo:paragraph-rsid="03a19008" style:font-size-asian="12pt" style:font-weight-asian="bold" style:font-size-complex="12pt" style:font-weight-complex="bold"/>
    </style:style>
    <style:style style:name="P39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295bc7" officeooo:paragraph-rsid="033aa2d6" style:font-size-asian="12pt" style:font-weight-asian="normal" style:font-size-complex="12pt" style:font-weight-complex="normal"/>
    </style:style>
    <style:style style:name="P39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4df76" style:font-size-asian="12pt" style:font-weight-asian="normal" style:font-size-complex="12pt" style:font-weight-complex="normal"/>
    </style:style>
    <style:style style:name="P39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44df76" officeooo:paragraph-rsid="034b3ce6" style:font-size-asian="12pt" style:font-weight-asian="normal" style:font-size-complex="12pt" style:font-weight-complex="normal"/>
    </style:style>
    <style:style style:name="P39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65540d" officeooo:paragraph-rsid="0262d58e" style:font-size-asian="12pt" style:font-weight-asian="normal" style:font-size-complex="12pt" style:font-weight-complex="normal"/>
    </style:style>
    <style:style style:name="P39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7ed8d" officeooo:paragraph-rsid="0257ed8d" style:font-size-asian="12pt" style:font-weight-asian="normal" style:font-size-complex="12pt" style:font-weight-complex="normal"/>
    </style:style>
    <style:style style:name="P39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5e119c" officeooo:paragraph-rsid="025e119c" style:font-size-asian="12pt" style:font-weight-asian="normal" style:font-size-complex="12pt" style:font-weight-complex="normal"/>
    </style:style>
    <style:style style:name="P39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f637fc" officeooo:paragraph-rsid="033c8069" style:font-size-asian="12pt" style:font-weight-asian="normal" style:font-size-complex="12pt" style:font-weight-complex="normal"/>
    </style:style>
    <style:style style:name="P39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0c8711c" officeooo:paragraph-rsid="00c8711c" style:font-size-asian="12pt" style:font-weight-asian="normal" style:font-size-complex="12pt" style:font-weight-complex="normal"/>
    </style:style>
    <style:style style:name="P39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4c4d9b" officeooo:paragraph-rsid="00b44340" style:font-size-asian="12pt" style:font-size-complex="12pt"/>
    </style:style>
    <style:style style:name="P40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6329b4" officeooo:paragraph-rsid="0084ee1e" style:font-size-asian="12pt" style:font-size-complex="12pt"/>
    </style:style>
    <style:style style:name="P40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cd6007" officeooo:paragraph-rsid="00cd6007" style:font-size-asian="12pt" style:font-size-complex="12pt"/>
    </style:style>
    <style:style style:name="P40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a760f" officeooo:paragraph-rsid="00b2cfc8" style:font-size-asian="12pt" style:font-size-complex="12pt"/>
    </style:style>
    <style:style style:name="P40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0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3357d67" style:font-size-asian="12pt" style:font-size-complex="12pt"/>
    </style:style>
    <style:style style:name="P40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269033e" style:font-size-asian="12pt" style:font-size-complex="12pt"/>
    </style:style>
    <style:style style:name="P40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ru" fo:country="RU" officeooo:rsid="02686ed5" officeooo:paragraph-rsid="026eb9dc" style:font-size-asian="12pt" style:font-size-complex="12pt"/>
    </style:style>
    <style:style style:name="P40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weight="bold" officeooo:paragraph-rsid="02718ace" style:font-weight-asian="bold" style:font-weight-complex="bold"/>
    </style:style>
    <style:style style:name="P408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1e1591" officeooo:paragraph-rsid="031e1591" style:font-weight-asian="bold" style:font-weight-complex="bold"/>
    </style:style>
    <style:style style:name="P409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bold" officeooo:rsid="03285652" officeooo:paragraph-rsid="03285652" style:font-weight-asian="bold" style:font-weight-complex="bold"/>
    </style:style>
    <style:style style:name="P410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285652" officeooo:paragraph-rsid="03285652" style:font-weight-asian="normal" style:font-weight-complex="normal"/>
    </style:style>
    <style:style style:name="P411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31e1591" officeooo:paragraph-rsid="031e1591" style:font-weight-asian="normal" style:font-weight-complex="normal"/>
    </style:style>
    <style:style style:name="P41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13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82298"/>
    </style:style>
    <style:style style:name="P414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1c9a5e1"/>
    </style:style>
    <style:style style:name="P415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style:font-name="Courier New" fo:font-size="12pt" fo:language="en" fo:country="US" fo:font-weight="normal" officeooo:rsid="026fd53c" officeooo:paragraph-rsid="026fd53c" style:font-size-asian="12pt" style:font-weight-asian="normal" style:font-size-complex="12pt" style:font-weight-complex="normal"/>
    </style:style>
    <style:style style:name="P416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officeooo:paragraph-rsid="026eb9dc"/>
    </style:style>
    <style:style style:name="P41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color="#00cc00" fo:font-size="12pt" fo:language="ru" fo:country="RU" officeooo:rsid="0016d1c4" officeooo:paragraph-rsid="00b2cfc8" style:font-size-asian="12pt" style:font-size-complex="12pt"/>
    </style:style>
    <style:style style:name="P418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23aa2" officeooo:paragraph-rsid="02f8907c" style:font-size-asian="12pt" style:font-weight-asian="bold" style:font-size-complex="12pt" style:font-weight-complex="bold"/>
    </style:style>
    <style:style style:name="P419" style:family="paragraph" style:parent-style-name="Standard">
      <style:paragraph-properties fo:margin-left="0cm" fo:margin-right="0cm" fo:margin-top="0cm" fo:margin-bottom="0cm" loext:contextual-spacing="false" fo:text-indent="0cm" style:auto-text-indent="false" fo:break-before="page">
        <style:tab-stops>
          <style:tab-stop style:position="6.085cm"/>
        </style:tab-stops>
      </style:paragraph-properties>
      <style:text-properties fo:font-size="12pt" fo:language="en" fo:country="US" fo:font-weight="bold" officeooo:rsid="02718ace" officeooo:paragraph-rsid="02718ace" style:font-size-asian="12pt" style:font-weight-asian="bold" style:font-size-complex="12pt" style:font-weight-complex="bold"/>
    </style:style>
    <style:style style:name="P420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normal" officeooo:rsid="03325753" officeooo:paragraph-rsid="03325753" style:font-size-asian="12pt" style:font-weight-asian="normal" style:font-size-complex="12pt" style:font-weight-complex="normal"/>
    </style:style>
    <style:style style:name="P421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en" fo:country="US" fo:font-weight="bold" officeooo:rsid="00f280a9" officeooo:paragraph-rsid="033c8069" style:font-size-asian="12pt" style:font-weight-asian="bold" style:font-size-complex="12pt" style:font-weight-complex="bold"/>
    </style:style>
    <style:style style:name="P422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6.085cm"/>
        </style:tab-stops>
      </style:paragraph-properties>
      <style:text-properties fo:font-size="12pt" fo:language="ru" fo:country="RU" officeooo:rsid="0016d1c4" officeooo:paragraph-rsid="00b2cfc8" style:font-size-asian="12pt" style:font-size-complex="12pt"/>
    </style:style>
    <style:style style:name="P42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font-size="12pt" officeooo:paragraph-rsid="01422477" style:font-size-asian="12pt" style:font-size-complex="12pt"/>
    </style:style>
    <style:style style:name="P42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>
        <style:tab-stops>
          <style:tab-stop style:position="6.085cm"/>
        </style:tab-stops>
      </style:paragraph-properties>
      <style:text-properties fo:language="en" fo:country="US" officeooo:rsid="00e61c8e" officeooo:paragraph-rsid="00e61c8e"/>
    </style:style>
    <style:style style:name="P425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>
          <style:tab-stop style:position="1.138cm"/>
          <style:tab-stop style:position="6.085cm"/>
        </style:tab-stops>
      </style:paragraph-properties>
      <style:text-properties fo:font-size="12pt" fo:language="en" fo:country="US" fo:font-weight="bold" officeooo:rsid="025fd54e" officeooo:paragraph-rsid="025fd54e" style:font-size-asian="12pt" style:font-weight-asian="bold" style:font-size-complex="12pt" style:font-weight-complex="bold"/>
    </style:style>
    <style:style style:name="P4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/>
      <style:text-properties fo:font-size="12pt" fo:language="en" fo:country="US" fo:font-weight="bold" officeooo:rsid="0126bca1" officeooo:paragraph-rsid="02389b5d" style:font-size-asian="12pt" style:font-weight-asian="bold" style:font-size-complex="12pt" style:font-weight-complex="bold"/>
    </style:style>
    <style:style style:name="P427" style:family="paragraph" style:parent-style-name="Text_20_body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2pt" fo:language="en" fo:country="US" fo:font-style="italic" officeooo:rsid="0387b74b" officeooo:paragraph-rsid="0387b74b" style:font-size-asian="12pt" style:font-style-asian="italic" style:font-size-complex="12pt" style:font-style-complex="italic"/>
    </style:style>
    <style:style style:name="P42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style="italic" officeooo:rsid="00c3aeb6" officeooo:paragraph-rsid="00c13b24" style:font-size-asian="12pt" style:font-style-asian="italic" style:font-size-complex="12pt" style:font-style-complex="italic"/>
    </style:style>
    <style:style style:name="P42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paragraph-rsid="020d468e"/>
    </style:style>
    <style:style style:name="P430" style:family="paragraph" style:parent-style-name="Standard">
      <style:text-properties fo:font-weight="bold" style:font-weight-asian="bold" style:font-weight-complex="bold"/>
    </style:style>
    <style:style style:name="P431" style:family="paragraph" style:parent-style-name="Standard">
      <style:text-properties officeooo:rsid="0314fa7e" officeooo:paragraph-rsid="0314fa7e"/>
    </style:style>
    <style:style style:name="P432" style:family="paragraph" style:parent-style-name="Standard">
      <style:text-properties officeooo:rsid="0314fa7e" officeooo:paragraph-rsid="03169cec"/>
    </style:style>
    <style:style style:name="P433" style:family="paragraph" style:parent-style-name="Standard">
      <style:text-properties fo:language="en" fo:country="US" officeooo:rsid="031723f3" officeooo:paragraph-rsid="031723f3"/>
    </style:style>
    <style:style style:name="P434" style:family="paragraph" style:parent-style-name="Standard">
      <style:text-properties fo:language="en" fo:country="US" officeooo:rsid="031723f3" officeooo:paragraph-rsid="03b5b178"/>
    </style:style>
    <style:style style:name="P435" style:family="paragraph" style:parent-style-name="Standard">
      <style:text-properties fo:language="en" fo:country="US" officeooo:rsid="031723f3" officeooo:paragraph-rsid="00a32e23"/>
    </style:style>
    <style:style style:name="P436" style:family="paragraph" style:parent-style-name="Standard">
      <style:text-properties fo:language="en" fo:country="US" officeooo:rsid="031b1e5c" officeooo:paragraph-rsid="031b1e5c"/>
    </style:style>
    <style:style style:name="P437" style:family="paragraph" style:parent-style-name="Standard">
      <style:text-properties fo:language="en" fo:country="US" officeooo:rsid="031b1e5c" officeooo:paragraph-rsid="031c34e1"/>
    </style:style>
    <style:style style:name="P438" style:family="paragraph" style:parent-style-name="Standard">
      <style:text-properties fo:language="en" fo:country="US" officeooo:rsid="031c34e1" officeooo:paragraph-rsid="031c34e1"/>
    </style:style>
    <style:style style:name="P439" style:family="paragraph" style:parent-style-name="Standard">
      <style:text-properties fo:language="en" fo:country="US" officeooo:rsid="0384e004" officeooo:paragraph-rsid="0384e004"/>
    </style:style>
    <style:style style:name="P440" style:family="paragraph" style:parent-style-name="Standard">
      <style:text-properties officeooo:rsid="0384e004" officeooo:paragraph-rsid="0384e004"/>
    </style:style>
    <style:style style:name="P441" style:family="paragraph" style:parent-style-name="Table_20_Contents">
      <style:text-properties fo:language="en" fo:country="US" officeooo:rsid="03221e34" officeooo:paragraph-rsid="03221e34"/>
    </style:style>
    <style:style style:name="P442" style:family="paragraph" style:parent-style-name="Table_20_Contents">
      <style:text-properties fo:language="en" fo:country="US" officeooo:rsid="03258b71" officeooo:paragraph-rsid="03258b71"/>
    </style:style>
    <style:style style:name="P443" style:family="paragraph" style:parent-style-name="Table_20_Contents">
      <style:text-properties fo:language="en" fo:country="US" officeooo:rsid="03267f1e" officeooo:paragraph-rsid="03267f1e"/>
    </style:style>
    <style:style style:name="P444" style:family="paragraph" style:parent-style-name="Table_20_Contents">
      <style:text-properties fo:language="en" fo:country="US" officeooo:rsid="0328b9f2" officeooo:paragraph-rsid="0328b9f2"/>
    </style:style>
    <style:style style:name="P445" style:family="paragraph" style:parent-style-name="Table_20_Contents">
      <style:text-properties fo:language="en" fo:country="US" officeooo:rsid="03291325" officeooo:paragraph-rsid="03291325"/>
    </style:style>
    <style:style style:name="P446" style:family="paragraph" style:parent-style-name="Table_20_Contents">
      <style:text-properties fo:language="en" fo:country="US" officeooo:rsid="032e3bf4" officeooo:paragraph-rsid="032e3bf4"/>
    </style:style>
    <style:style style:name="P447" style:family="paragraph" style:parent-style-name="Table_20_Contents">
      <style:text-properties fo:language="en" fo:country="US" officeooo:rsid="032ec2be" officeooo:paragraph-rsid="032ec2be"/>
    </style:style>
    <style:style style:name="P448" style:family="paragraph" style:parent-style-name="Table_20_Contents">
      <style:text-properties fo:language="en" fo:country="US" officeooo:rsid="034341d1" officeooo:paragraph-rsid="034341d1"/>
    </style:style>
    <style:style style:name="P449" style:family="paragraph" style:parent-style-name="Table_20_Contents">
      <style:text-properties fo:color="#000000" fo:language="en" fo:country="US" officeooo:rsid="03221e34" officeooo:paragraph-rsid="03221e34"/>
    </style:style>
    <style:style style:name="P450" style:family="paragraph" style:parent-style-name="Table_20_Contents">
      <style:text-properties fo:color="#000000" fo:language="en" fo:country="US" officeooo:rsid="032c9cec" officeooo:paragraph-rsid="032c9cec"/>
    </style:style>
    <style:style style:name="P451" style:family="paragraph" style:parent-style-name="Table_20_Contents">
      <style:text-properties fo:color="#000000" fo:language="en" fo:country="US" officeooo:rsid="032e3bf4" officeooo:paragraph-rsid="032e3bf4"/>
    </style:style>
    <style:style style:name="P452" style:family="paragraph" style:parent-style-name="Table_20_Contents">
      <style:text-properties fo:color="#000000" fo:language="en" fo:country="US" officeooo:rsid="032ec2be" officeooo:paragraph-rsid="032ec2be"/>
    </style:style>
    <style:style style:name="P453" style:family="paragraph" style:parent-style-name="Table_20_Contents">
      <style:text-properties fo:color="#000000" fo:language="en" fo:country="US" officeooo:rsid="034341d1" officeooo:paragraph-rsid="034341d1"/>
    </style:style>
    <style:style style:name="P454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258ffb1" officeooo:paragraph-rsid="03393749" style:font-size-asian="12pt" style:font-size-complex="12pt"/>
    </style:style>
    <style:style style:name="P455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paragraph-rsid="03393749" style:font-size-asian="12pt" style:font-size-complex="12pt"/>
    </style:style>
    <style:style style:name="P456" style:family="paragraph" style:parent-style-name="Standard" style:list-style-name="L1">
      <style:paragraph-properties fo:margin-top="0cm" fo:margin-bottom="0cm" loext:contextual-spacing="false">
        <style:tab-stops>
          <style:tab-stop style:position="6.085cm"/>
        </style:tab-stops>
      </style:paragraph-properties>
      <style:text-properties fo:font-size="12pt" officeooo:rsid="0123c30b" officeooo:paragraph-rsid="03393749" style:font-size-asian="12pt" style:font-size-complex="12pt"/>
    </style:style>
    <style:style style:name="P457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b44340" style:font-size-asian="12pt" style:font-size-complex="12pt"/>
    </style:style>
    <style:style style:name="P458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style:text-underline-style="solid" style:text-underline-width="auto" style:text-underline-color="font-color" officeooo:rsid="03d97820" officeooo:paragraph-rsid="03d97820" style:font-size-asian="12pt" style:font-size-complex="12pt"/>
    </style:style>
    <style:style style:name="P459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1cbe993" officeooo:paragraph-rsid="01cbe993" fo:background-color="#99ffcc" style:font-size-asian="12pt" style:font-size-complex="12pt"/>
    </style:style>
    <style:style style:name="P460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21c0b80" officeooo:paragraph-rsid="021c0b80" fo:background-color="#ffffcc" style:font-size-asian="12pt" style:font-size-complex="12pt"/>
    </style:style>
    <style:style style:name="P461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b44340" style:font-size-asian="12pt" style:font-weight-asian="bold" style:font-size-complex="12pt" style:font-weight-complex="bold"/>
    </style:style>
    <style:style style:name="P462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/>
      <style:text-properties fo:language="en" fo:country="US" officeooo:rsid="00377161" officeooo:paragraph-rsid="00b44340"/>
    </style:style>
    <style:style style:name="P463" style:family="paragraph" style:parent-style-name="Standard" style:list-style-name="L2">
      <style:paragraph-properties fo:margin-left="0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b44340"/>
    </style:style>
    <style:style style:name="P464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eb21c5" style:font-size-asian="12pt" style:font-weight-asian="normal" style:font-size-complex="12pt" style:font-weight-complex="normal"/>
    </style:style>
    <style:style style:name="P465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b21c5" officeooo:paragraph-rsid="02ff1b68" style:font-size-asian="12pt" style:font-weight-asian="normal" style:font-size-complex="12pt" style:font-weight-complex="normal"/>
    </style:style>
    <style:style style:name="P466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40e9" officeooo:paragraph-rsid="03e640e9" style:font-size-asian="12pt" style:font-weight-asian="normal" style:font-size-complex="12pt" style:font-weight-complex="normal"/>
    </style:style>
    <style:style style:name="P467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6d9ad" officeooo:paragraph-rsid="03e6d9ad" style:font-size-asian="12pt" style:font-weight-asian="normal" style:font-size-complex="12pt" style:font-weight-complex="normal"/>
    </style:style>
    <style:style style:name="P468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2ef2c0f" officeooo:paragraph-rsid="03e7b395" style:font-size-asian="12pt" style:font-weight-asian="normal" style:font-size-complex="12pt" style:font-weight-complex="normal"/>
    </style:style>
    <style:style style:name="P469" style:family="paragraph" style:parent-style-name="Standard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weight="normal" officeooo:rsid="03e7b395" officeooo:paragraph-rsid="03e7b395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1b765e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61ca3f"/>
    </style:style>
    <style:style style:name="T6" style:family="text">
      <style:text-properties fo:language="en" fo:country="US" fo:font-weight="bold" officeooo:rsid="00d13270" style:font-weight-asian="bold" style:font-weight-complex="bold"/>
    </style:style>
    <style:style style:name="T7" style:family="text">
      <style:text-properties fo:language="en" fo:country="US" fo:font-weight="bold" officeooo:rsid="00f280a9" style:font-weight-asian="bold" style:font-weight-complex="bold"/>
    </style:style>
    <style:style style:name="T8" style:family="text">
      <style:text-properties fo:language="en" fo:country="US" officeooo:rsid="00c8711c"/>
    </style:style>
    <style:style style:name="T9" style:family="text">
      <style:text-properties fo:language="en" fo:country="US" officeooo:rsid="00f3e3f1"/>
    </style:style>
    <style:style style:name="T10" style:family="text">
      <style:text-properties fo:language="en" fo:country="US" officeooo:rsid="00e07902"/>
    </style:style>
    <style:style style:name="T11" style:family="text">
      <style:text-properties fo:language="en" fo:country="US" officeooo:rsid="00e22f60"/>
    </style:style>
    <style:style style:name="T12" style:family="text">
      <style:text-properties fo:language="en" fo:country="US" officeooo:rsid="00f4a888"/>
    </style:style>
    <style:style style:name="T13" style:family="text">
      <style:text-properties fo:language="en" fo:country="US" officeooo:rsid="011d5a72"/>
    </style:style>
    <style:style style:name="T14" style:family="text">
      <style:text-properties fo:language="en" fo:country="US" officeooo:rsid="011dc76d"/>
    </style:style>
    <style:style style:name="T15" style:family="text">
      <style:text-properties fo:language="en" fo:country="US" officeooo:rsid="011fc23e"/>
    </style:style>
    <style:style style:name="T16" style:family="text">
      <style:text-properties fo:language="en" fo:country="US" officeooo:rsid="01241f92"/>
    </style:style>
    <style:style style:name="T17" style:family="text">
      <style:text-properties fo:language="en" fo:country="US" officeooo:rsid="01bb9a53"/>
    </style:style>
    <style:style style:name="T18" style:family="text">
      <style:text-properties fo:language="en" fo:country="US" officeooo:rsid="023b9ba6"/>
    </style:style>
    <style:style style:name="T19" style:family="text">
      <style:text-properties fo:language="en" fo:country="US" officeooo:rsid="023b9fe5"/>
    </style:style>
    <style:style style:name="T20" style:family="text">
      <style:text-properties fo:language="en" fo:country="US" officeooo:rsid="025557e8"/>
    </style:style>
    <style:style style:name="T21" style:family="text">
      <style:text-properties fo:language="en" fo:country="US" fo:font-weight="normal" officeooo:rsid="037e19ca" style:font-weight-asian="normal" style:font-weight-complex="normal"/>
    </style:style>
    <style:style style:name="T22" style:family="text">
      <style:text-properties fo:language="en" fo:country="US" fo:font-weight="normal" officeooo:rsid="037f3724" style:font-weight-asian="normal" style:font-weight-complex="normal"/>
    </style:style>
    <style:style style:name="T23" style:family="text">
      <style:text-properties fo:language="en" fo:country="US" fo:font-weight="normal" officeooo:rsid="0392b3e5" style:font-weight-asian="normal" style:font-weight-complex="normal"/>
    </style:style>
    <style:style style:name="T24" style:family="text">
      <style:text-properties fo:language="en" fo:country="US" fo:font-weight="normal" officeooo:rsid="03a44891" style:font-weight-asian="normal" style:font-weight-complex="normal"/>
    </style:style>
    <style:style style:name="T25" style:family="text">
      <style:text-properties fo:language="en" fo:country="US" fo:font-weight="normal" officeooo:rsid="03b169e6" style:font-weight-asian="normal" style:font-weight-complex="normal"/>
    </style:style>
    <style:style style:name="T26" style:family="text">
      <style:text-properties fo:language="en" fo:country="US" fo:font-weight="normal" officeooo:rsid="03b36209" style:font-weight-asian="normal" style:font-weight-complex="normal"/>
    </style:style>
    <style:style style:name="T27" style:family="text">
      <style:text-properties fo:language="en" fo:country="US" officeooo:rsid="02668769"/>
    </style:style>
    <style:style style:name="T28" style:family="text">
      <style:text-properties fo:language="en" fo:country="US" officeooo:rsid="00172148"/>
    </style:style>
    <style:style style:name="T29" style:family="text">
      <style:text-properties fo:language="en" fo:country="US" officeooo:rsid="0269033e"/>
    </style:style>
    <style:style style:name="T30" style:family="text">
      <style:text-properties fo:language="en" fo:country="US" officeooo:rsid="02699aa7"/>
    </style:style>
    <style:style style:name="T31" style:family="text">
      <style:text-properties fo:language="en" fo:country="US" officeooo:rsid="026badbc"/>
    </style:style>
    <style:style style:name="T32" style:family="text">
      <style:text-properties fo:language="en" fo:country="US" officeooo:rsid="026d55ef"/>
    </style:style>
    <style:style style:name="T33" style:family="text">
      <style:text-properties fo:language="en" fo:country="US" officeooo:rsid="026e9e9e"/>
    </style:style>
    <style:style style:name="T34" style:family="text">
      <style:text-properties fo:language="en" fo:country="US" officeooo:rsid="03133d6c"/>
    </style:style>
    <style:style style:name="T35" style:family="text">
      <style:text-properties fo:language="en" fo:country="US" officeooo:rsid="03143396"/>
    </style:style>
    <style:style style:name="T36" style:family="text">
      <style:text-properties fo:language="en" fo:country="US" officeooo:rsid="0333a95e"/>
    </style:style>
    <style:style style:name="T37" style:family="text">
      <style:text-properties fo:language="en" fo:country="US" officeooo:rsid="038cacf1"/>
    </style:style>
    <style:style style:name="T38" style:family="text">
      <style:text-properties fo:language="en" fo:country="US" officeooo:rsid="03b5b178"/>
    </style:style>
    <style:style style:name="T39" style:family="text">
      <style:text-properties fo:language="en" fo:country="US" officeooo:rsid="03c0ca92"/>
    </style:style>
    <style:style style:name="T40" style:family="text">
      <style:text-properties fo:language="ru" fo:country="RU"/>
    </style:style>
    <style:style style:name="T41" style:family="text">
      <style:text-properties fo:language="ru" fo:country="RU" officeooo:rsid="001b765e"/>
    </style:style>
    <style:style style:name="T42" style:family="text">
      <style:text-properties fo:language="ru" fo:country="RU" fo:font-weight="bold" style:font-weight-asian="bold" style:font-weight-complex="bold"/>
    </style:style>
    <style:style style:name="T43" style:family="text">
      <style:text-properties fo:language="ru" fo:country="RU" officeooo:rsid="00e22f60"/>
    </style:style>
    <style:style style:name="T44" style:family="text">
      <style:text-properties fo:language="ru" fo:country="RU" officeooo:rsid="00e07902"/>
    </style:style>
    <style:style style:name="T45" style:family="text">
      <style:text-properties fo:language="ru" fo:country="RU" officeooo:rsid="00f99873"/>
    </style:style>
    <style:style style:name="T46" style:family="text">
      <style:text-properties fo:language="ru" fo:country="RU" officeooo:rsid="014851b9"/>
    </style:style>
    <style:style style:name="T47" style:family="text">
      <style:text-properties fo:language="ru" fo:country="RU" fo:font-weight="normal" officeooo:rsid="01273d1c" style:font-weight-asian="normal" style:font-weight-complex="normal"/>
    </style:style>
    <style:style style:name="T48" style:family="text">
      <style:text-properties fo:language="ru" fo:country="RU" fo:font-weight="normal" officeooo:rsid="01276c86" style:font-weight-asian="normal" style:font-weight-complex="normal"/>
    </style:style>
    <style:style style:name="T49" style:family="text">
      <style:text-properties fo:language="ru" fo:country="RU" fo:font-weight="normal" officeooo:rsid="002eac18" style:font-weight-asian="normal" style:font-weight-complex="normal"/>
    </style:style>
    <style:style style:name="T50" style:family="text">
      <style:text-properties fo:language="ru" fo:country="RU" officeooo:rsid="002eac18"/>
    </style:style>
    <style:style style:name="T51" style:family="text">
      <style:text-properties fo:language="ru" fo:country="RU" officeooo:rsid="014552d2"/>
    </style:style>
    <style:style style:name="T52" style:family="text">
      <style:text-properties fo:language="ru" fo:country="RU" officeooo:rsid="00daa8b5"/>
    </style:style>
    <style:style style:name="T53" style:family="text">
      <style:text-properties fo:language="ru" fo:country="RU" officeooo:rsid="01273d1c"/>
    </style:style>
    <style:style style:name="T54" style:family="text">
      <style:text-properties fo:language="ru" fo:country="RU" officeooo:rsid="00f7ad68"/>
    </style:style>
    <style:style style:name="T55" style:family="text">
      <style:text-properties fo:language="ru" fo:country="RU" officeooo:rsid="03e53532"/>
    </style:style>
    <style:style style:name="T56" style:family="text">
      <style:text-properties officeooo:rsid="00172148"/>
    </style:style>
    <style:style style:name="T57" style:family="text">
      <style:text-properties officeooo:rsid="001a760f"/>
    </style:style>
    <style:style style:name="T58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59" style:family="text">
      <style:text-properties fo:color="#00cc00" fo:font-size="12pt" officeooo:rsid="003d3901" style:font-size-asian="12pt" style:font-size-complex="12pt"/>
    </style:style>
    <style:style style:name="T60" style:family="text">
      <style:text-properties officeooo:rsid="0066550c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66550c" style:font-weight-asian="bold" style:font-weight-complex="bold"/>
    </style:style>
    <style:style style:name="T63" style:family="text">
      <style:text-properties fo:font-weight="bold" officeooo:rsid="00878411" style:font-weight-asian="bold" style:font-weight-complex="bold"/>
    </style:style>
    <style:style style:name="T64" style:family="text">
      <style:text-properties fo:font-weight="bold" officeooo:rsid="00ac5342" style:font-weight-asian="bold" style:font-weight-complex="bold"/>
    </style:style>
    <style:style style:name="T65" style:family="text">
      <style:text-properties fo:font-weight="bold" officeooo:rsid="00ad85bf" style:font-weight-asian="bold" style:font-weight-complex="bold"/>
    </style:style>
    <style:style style:name="T66" style:family="text">
      <style:text-properties fo:font-weight="bold" officeooo:rsid="00ae74d4" style:font-weight-asian="bold" style:font-weight-complex="bold"/>
    </style:style>
    <style:style style:name="T67" style:family="text">
      <style:text-properties officeooo:rsid="00cc73d3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260a9fd" style:font-weight-asian="normal" style:font-weight-complex="normal"/>
    </style:style>
    <style:style style:name="T70" style:family="text">
      <style:text-properties fo:font-weight="normal" officeooo:rsid="02610941" style:font-weight-asian="normal" style:font-weight-complex="normal"/>
    </style:style>
    <style:style style:name="T71" style:family="text">
      <style:text-properties fo:font-weight="normal" officeooo:rsid="02636432" style:font-weight-asian="normal" style:font-weight-complex="normal"/>
    </style:style>
    <style:style style:name="T72" style:family="text">
      <style:text-properties fo:font-weight="normal" officeooo:rsid="0265540d" style:font-weight-asian="normal" style:font-weight-complex="normal"/>
    </style:style>
    <style:style style:name="T73" style:family="text">
      <style:text-properties fo:font-weight="normal" officeooo:rsid="02a11817" style:font-weight-asian="normal" style:font-weight-complex="normal"/>
    </style:style>
    <style:style style:name="T74" style:family="text">
      <style:text-properties fo:font-weight="normal" officeooo:rsid="037e19ca" style:font-weight-asian="normal" style:font-weight-complex="normal"/>
    </style:style>
    <style:style style:name="T75" style:family="text">
      <style:text-properties fo:font-weight="normal" officeooo:rsid="03917495" style:font-weight-asian="normal" style:font-weight-complex="normal"/>
    </style:style>
    <style:style style:name="T76" style:family="text">
      <style:text-properties fo:font-weight="normal" officeooo:rsid="0392b3e5" style:font-weight-asian="normal" style:font-weight-complex="normal"/>
    </style:style>
    <style:style style:name="T77" style:family="text">
      <style:text-properties fo:font-weight="normal" officeooo:rsid="039f1c28" style:font-weight-asian="normal" style:font-weight-complex="normal"/>
    </style:style>
    <style:style style:name="T78" style:family="text">
      <style:text-properties fo:font-weight="normal" officeooo:rsid="03a44891" style:font-weight-asian="normal" style:font-weight-complex="normal"/>
    </style:style>
    <style:style style:name="T79" style:family="text">
      <style:text-properties fo:font-weight="normal" officeooo:rsid="03a5b8cd" style:font-weight-asian="normal" style:font-weight-complex="normal"/>
    </style:style>
    <style:style style:name="T80" style:family="text">
      <style:text-properties fo:font-weight="normal" officeooo:rsid="03a76926" style:font-weight-asian="normal" style:font-weight-complex="normal"/>
    </style:style>
    <style:style style:name="T81" style:family="text">
      <style:text-properties fo:font-weight="normal" officeooo:rsid="03a8e572" style:font-weight-asian="normal" style:font-weight-complex="normal"/>
    </style:style>
    <style:style style:name="T82" style:family="text">
      <style:text-properties fo:font-weight="normal" officeooo:rsid="03aa196d" style:font-weight-asian="normal" style:font-weight-complex="normal"/>
    </style:style>
    <style:style style:name="T83" style:family="text">
      <style:text-properties fo:font-weight="normal" officeooo:rsid="03aecd04" style:font-weight-asian="normal" style:font-weight-complex="normal"/>
    </style:style>
    <style:style style:name="T84" style:family="text">
      <style:text-properties fo:font-weight="normal" officeooo:rsid="03b3d40e" style:font-weight-asian="normal" style:font-weight-complex="normal"/>
    </style:style>
    <style:style style:name="T85" style:family="text">
      <style:text-properties fo:font-weight="normal" officeooo:rsid="03bc3a63" style:font-weight-asian="normal" style:font-weight-complex="normal"/>
    </style:style>
    <style:style style:name="T86" style:family="text">
      <style:text-properties fo:font-weight="normal" officeooo:rsid="03c04b7e" style:font-weight-asian="normal" style:font-weight-complex="normal"/>
    </style:style>
    <style:style style:name="T87" style:family="text">
      <style:text-properties fo:font-size="12pt" style:font-size-asian="12pt" style:font-size-complex="12pt"/>
    </style:style>
    <style:style style:name="T88" style:family="text">
      <style:text-properties fo:font-size="12pt" officeooo:rsid="01c9a5e1" style:font-size-asian="12pt" style:font-size-complex="12pt"/>
    </style:style>
    <style:style style:name="T89" style:family="text">
      <style:text-properties fo:font-size="12pt" fo:language="en" fo:country="US" officeooo:rsid="0061f44e" style:font-size-asian="12pt" style:font-size-complex="12pt"/>
    </style:style>
    <style:style style:name="T90" style:family="text">
      <style:text-properties fo:font-size="12pt" fo:language="en" fo:country="US" officeooo:rsid="006329b4" style:font-size-asian="12pt" style:font-size-complex="12pt"/>
    </style:style>
    <style:style style:name="T91" style:family="text">
      <style:text-properties fo:font-size="12pt" fo:language="en" fo:country="US" officeooo:rsid="025557e8" style:font-size-asian="12pt" style:font-size-complex="12pt"/>
    </style:style>
    <style:style style:name="T92" style:family="text">
      <style:text-properties fo:font-size="12pt" fo:language="en" fo:country="US" officeooo:rsid="011dc76d" style:font-size-asian="12pt" style:font-size-complex="12pt"/>
    </style:style>
    <style:style style:name="T93" style:family="text">
      <style:text-properties fo:font-size="12pt" fo:language="en" fo:country="US" officeooo:rsid="02686ed5" style:font-size-asian="12pt" style:font-size-complex="12pt"/>
    </style:style>
    <style:style style:name="T94" style:family="text">
      <style:text-properties fo:font-size="12pt" fo:language="en" fo:country="US" officeooo:rsid="0269033e" style:font-size-asian="12pt" style:font-size-complex="12pt"/>
    </style:style>
    <style:style style:name="T95" style:family="text">
      <style:text-properties fo:font-size="12pt" fo:language="en" fo:country="US" officeooo:rsid="026eb9dc" style:font-size-asian="12pt" style:font-size-complex="12pt"/>
    </style:style>
    <style:style style:name="T96" style:family="text">
      <style:text-properties fo:font-size="12pt" fo:language="en" fo:country="US" officeooo:rsid="02b8a696" style:font-size-asian="12pt" style:font-size-complex="12pt"/>
    </style:style>
    <style:style style:name="T97" style:family="text">
      <style:text-properties fo:font-size="12pt" fo:language="en" fo:country="US" officeooo:rsid="02b9c835" style:font-size-asian="12pt" style:font-size-complex="12pt"/>
    </style:style>
    <style:style style:name="T98" style:family="text">
      <style:text-properties fo:font-size="12pt" fo:language="en" fo:country="US" officeooo:rsid="03c0ca92" style:font-size-asian="12pt" style:font-size-complex="12pt"/>
    </style:style>
    <style:style style:name="T99" style:family="text">
      <style:text-properties fo:font-size="12pt" fo:language="ru" fo:country="RU" officeooo:rsid="00172148" style:font-size-asian="12pt" style:font-size-complex="12pt"/>
    </style:style>
    <style:style style:name="T100" style:family="text">
      <style:text-properties fo:font-size="12pt" fo:background-color="#e6e6ff" loext:char-shading-value="0" style:font-size-asian="12pt" style:font-size-complex="12pt"/>
    </style:style>
    <style:style style:name="T101" style:family="text">
      <style:text-properties fo:font-size="12pt" fo:font-weight="normal" style:font-size-asian="12pt" style:font-weight-asian="normal" style:font-size-complex="12pt" style:font-weight-complex="normal"/>
    </style:style>
    <style:style style:name="T10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3" style:family="text">
      <style:text-properties officeooo:rsid="0148ff9d"/>
    </style:style>
    <style:style style:name="T104" style:family="text">
      <style:text-properties fo:color="#000000"/>
    </style:style>
    <style:style style:name="T105" style:family="text">
      <style:text-properties fo:color="#000000" fo:font-size="12pt" fo:font-weight="bold" officeooo:rsid="01c82298" style:font-size-asian="12pt" style:font-weight-asian="bold" style:font-size-complex="12pt" style:font-weight-complex="bold"/>
    </style:style>
    <style:style style:name="T106" style:family="text">
      <style:text-properties officeooo:rsid="02172e32"/>
    </style:style>
    <style:style style:name="T107" style:family="text">
      <style:text-properties fo:font-style="italic" officeooo:rsid="0029d2f2" style:font-style-asian="italic" style:font-style-complex="italic"/>
    </style:style>
    <style:style style:name="T108" style:family="text">
      <style:text-properties officeooo:rsid="0029d2f2"/>
    </style:style>
    <style:style style:name="T109" style:family="text">
      <style:text-properties fo:color="#cccccc"/>
    </style:style>
    <style:style style:name="T110" style:family="text">
      <style:text-properties officeooo:rsid="0265540d"/>
    </style:style>
    <style:style style:name="T111" style:family="text">
      <style:text-properties officeooo:rsid="011dc76d"/>
    </style:style>
    <style:style style:name="T112" style:family="text">
      <style:text-properties officeooo:rsid="027c96f3"/>
    </style:style>
    <style:style style:name="T113" style:family="text">
      <style:text-properties officeooo:rsid="028c345b"/>
    </style:style>
    <style:style style:name="T114" style:family="text">
      <style:text-properties officeooo:rsid="02a346f0"/>
    </style:style>
    <style:style style:name="T115" style:family="text">
      <style:text-properties officeooo:rsid="02a4f7f5"/>
    </style:style>
    <style:style style:name="T116" style:family="text">
      <style:text-properties officeooo:rsid="02a9e3fd"/>
    </style:style>
    <style:style style:name="T117" style:family="text">
      <style:text-properties officeooo:rsid="02aed804"/>
    </style:style>
    <style:style style:name="T118" style:family="text">
      <style:text-properties officeooo:rsid="02b103ad"/>
    </style:style>
    <style:style style:name="T119" style:family="text">
      <style:text-properties officeooo:rsid="02d2a30a"/>
    </style:style>
    <style:style style:name="T120" style:family="text">
      <style:text-properties officeooo:rsid="02e2c631"/>
    </style:style>
    <style:style style:name="T121" style:family="text">
      <style:text-properties officeooo:rsid="02f20729"/>
    </style:style>
    <style:style style:name="T122" style:family="text">
      <style:text-properties officeooo:rsid="02f3d5ed"/>
    </style:style>
    <style:style style:name="T123" style:family="text">
      <style:text-properties officeooo:rsid="02f8907c"/>
    </style:style>
    <style:style style:name="T124" style:family="text">
      <style:text-properties officeooo:rsid="03037035"/>
    </style:style>
    <style:style style:name="T125" style:family="text">
      <style:text-properties officeooo:rsid="0327aca7"/>
    </style:style>
    <style:style style:name="T126" style:family="text">
      <style:text-properties officeooo:rsid="032b51b7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32a574" style:font-style-asian="normal" style:font-style-complex="normal"/>
    </style:style>
    <style:style style:name="T129" style:family="text">
      <style:text-properties officeooo:rsid="002eac18"/>
    </style:style>
    <style:style style:name="T130" style:family="text">
      <style:text-properties officeooo:rsid="03438605"/>
    </style:style>
    <style:style style:name="T131" style:family="text">
      <style:text-properties officeooo:rsid="03478a83"/>
    </style:style>
    <style:style style:name="T132" style:family="text">
      <style:text-properties officeooo:rsid="034b3ce6"/>
    </style:style>
    <style:style style:name="T133" style:family="text">
      <style:text-properties officeooo:rsid="034bbea7"/>
    </style:style>
    <style:style style:name="T134" style:family="text">
      <style:text-properties officeooo:rsid="034d69c4"/>
    </style:style>
    <style:style style:name="T135" style:family="text">
      <style:text-properties officeooo:rsid="034e7fc1"/>
    </style:style>
    <style:style style:name="T136" style:family="text">
      <style:text-properties officeooo:rsid="034fe0a4"/>
    </style:style>
    <style:style style:name="T137" style:family="text">
      <style:text-properties officeooo:rsid="0353d91e"/>
    </style:style>
    <style:style style:name="T138" style:family="text">
      <style:text-properties officeooo:rsid="03548135"/>
    </style:style>
    <style:style style:name="T139" style:family="text">
      <style:text-properties officeooo:rsid="03568b68"/>
    </style:style>
    <style:style style:name="T140" style:family="text">
      <style:text-properties officeooo:rsid="0359ac9a"/>
    </style:style>
    <style:style style:name="T141" style:family="text">
      <style:text-properties officeooo:rsid="03607405"/>
    </style:style>
    <style:style style:name="T142" style:family="text">
      <style:text-properties officeooo:rsid="0366b083"/>
    </style:style>
    <style:style style:name="T143" style:family="text">
      <style:text-properties officeooo:rsid="0371723c"/>
    </style:style>
    <style:style style:name="T144" style:family="text">
      <style:text-properties officeooo:rsid="037e19ca"/>
    </style:style>
    <style:style style:name="T145" style:family="text">
      <style:text-properties officeooo:rsid="0380e54c"/>
    </style:style>
    <style:style style:name="T146" style:family="text">
      <style:text-properties officeooo:rsid="03879fae"/>
    </style:style>
    <style:style style:name="T147" style:family="text">
      <style:text-properties officeooo:rsid="0387cddd"/>
    </style:style>
    <style:style style:name="T148" style:family="text">
      <style:text-properties officeooo:rsid="038ae932"/>
    </style:style>
    <style:style style:name="T149" style:family="text">
      <style:text-properties officeooo:rsid="038cacf1"/>
    </style:style>
    <style:style style:name="T150" style:family="text">
      <style:text-properties officeooo:rsid="038dab7b"/>
    </style:style>
    <style:style style:name="T151" style:family="text">
      <style:text-properties officeooo:rsid="038e4efb"/>
    </style:style>
    <style:style style:name="T152" style:family="text">
      <style:text-properties officeooo:rsid="0390324e"/>
    </style:style>
    <style:style style:name="T153" style:family="text">
      <style:text-properties officeooo:rsid="03917495"/>
    </style:style>
    <style:style style:name="T154" style:family="text">
      <style:text-properties officeooo:rsid="0392b3e5"/>
    </style:style>
    <style:style style:name="T155" style:family="text">
      <style:text-properties officeooo:rsid="039426ca"/>
    </style:style>
    <style:style style:name="T156" style:family="text">
      <style:text-properties officeooo:rsid="039f1c28"/>
    </style:style>
    <style:style style:name="T157" style:family="text">
      <style:text-properties officeooo:rsid="03a01f70"/>
    </style:style>
    <style:style style:name="T158" style:family="text">
      <style:text-properties officeooo:rsid="03a1848b"/>
    </style:style>
    <style:style style:name="T159" style:family="text">
      <style:text-properties officeooo:rsid="03aa33b3"/>
    </style:style>
    <style:style style:name="T160" style:family="text">
      <style:text-properties officeooo:rsid="03b36209"/>
    </style:style>
    <style:style style:name="T161" style:family="text">
      <style:text-properties officeooo:rsid="03b464d5"/>
    </style:style>
    <style:style style:name="T162" style:family="text">
      <style:text-properties officeooo:rsid="03b5b178"/>
    </style:style>
    <style:style style:name="T163" style:family="text">
      <style:text-properties officeooo:rsid="00bedda8"/>
    </style:style>
    <style:style style:name="T164" style:family="text">
      <style:text-properties officeooo:rsid="03ba54be"/>
    </style:style>
    <style:style style:name="T165" style:family="text">
      <style:text-properties officeooo:rsid="03bd6187"/>
    </style:style>
    <style:style style:name="T166" style:family="text">
      <style:text-properties officeooo:rsid="03c854c9"/>
    </style:style>
    <style:style style:name="T167" style:family="text">
      <style:text-properties officeooo:rsid="03c9b907"/>
    </style:style>
    <style:style style:name="T168" style:family="text">
      <style:text-properties officeooo:rsid="03c9fad3"/>
    </style:style>
    <style:style style:name="T169" style:family="text">
      <style:text-properties style:text-underline-style="solid" style:text-underline-width="auto" style:text-underline-color="font-color"/>
    </style:style>
    <style:style style:name="T17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71" style:family="text">
      <style:text-properties style:text-underline-style="solid" style:text-underline-width="auto" style:text-underline-color="font-color" officeooo:rsid="039426ca"/>
    </style:style>
    <style:style style:name="T172" style:family="text">
      <style:text-properties officeooo:rsid="03d0e69e"/>
    </style:style>
    <style:style style:name="T173" style:family="text">
      <style:text-properties officeooo:rsid="03d2a575"/>
    </style:style>
    <style:style style:name="T174" style:family="text">
      <style:text-properties officeooo:rsid="03d311fc"/>
    </style:style>
    <style:style style:name="T175" style:family="text">
      <style:text-properties officeooo:rsid="03d464dd"/>
    </style:style>
    <style:style style:name="T176" style:family="text">
      <style:text-properties officeooo:rsid="03d60067"/>
    </style:style>
    <style:style style:name="T177" style:family="text">
      <style:text-properties officeooo:rsid="03dac8f0"/>
    </style:style>
    <style:style style:name="T178" style:family="text">
      <style:text-properties officeooo:rsid="03dd476b"/>
    </style:style>
    <style:style style:name="T179" style:family="text">
      <style:text-properties officeooo:rsid="03ddbb28"/>
    </style:style>
    <style:style style:name="T180" style:family="text">
      <style:text-properties officeooo:rsid="03de2992"/>
    </style:style>
    <style:style style:name="T181" style:family="text">
      <style:text-properties officeooo:rsid="03df9301"/>
    </style:style>
    <style:style style:name="T182" style:family="text">
      <style:text-properties officeooo:rsid="03e45fb9"/>
    </style:style>
    <style:style style:name="T183" style:family="text">
      <style:text-properties officeooo:rsid="03e4ba2d"/>
    </style:style>
    <style:style style:name="T184" style:family="text">
      <style:text-properties officeooo:rsid="03e53532"/>
    </style:style>
    <style:style style:name="T185" style:family="text">
      <style:text-properties officeooo:rsid="03e640e9"/>
    </style:style>
    <style:style style:name="T186" style:family="text">
      <style:text-properties officeooo:rsid="03e6d9ad"/>
    </style:style>
    <style:style style:name="T187" style:family="text">
      <style:text-properties officeooo:rsid="03e7b395"/>
    </style:style>
    <style:style style:name="T188" style:family="text">
      <style:text-properties officeooo:rsid="03e903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7"><text:span text:style-name="T5">The </text:span><text:span text:style-name="T20">PGE</text:span><text:span text:style-name="T4"> *.LVL</text:span><text:span text:style-name="T20">X</text:span><text:span text:style-name="T1"> </text:span><text:span text:style-name="T5">file </text:span><text:span text:style-name="T2">file </text:span><text:span text:style-name="T39">specification</text:span></text:p>
      <text:p text:style-name="P427">Created by Wohlstand (July, 17, 2014)</text:p>
      <text:p text:style-name="P428"/>
      <text:p text:style-name="P429"><text:span text:style-name="T89"><text:tab/></text:span><text:span text:style-name="T98">This is a text file which saves a level map</text:span><text:span text:style-name="T90">. All parameters </text:span><text:span text:style-name="T98">are written with having own </text:span><text:span text:style-name="T91">markers </text:span><text:span text:style-name="T98">per every field, </text:span><text:span text:style-name="T91">and </text:span><text:span text:style-name="T98">there are divided </text:span><text:span text:style-name="T96">by </text:span><text:span text:style-name="T98">data </text:span><text:span text:style-name="T91">sections </text:span><text:span text:style-name="T96">which </text:span><text:span text:style-name="T98">are </text:span><text:span text:style-name="T96">contains only items of </text:span><text:span text:style-name="T97">defined </text:span><text:span text:style-name="T96">type </text:span><text:span text:style-name="T98">(blocks, background objects, NPC's, etc.)</text:span><text:span text:style-name="T90">.</text:span></text:p>
      <text:p text:style-name="P400"/>
      <text:p text:style-name="P424"><text:span text:style-name="Descr_5f_ttl2">Introduction</text:span></text:p>
      <text:p text:style-name="P401"><text:span text:style-name="T61">Standart parameters</text:span><text:span text:style-name="T42">:</text:span></text:p>
      <text:p text:style-name="P398">Standart size of one block<text:tab/>3<text:span text:style-name="T67">2</text:span>x3<text:span text:style-name="T67">2 pixels</text:span></text:p>
      <text:p text:style-name="P402">On screen can showing height<text:tab/>19 blocks</text:p>
      <text:p text:style-name="P403"><text:span text:style-name="T57">On screen can showing </text:span><text:span text:style-name="T3">width<text:tab/></text:span><text:span text:style-name="T41">25</text:span><text:span text:style-name="T57"> blocks</text:span></text:p>
      <text:p text:style-name="P404"><text:span text:style-name="T36">Big</text:span><text:span text:style-name="T27"> h</text:span><text:span text:style-name="T56">eight of screen<text:tab/></text:span><text:span text:style-name="T13">60</text:span><text:span text:style-name="T30">0</text:span><text:span text:style-name="T13"> pixels </text:span><text:span text:style-name="T15">(</text:span><text:span text:style-name="T31">19 blocks without 8 pixels</text:span><text:span text:style-name="T15">)</text:span></text:p>
      <text:p text:style-name="P405"><text:span text:style-name="T36">Big</text:span><text:span text:style-name="T27"> </text:span><text:span text:style-name="T36">wi</text:span><text:span text:style-name="T56">dth of screen<text:tab/></text:span><text:span text:style-name="T8">8</text:span><text:span text:style-name="T56">00 </text:span><text:span text:style-name="T14">pixels </text:span><text:span text:style-name="T32">(28 blocks)</text:span></text:p>
      <text:p text:style-name="P406"><text:span text:style-name="T14">Small </text:span><text:span text:style-name="T1">width </text:span><text:span text:style-name="T111">of</text:span><text:span text:style-name="T14"> screen<text:tab/></text:span><text:span text:style-name="T29">512</text:span><text:span text:style-name="T28"> </text:span><text:span text:style-name="T14">pixels </text:span><text:span text:style-name="T33">(16 blocks)</text:span></text:p>
      <text:p text:style-name="P416"><text:span text:style-name="T92">S</text:span><text:span text:style-name="T93">mall height of screen<text:tab/></text:span><text:span text:style-name="T94">480</text:span><text:span text:style-name="T99"> </text:span><text:span text:style-name="T92">pixels </text:span><text:span text:style-name="T95">(15 blocks)</text:span></text:p>
      <text:p text:style-name="P341"/>
      <text:p text:style-name="P423"><text:span text:style-name="Descr_5f_ttl2"><text:span text:style-name="T106">Default section </text:span></text:span><text:span text:style-name="Descr_5f_ttl2"><text:span text:style-name="T18">positions</text:span></text:span></text:p>
      <text:p text:style-name="P342"><text:span text:style-name="Descr_5f_ttl2"/></text:p>
      <text:p text:style-name="P422"><text:span text:style-name="T63">(</text:span><text:span text:style-name="T7">Section Center</text:span><text:span text:style-name="T63">)<text:tab/></text:span><text:span text:style-name="T66">Section <text:s/></text:span><text:span text:style-name="T64">(X </text:span><text:span text:style-name="T6">and</text:span><text:span text:style-name="T64"> Y axis </text:span><text:span text:style-name="T65">ranges</text:span><text:span text:style-name="T64">) </text:span></text:p>
      <text:p text:style-name="P417"><text:span text:style-name="T60">-200000<text:tab/></text:span><text:span text:style-name="T62">01</text:span><text:span text:style-name="T60"> (-190000 : -219999)</text:span></text:p>
      <text:p text:style-name="P417"><text:span text:style-name="T60">-180000<text:tab/></text:span><text:span text:style-name="T62">02</text:span><text:span text:style-name="T60"> (-170000 : -189999)</text:span></text:p>
      <text:p text:style-name="P417"><text:span text:style-name="T60">-160000<text:tab/></text:span><text:span text:style-name="T62">03</text:span><text:span text:style-name="T60"> (-150000 : -189999)</text:span></text:p>
      <text:p text:style-name="P417"><text:span text:style-name="T60">-140000<text:tab/></text:span><text:span text:style-name="T62">04</text:span><text:span text:style-name="T60"> (-130000 : -149999)</text:span></text:p>
      <text:p text:style-name="P417"><text:span text:style-name="T60">-120000<text:tab/></text:span><text:span text:style-name="T62">05</text:span><text:span text:style-name="T60"> (-110000 : -129999)</text:span></text:p>
      <text:p text:style-name="P417"><text:span text:style-name="T60">-100000<text:tab/></text:span><text:span text:style-name="T62">06</text:span><text:span text:style-name="T60"> (-90000 : -109999)</text:span></text:p>
      <text:p text:style-name="P417"><text:span text:style-name="T60">-80000<text:tab/></text:span><text:span text:style-name="T62">07</text:span><text:span text:style-name="T60"> (-70000 : -89999)</text:span></text:p>
      <text:p text:style-name="P417"><text:span text:style-name="T60">-60000<text:tab/></text:span><text:span text:style-name="T62">08</text:span><text:span text:style-name="T60"> (-50000 : -69999)</text:span></text:p>
      <text:p text:style-name="P417"><text:span text:style-name="T60">-40000<text:tab/></text:span><text:span text:style-name="T62">09</text:span><text:span text:style-name="T60"> (-30000 : -49999)</text:span></text:p>
      <text:p text:style-name="P417"><text:span text:style-name="T60">-20000<text:tab/></text:span><text:span text:style-name="T62">10</text:span><text:span text:style-name="T60"> (-10000 : -29999)</text:span></text:p>
      <text:p text:style-name="P417"><text:span text:style-name="T60">0000<text:tab/></text:span><text:span text:style-name="T62">11</text:span><text:span text:style-name="T60"> (9999 : -9999)</text:span></text:p>
      <text:p text:style-name="P417"><text:span text:style-name="T60">20000<text:tab/></text:span><text:span text:style-name="T62">12</text:span><text:span text:style-name="T60"> (10000 : 29999)</text:span></text:p>
      <text:p text:style-name="P417"><text:span text:style-name="T60">40000<text:tab/></text:span><text:span text:style-name="T62">13</text:span><text:span text:style-name="T60"> (30000 : 49999)</text:span></text:p>
      <text:p text:style-name="P417"><text:span text:style-name="T60">-60000<text:tab/></text:span><text:span text:style-name="T62">14</text:span><text:span text:style-name="T60"> (50000 : 69999)</text:span></text:p>
      <text:p text:style-name="P417"><text:span text:style-name="T60">80000<text:tab/></text:span><text:span text:style-name="T62">15</text:span><text:span text:style-name="T60"> (70000 : 89999)</text:span></text:p>
      <text:p text:style-name="P417"><text:span text:style-name="T60">100000<text:tab/></text:span><text:span text:style-name="T62">16</text:span><text:span text:style-name="T60"> (90000 : 109999)</text:span></text:p>
      <text:p text:style-name="P417"><text:span text:style-name="T60">120000<text:tab/></text:span><text:span text:style-name="T62">17</text:span><text:span text:style-name="T60"> (100000 : 129999)</text:span></text:p>
      <text:p text:style-name="P417"><text:span text:style-name="T60">140000<text:tab/></text:span><text:span text:style-name="T62">18</text:span><text:span text:style-name="T60"> (130000 : 149999)</text:span></text:p>
      <text:p text:style-name="P417"><text:span text:style-name="T60">160000<text:tab/></text:span><text:span text:style-name="T62">19</text:span><text:span text:style-name="T60"> (150000 : 169999)</text:span></text:p>
      <text:p text:style-name="P417"><text:span text:style-name="T60">180000<text:tab/></text:span><text:span text:style-name="T62">20</text:span><text:span text:style-name="T60"> (170000 : 189999)</text:span></text:p>
      <text:p text:style-name="P417"><text:span text:style-name="T60">200000<text:tab/></text:span><text:span text:style-name="T62">21</text:span><text:span text:style-name="T60"> (190000 : 209999)</text:span></text:p>
      <text:p text:style-name="P340"/>
      <text:list xml:id="list1658125579857691108" text:style-name="L1">
        <text:list-item>
          <text:p text:style-name="P454"><text:span text:style-name="T1">The standard</text:span><text:span text:style-name="T17"> s</text:span><text:span text:style-name="T10">ize of one section</text:span><text:span text:style-name="T44"> </text:span><text:span text:style-name="T19">zone </text:span><text:span text:style-name="T9">is </text:span><text:span text:style-name="T43">29999×29999</text:span><text:span text:style-name="T11"> pixels</text:span></text:p>
        </text:list-item>
        <text:list-item>
          <text:p text:style-name="P455"><text:span text:style-name="T9">Y is always equal to X </text:span><text:span text:style-name="T12">as Section center coordinates</text:span></text:p>
        </text:list-item>
        <text:list-item>
          <text:p text:style-name="P456"><text:span text:style-name="T12">w</text:span><text:span text:style-name="T11">here x=0 and y=0 – is</text:span><text:span text:style-name="T16"> a</text:span><text:span text:style-name="T11"> center of 11'th section.</text:span></text:p>
        </text:list-item>
      </text:list>
      <text:p text:style-name="P339"/>
      <text:p text:style-name="P346"><text:span text:style-name="T40">For convert</text:span><text:span text:style-name="T50">ing</text:span><text:span text:style-name="T40"> from absolute coordinates to the relative of center </text:span><text:span text:style-name="T51">by</text:span><text:span text:style-name="T40"> one section:</text:span></text:p>
      <text:p text:style-name="P138"><draw:frame draw:style-name="fr3" draw:name="Объект1" text:anchor-type="as-char" svg:y="-0.586cm" svg:width="6.274cm" svg:height="1.085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38"/>
      <text:p text:style-name="P391"><text:span text:style-name="T127">The section size and position </text:span><text:span text:style-name="T128">are defined by the position of each side of the section.<text:line-break/>height and width are calculated with a formula:</text:span><text:span text:style-name="T108"><text:line-break/></text:span><text:span text:style-name="T107">W = |L-R| <text:s text:c="7"/>H = |T-B|</text:span></text:p>
      <text:p text:style-name="P348"/>
      <text:p text:style-name="P348"><draw:frame draw:style-name="fr1" draw:name="Изображение2" text:anchor-type="paragraph" svg:x="0.272cm" svg:y="0.037cm" svg:width="8.454cm" svg:height="7.13cm" draw:z-index="2"><draw:image xlink:href="Pictures/2000000900002536000021CD187B9325AA6B8001.svm" xlink:type="simple" xlink:show="embed" xlink:actuate="onLoad"/></draw:frame></text:p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348"/>
      <text:p text:style-name="P421"><text:span text:style-name="T129">The c</text:span><text:span text:style-name="T54">oordinates of </text:span><text:span text:style-name="T129">an object's placement is set </text:span><text:span text:style-name="T54">concerning its upper left corner</text:span><text:span text:style-name="T52">:</text:span></text:p>
      <text:p text:style-name="P397"><text:span text:style-name="T45">In this example,</text:span><text:span text:style-name="T52"> </text:span><text:span text:style-name="T50">the </text:span><text:span text:style-name="T52">mushroom</text:span><text:span text:style-name="T50">'s </text:span><text:span text:style-name="T52">coordinates on </text:span><text:span text:style-name="T50">the </text:span><text:span text:style-name="T52">current section is: </text:span><text:span text:style-name="T46">X</text:span><text:span text:style-name="T52">=2150; <text:s/></text:span><text:span text:style-name="T46">Y</text:span><text:span text:style-name="T52">=2600<text:line-break/></text:span><text:span text:style-name="T45">and the block coordinates are: </text:span><text:span text:style-name="T46">X</text:span><text:span text:style-name="T45">=2150; <text:s/>Y=2632</text:span></text:p>
      <text:p text:style-name="P389"><text:span text:style-name="T53">Remember!</text:span><text:span text:style-name="T47"><text:line-break/>As the </text:span><text:span text:style-name="T48">Y</text:span><text:span text:style-name="T47"> axis is turned to move </text:span><text:span text:style-name="T49">an</text:span><text:span text:style-name="T47"> object down, it is necessary to add to </text:span><text:span text:style-name="T49">the </text:span><text:span text:style-name="T47">Y offset and to move up, it is necessary to subtract.</text:span></text:p>
      <text:p text:style-name="P216"><draw:frame draw:style-name="fr2" draw:name="Графический объект1" text:anchor-type="paragraph" svg:x="0.325cm" svg:y="0.669cm" svg:width="6.031cm" svg:height="5.56cm" draw:z-index="0"><draw:image xlink:href="Pictures/20000009000017C60000159B08BCC20BA6C68C96.svm" xlink:type="simple" xlink:show="embed" xlink:actuate="onLoad"/></draw:frame><draw:frame draw:style-name="fr2" draw:name="Графический объект2" text:anchor-type="paragraph" svg:x="8.433cm" svg:y="0.697cm" svg:width="5.847cm" svg:height="5.373cm" draw:z-index="1"><draw:image xlink:href="Pictures/20000009000016D8000014FC476593B21D58B379.svm" xlink:type="simple" xlink:show="embed" xlink:actuate="onLoad"/></draw:frame><text:line-break/></text:p>
      <text:p text:style-name="P426"><text:span text:style-name="Descr_5f_ttl2"><text:span text:style-name="T103">File Format Specification</text:span></text:span></text:p>
      <text:p text:style-name="P386">The reference designations:</text:p>
      <text:list xml:id="list4503686725278272515" text:style-name="L2">
        <text:list-item>
          <text:p text:style-name="P457">standart parameter</text:p>
        </text:list-item>
        <text:list-item>
          <text:p text:style-name="P458">currently not implemented <text:span text:style-name="T177">or </text:span>not used parameter</text:p>
        </text:list-item>
        <text:list-item>
          <text:p text:style-name="P461">Comment title</text:p>
        </text:list-item>
        <text:list-item>
          <text:p text:style-name="P462"><text:span text:style-name="Descr"><text:span text:style-name="T87">Comment description</text:span></text:span></text:p>
        </text:list-item>
        <text:list-item>
          <text:p text:style-name="P462"><text:span text:style-name="Descr"><text:span text:style-name="T58">loop</text:span></text:span></text:p>
        </text:list-item>
        <text:list-item>
          <text:p text:style-name="P462"><text:span text:style-name="Descr"><text:span text:style-name="T59">variable</text:span></text:span></text:p>
        </text:list-item>
        <text:list-item>
          <text:p text:style-name="P463"><text:span text:style-name="Descr_5f_special"><text:span text:style-name="T100">Special option, using only under special conditions, differently is absent</text:span></text:span></text:p>
        </text:list-item>
        <text:list-item>
          <text:p text:style-name="P459">File format version limit</text:p>
        </text:list-item>
        <text:list-item>
          <text:p text:style-name="P460"><text:span text:style-name="Descr_5f_dtype">Data type</text:span></text:p>
        </text:list-item>
      </text:list>
      <text:p text:style-name="P412"><text:span text:style-name="Descr_5f_special"><text:span text:style-name="T87"/></text:span></text:p>
      <text:p text:style-name="P413"><text:span text:style-name="Descr_5f_special"><text:span text:style-name="T105">File format version:</text:span></text:span></text:p>
      <text:p text:style-name="P414"><text:span text:style-name="Descr_5f_special"><text:span text:style-name="T88">The version number of the file format defines data present or absent in the file.</text:span></text:span></text:p>
      <text:p text:style-name="P399"/>
      <text:p text:style-name="P399"/>
      <text:p text:style-name="P387">Sections</text:p>
      <text:p text:style-name="P395">Each data type separated by markers:</text:p>
      <text:p text:style-name="P387"><text:span text:style-name="T68">started from line </text:span>DATA1<text:span text:style-name="T68"> and closed with line </text:span>DATA1_END</text:p>
      <text:p text:style-name="P387"/>
      <text:p text:style-name="P388">for example:</text:p>
      <text:p text:style-name="P396">SECTION<text:line-break/><text:span text:style-name="T109">SC:1;L:-32445;R:-32436;T:-43623;B:-32677;MZ:43;MF:"test.ogg";BG:34; </text:span><text:span text:style-name="T104">← some data</text:span><text:line-break/>SECTION_END</text:p>
      <text:p text:style-name="P387"/>
      <text:p text:style-name="P349">List of available sections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18">Marker</text:p>
          </table:table-cell>
          <table:table-cell table:style-name="Таблица1.B1" office:value-type="string">
            <text:p text:style-name="P2">Description</text:p>
          </table:table-cell>
        </table:table-row>
        <table:table-row>
          <table:table-cell table:style-name="Таблица1.A2" office:value-type="string">
            <text:p text:style-name="P169">HEAD</text:p>
          </table:table-cell>
          <table:table-cell table:style-name="Таблица1.B2" office:value-type="string">
            <text:p text:style-name="P1"><text:span text:style-name="Descr">File header</text:span></text:p>
          </table:table-cell>
        </table:table-row>
        <table:table-row>
          <table:table-cell table:style-name="Таблица1.A5" office:value-type="string">
            <text:p text:style-name="P169">SECTION</text:p>
          </table:table-cell>
          <table:table-cell table:style-name="Таблица1.B5" office:value-type="string">
            <text:p text:style-name="P1"><text:span text:style-name="Descr">Level sections</text:span></text:p>
          </table:table-cell>
        </table:table-row>
        <table:table-row>
          <table:table-cell table:style-name="Таблица1.A5" office:value-type="string">
            <text:p text:style-name="P200">META_BOOKMARKS</text:p>
          </table:table-cell>
          <table:table-cell table:style-name="Таблица1.B5" office:value-type="string">
            <text:p text:style-name="P200"><text:span text:style-name="Descr"><text:span text:style-name="T164">Position b</text:span></text:span><text:span text:style-name="Descr">ookmarks</text:span></text:p>
          </table:table-cell>
        </table:table-row>
        <table:table-row>
          <table:table-cell table:style-name="Таблица1.A5" office:value-type="string">
            <text:p text:style-name="P33">STARTPOINT</text:p>
          </table:table-cell>
          <table:table-cell table:style-name="Таблица1.B5" office:value-type="string">
            <text:p text:style-name="P33"><text:span text:style-name="Descr">Player's start points</text:span></text:p>
          </table:table-cell>
        </table:table-row>
        <table:table-row>
          <table:table-cell table:style-name="Таблица1.A6" office:value-type="string">
            <text:p text:style-name="P169">BLOCK</text:p>
          </table:table-cell>
          <table:table-cell table:style-name="Таблица1.B6" office:value-type="string">
            <text:p text:style-name="P343"><text:span text:style-name="Descr"><text:span text:style-name="T101">Blocks </text:span></text:span><text:span text:style-name="Descr">present </text:span><text:span text:style-name="Descr"><text:span text:style-name="T101">on the map</text:span></text:span></text:p>
          </table:table-cell>
        </table:table-row>
        <table:table-row>
          <table:table-cell table:style-name="Таблица1.A7" office:value-type="string">
            <text:p text:style-name="P169">BGO</text:p>
          </table:table-cell>
          <table:table-cell table:style-name="Таблица1.B7" office:value-type="string">
            <text:p text:style-name="P343"><text:span text:style-name="Descr"><text:span text:style-name="T101">BGO </text:span></text:span><text:span text:style-name="Descr">present </text:span><text:span text:style-name="Descr"><text:span text:style-name="T101">on the map</text:span></text:span></text:p>
          </table:table-cell>
        </table:table-row>
        <table:table-row>
          <table:table-cell table:style-name="Таблица1.A8" office:value-type="string">
            <text:p text:style-name="P169">NPC</text:p>
          </table:table-cell>
          <table:table-cell table:style-name="Таблица1.B8" office:value-type="string">
            <text:p text:style-name="P1"><text:span text:style-name="Descr">NPC present on the map</text:span></text:p>
          </table:table-cell>
        </table:table-row>
        <table:table-row>
          <table:table-cell table:style-name="Таблица1.A9" office:value-type="string">
            <text:p text:style-name="P169">PHYSICS</text:p>
          </table:table-cell>
          <table:table-cell table:style-name="Таблица1.B9" office:value-type="string">
            <text:p text:style-name="P1"><text:span text:style-name="Descr">Physical environment zones on the map</text:span></text:p>
          </table:table-cell>
        </table:table-row>
        <table:table-row>
          <table:table-cell table:style-name="Таблица1.A10" office:value-type="string">
            <text:p text:style-name="P169">DOORS</text:p>
          </table:table-cell>
          <table:table-cell table:style-name="Таблица1.B10" office:value-type="string">
            <text:p text:style-name="P1"><text:span text:style-name="Descr">Warps and doors available on the map</text:span></text:p>
          </table:table-cell>
        </table:table-row>
        <table:table-row>
          <table:table-cell table:style-name="Таблица1.A11" office:value-type="string">
            <text:p text:style-name="P169">LAYERS</text:p>
          </table:table-cell>
          <table:table-cell table:style-name="Таблица1.B11" office:value-type="string">
            <text:p text:style-name="P1"><text:span text:style-name="Descr">Layers</text:span></text:p>
          </table:table-cell>
        </table:table-row>
        <table:table-row>
          <table:table-cell table:style-name="Таблица1.A13" office:value-type="string">
            <text:p text:style-name="P169">EVENTS</text:p>
          </table:table-cell>
          <table:table-cell table:style-name="Таблица1.B13" office:value-type="string">
            <text:p text:style-name="P1"><text:span text:style-name="Descr">Action-styled events</text:span></text:p>
          </table:table-cell>
        </table:table-row>
        <table:table-row>
          <table:table-cell table:style-name="Таблица1.A13" office:value-type="string">
            <text:p text:style-name="P34">EVENT</text:p>
          </table:table-cell>
          <table:table-cell table:style-name="Таблица1.B13" office:value-type="string">
            <text:p text:style-name="P34"><text:span text:style-name="Descr">Sub-section of action-styled events, contains list of actions</text:span></text:p>
          </table:table-cell>
        </table:table-row>
        <table:table-row>
          <table:table-cell table:style-name="Таблица1.A14" office:value-type="string">
            <text:p text:style-name="P169">EVENTS_CLASSIC</text:p>
          </table:table-cell>
          <table:table-cell table:style-name="Таблица1.B14" office:value-type="string">
            <text:p text:style-name="P1"><text:span text:style-name="Descr">SMBX64-compatible classic events</text:span></text:p>
          </table:table-cell>
        </table:table-row>
      </table:table>
      <text:p text:style-name="P217"/>
      <text:p text:style-name="P219"/>
      <text:p text:style-name="P425">Data<text:span text:style-name="T68"><text:line-break/><text:tab/>Each data entry have each line. Parameters separated with a semicolon “;”. All parameters must have a markers. Marker and value separated by </text:span><text:span text:style-name="T69">colon </text:span><text:span text:style-name="T68">“:”. </text:span><text:span text:style-name="T70">Non-exist markers will be skipped.</text:span></text:p>
      <text:p text:style-name="P384"><text:span text:style-name="T68">Not allowing to use parameters without markers. </text:span><text:span text:style-name="T71">Data-type for each parameter defining by </text:span><text:span text:style-name="T72">its internal. Data-types closed by its markers. </text:span><text:span text:style-name="T73">Always possible add new marker with possible to save compatible with old versions.</text:span></text:p>
      <text:p text:style-name="P394"/>
      <text:p text:style-name="P385"><text:span text:style-name="T110">E</text:span>xample of data entry:</text:p>
      <text:p text:style-name="P415">ID:24;X:-4146;Y:23566;V:-1;ZO:0;SP:-1;L:"Default"</text:p>
      <text:p text:style-name="Standard"/>
      <text:p text:style-name="Standard"/>
      <text:p text:style-name="P430">Data type<text:span text:style-name="T34">s </text:span><text:span text:style-name="T35">syntax</text:span><text:span text:style-name="T34">: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31"><text:span text:style-name="Descr_5f_dtype"><text:span text:style-name="T68">12345</text:span></text:span></text:p>
          </table:table-cell>
          <table:table-cell table:style-name="Таблица12.B1" office:value-type="string">
            <text:p text:style-name="P431"><text:span text:style-name="Descr"><text:span text:style-name="T68">unsigned int/long</text:span></text:span></text:p>
          </table:table-cell>
        </table:table-row>
        <table:table-row>
          <table:table-cell table:style-name="Таблица12.A2" office:value-type="string">
            <text:p text:style-name="P431"><text:span text:style-name="Descr_5f_dtype"><text:span text:style-name="T68">-31414</text:span></text:span></text:p>
          </table:table-cell>
          <table:table-cell table:style-name="Таблица12.B2" office:value-type="string">
            <text:p text:style-name="P432"><text:span text:style-name="Descr"><text:span text:style-name="T68">signed int/long</text:span></text:span></text:p>
          </table:table-cell>
        </table:table-row>
        <table:table-row>
          <table:table-cell table:style-name="Таблица12.A2" office:value-type="string">
            <text:p text:style-name="P438"><text:span text:style-name="Descr_5f_dtype">13.45</text:span></text:p>
          </table:table-cell>
          <table:table-cell table:style-name="Таблица12.B2" office:value-type="string">
            <text:p text:style-name="P436"><text:span text:style-name="Descr">unsigned float/double</text:span></text:p>
          </table:table-cell>
        </table:table-row>
        <table:table-row>
          <table:table-cell table:style-name="Таблица12.A2" office:value-type="string">
            <text:p text:style-name="P438"><text:span text:style-name="Descr_5f_dtype">-34.772</text:span></text:p>
          </table:table-cell>
          <table:table-cell table:style-name="Таблица12.B2" office:value-type="string">
            <text:p text:style-name="P437"><text:span text:style-name="Descr">signed float/double</text:span></text:p>
          </table:table-cell>
        </table:table-row>
        <table:table-row>
          <table:table-cell table:style-name="Таблица12.A2" office:value-type="string">
            <text:p text:style-name="P431"><text:span text:style-name="Descr_5f_dtype">"Hello world"</text:span></text:p>
          </table:table-cell>
          <table:table-cell table:style-name="Таблица12.B2" office:value-type="string">
            <text:p text:style-name="P433"><text:span text:style-name="Descr">string</text:span></text:p>
          </table:table-cell>
        </table:table-row>
        <table:table-row>
          <table:table-cell table:style-name="Таблица12.A2" office:value-type="string">
            <text:p text:style-name="P440"><text:span text:style-name="Descr_5f_dtype">H48656c6c6f20776f726c64</text:span></text:p>
          </table:table-cell>
          <table:table-cell table:style-name="Таблица12.B2" office:value-type="string">
            <text:p text:style-name="P439"><text:span text:style-name="Descr"><text:span text:style-name="T146">hex </text:span></text:span><text:span text:style-name="Descr">encoded string</text:span></text:p>
          </table:table-cell>
        </table:table-row>
        <table:table-row>
          <table:table-cell table:style-name="Таблица12.A2" office:value-type="string">
            <text:p text:style-name="P433"><text:span text:style-name="Descr_5f_dtype">[123,54,243,33]</text:span></text:p>
          </table:table-cell>
          <table:table-cell table:style-name="Таблица12.B2" office:value-type="string">
            <text:p text:style-name="P433"><text:span text:style-name="Descr">int/long array</text:span></text:p>
          </table:table-cell>
        </table:table-row>
        <table:table-row>
          <table:table-cell table:style-name="Таблица12.A2" office:value-type="string">
            <text:p text:style-name="P433"><text:span text:style-name="Descr_5f_dtype">["test", "cat", "dog"]</text:span></text:p>
          </table:table-cell>
          <table:table-cell table:style-name="Таблица12.B2" office:value-type="string">
            <text:p text:style-name="P433"><text:span text:style-name="Descr">string array</text:span></text:p>
          </table:table-cell>
        </table:table-row>
        <table:table-row>
          <table:table-cell table:style-name="Таблица12.A2" office:value-type="string">
            <text:p text:style-name="P433"><text:span text:style-name="Descr_5f_dtype">0/1</text:span></text:p>
          </table:table-cell>
          <table:table-cell table:style-name="Таблица12.B2" office:value-type="string">
            <text:p text:style-name="P435"><text:span text:style-name="Descr"><text:span text:style-name="T163">Boolean</text:span></text:span></text:p>
          </table:table-cell>
        </table:table-row>
        <table:table-row>
          <table:table-cell table:style-name="Таблица12.A2" office:value-type="string">
            <text:p text:style-name="P433"><text:span text:style-name="Descr_5f_dtype">011011010</text:span></text:p>
          </table:table-cell>
          <table:table-cell table:style-name="Таблица12.B2" office:value-type="string">
            <text:p text:style-name="P435"><text:span text:style-name="Descr"><text:span text:style-name="T163">Boolean</text:span></text:span><text:span text:style-name="Descr"> array</text:span></text:p>
          </table:table-cell>
        </table:table-row>
        <table:table-row>
          <table:table-cell table:style-name="Таблица12.A2" office:value-type="string">
            <text:p text:style-name="P434"><text:span text:style-name="Descr_5f_dtype"><text:span text:style-name="T38">B12FD24</text:span></text:span></text:p>
          </table:table-cell>
          <table:table-cell table:style-name="Таблица12.B2" office:value-type="string">
            <text:p text:style-name="P435"><text:span text:style-name="Descr"><text:span text:style-name="T162">Byte-encoded B</text:span></text:span><text:span text:style-name="Descr">ool</text:span><text:span text:style-name="Descr"><text:span text:style-name="T163">ean</text:span></text:span><text:span text:style-name="Descr"> array</text:span></text:p>
          </table:table-cell>
        </table:table-row>
      </table:table>
      <text:p text:style-name="P430"/>
      <text:p text:style-name="P407"/>
      <text:p text:style-name="P408">Also inside strings can be used sprcial <text:span text:style-name="T126">safe constants</text:span>:</text:p>
      <text:p text:style-name="P408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49">\n</text:p>
          </table:table-cell>
          <table:table-cell table:style-name="Таблица13.B1" office:value-type="string">
            <text:p text:style-name="P441"><text:span text:style-name="Descr">New line</text:span></text:p>
          </table:table-cell>
        </table:table-row>
        <table:table-row>
          <table:table-cell table:style-name="Таблица13.A2" office:value-type="string">
            <text:p text:style-name="P450">\”</text:p>
          </table:table-cell>
          <table:table-cell table:style-name="Таблица13.B2" office:value-type="string">
            <text:p text:style-name="P444"><text:span text:style-name="Descr">Safe Quotes</text:span></text:p>
          </table:table-cell>
        </table:table-row>
        <table:table-row>
          <table:table-cell table:style-name="Таблица13.A2" office:value-type="string">
            <text:p text:style-name="P450">\\</text:p>
          </table:table-cell>
          <table:table-cell table:style-name="Таблица13.B2" office:value-type="string">
            <text:p text:style-name="P445"><text:span text:style-name="Descr">Safe slash</text:span></text:p>
          </table:table-cell>
        </table:table-row>
        <table:table-row>
          <table:table-cell table:style-name="Таблица13.A2" office:value-type="string">
            <text:p text:style-name="P450">\;</text:p>
          </table:table-cell>
          <table:table-cell table:style-name="Таблица13.B2" office:value-type="string">
            <text:p text:style-name="P445"><text:span text:style-name="Descr">Semicolon</text:span></text:p>
          </table:table-cell>
        </table:table-row>
        <table:table-row>
          <table:table-cell table:style-name="Таблица13.A2" office:value-type="string">
            <text:p text:style-name="P450">\:</text:p>
          </table:table-cell>
          <table:table-cell table:style-name="Таблица13.B2" office:value-type="string">
            <text:p text:style-name="P445"><text:span text:style-name="Descr">colon</text:span></text:p>
          </table:table-cell>
        </table:table-row>
        <table:table-row>
          <table:table-cell table:style-name="Таблица13.A2" office:value-type="string">
            <text:p text:style-name="P451">\[</text:p>
          </table:table-cell>
          <table:table-cell table:style-name="Таблица13.B2" office:value-type="string">
            <text:p text:style-name="P446"><text:span text:style-name="Descr">[</text:span></text:p>
          </table:table-cell>
        </table:table-row>
        <table:table-row>
          <table:table-cell table:style-name="Таблица13.A2" office:value-type="string">
            <text:p text:style-name="P451">\]</text:p>
          </table:table-cell>
          <table:table-cell table:style-name="Таблица13.B2" office:value-type="string">
            <text:p text:style-name="P446"><text:span text:style-name="Descr">]</text:span></text:p>
          </table:table-cell>
        </table:table-row>
        <table:table-row>
          <table:table-cell table:style-name="Таблица13.A2" office:value-type="string">
            <text:p text:style-name="P452">\,</text:p>
          </table:table-cell>
          <table:table-cell table:style-name="Таблица13.B2" office:value-type="string">
            <text:p text:style-name="P447"><text:span text:style-name="Descr">Comma</text:span></text:p>
          </table:table-cell>
        </table:table-row>
        <table:table-row>
          <table:table-cell table:style-name="Таблица13.A2" office:value-type="string">
            <text:p text:style-name="P453">\%</text:p>
          </table:table-cell>
          <table:table-cell table:style-name="Таблица13.B2" office:value-type="string">
            <text:p text:style-name="P448"><text:span text:style-name="Descr">Percent</text:span></text:p>
          </table:table-cell>
        </table:table-row>
      </table:table>
      <text:p text:style-name="P408"/>
      <text:p text:style-name="P411"/>
      <text:p text:style-name="P407"/>
      <text:p text:style-name="P409">User's variables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43"><text:span text:style-name="T125">@</text:span>p<text:span text:style-name="T125">@</text:span></text:p>
          </table:table-cell>
          <table:table-cell table:style-name="Таблица14.B1" office:value-type="string">
            <text:p text:style-name="P442">Current character's name</text:p>
          </table:table-cell>
        </table:table-row>
        <table:table-row>
          <table:table-cell table:style-name="Таблица14.A2" office:value-type="string">
            <text:p text:style-name="Table_20_Contents"/>
          </table:table-cell>
          <table:table-cell table:style-name="Таблица14.B2" office:value-type="string">
            <text:p text:style-name="Table_20_Contents"/>
          </table:table-cell>
        </table:table-row>
      </table:table>
      <text:p text:style-name="P410"/>
      <text:p text:style-name="P407"/>
      <text:p text:style-name="P407"/>
      <text:p text:style-name="P419">Data markers</text:p>
      <text:p text:style-name="P220"/>
      <text:p text:style-name="P221">File header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60">Marker</text:p>
          </table:table-cell>
          <table:table-cell table:style-name="Таблица2.B1" office:value-type="string">
            <text:p text:style-name="P260">Description</text:p>
          </table:table-cell>
        </table:table-row>
        <table:table-row>
          <table:table-cell table:style-name="Таблица2.A2" office:value-type="string">
            <text:p text:style-name="P170">TL</text:p>
          </table:table-cell>
          <table:table-cell table:style-name="Таблица2.B2" office:value-type="string">
            <text:p text:style-name="P226"><text:span text:style-name="Descr_5f_dtype"><text:span text:style-name="T68">(string)</text:span></text:span><text:span text:style-name="Descr"><text:span text:style-name="T68"> Level title</text:span></text:span></text:p>
          </table:table-cell>
        </table:table-row>
        <table:table-row>
          <table:table-cell table:style-name="Таблица2.A5" office:value-type="string">
            <text:p text:style-name="P170">SZ</text:p>
          </table:table-cell>
          <table:table-cell table:style-name="Таблица2.B5" office:value-type="string">
            <text:p text:style-name="P226"><text:span text:style-name="Descr_5f_dtype"><text:span text:style-name="T68">(unsigned int)</text:span></text:span><text:span text:style-name="Descr"><text:span text:style-name="T68"> Number of stars</text:span></text:span></text:p>
          </table:table-cell>
        </table:table-row>
        <table:table-row>
          <table:table-cell table:style-name="Таблица2.A5" office:value-type="string">
            <text:p text:style-name="P202">DL</text:p>
          </table:table-cell>
          <table:table-cell table:style-name="Таблица2.B5" office:value-type="string">
            <text:p text:style-name="P202"><text:span text:style-name="Descr_5f_dtype">(string)</text:span><text:span text:style-name="Descr"> Target level to open when player will fail (all playable characters are dead)</text:span></text:p>
          </table:table-cell>
        </table:table-row>
        <table:table-row>
          <table:table-cell table:style-name="Таблица2.A5" office:value-type="string">
            <text:p text:style-name="P203">DE</text:p>
          </table:table-cell>
          <table:table-cell table:style-name="Таблица2.B5" office:value-type="string">
            <text:p text:style-name="P203"><text:span text:style-name="Descr_5f_dtype">(unsigned int)</text:span><text:span text:style-name="Descr"> Target level warp-ID (0 – regular entrance, &gt;=1 – warp-ID of enter)</text:span></text:p>
          </table:table-cell>
        </table:table-row>
        <table:table-row>
          <table:table-cell table:style-name="Таблица2.A9" office:value-type="string">
            <text:p text:style-name="P14">CN</text:p>
          </table:table-cell>
          <table:table-cell table:style-name="Таблица2.B9" office:value-type="string">
            <text:p text:style-name="P231"><text:span text:style-name="Descr_5f_dtype"><text:span text:style-name="T68">(string)</text:span></text:span><text:span text:style-name="Descr"><text:span text:style-name="T68"> Game config key.</text:span></text:span></text:p>
          </table:table-cell>
        </table:table-row>
        <table:table-row>
          <table:table-cell table:style-name="Таблица2.A9" office:value-type="string">
            <text:p text:style-name="P27">GS</text:p>
          </table:table-cell>
          <table:table-cell table:style-name="Таблица2.B9" office:value-type="string">
            <text:p text:style-name="P27"><text:span text:style-name="Descr_5f_dtype">(bool)</text:span><text:span text:style-name="Descr"> Use episode global switches (switch states will be saved)</text:span></text:p>
          </table:table-cell>
        </table:table-row>
        <table:table-row>
          <table:table-cell table:style-name="Таблица2.A9" office:value-type="string">
            <text:p text:style-name="P30">PS</text:p>
          </table:table-cell>
          <table:table-cell table:style-name="Таблица2.B9" office:value-type="string">
            <text:p text:style-name="P30"><text:span text:style-name="Descr_5f_dtype">(int)</text:span><text:span text:style-name="Descr"> Physics type (Internal physics configuration ID)</text:span></text:p>
          </table:table-cell>
        </table:table-row>
        <table:table-row>
          <table:table-cell table:style-name="Таблица2.A9" office:value-type="string">
            <text:p text:style-name="P31">CC</text:p>
          </table:table-cell>
          <table:table-cell table:style-name="Таблица2.B9" office:value-type="string">
            <text:p text:style-name="P31"><text:span text:style-name="Descr_5f_dtype">(bool array)</text:span><text:span text:style-name="Descr"> Controls flags (allow/deny control features for whole level)</text:span></text:p>
          </table:table-cell>
        </table:table-row>
        <table:table-row>
          <table:table-cell table:style-name="Таблица2.A11" office:value-type="string">
            <text:p text:style-name="P32">CT</text:p>
          </table:table-cell>
          <table:table-cell table:style-name="Таблица2.B11" office:value-type="string">
            <text:p text:style-name="P32"><text:span text:style-name="Descr_5f_dtype">(int)</text:span><text:span text:style-name="Descr"> Start level with character ID ([-1] – last used character)</text:span></text:p>
          </table:table-cell>
        </table:table-row>
        <table:table-row>
          <table:table-cell table:style-name="Таблица2.A11" office:value-type="string">
            <text:p text:style-name="P164">TL</text:p>
          </table:table-cell>
          <table:table-cell table:style-name="Таблица2.B11" office:value-type="string">
            <text:p text:style-name="P164"><text:span text:style-name="Descr_5f_dtype">(long)</text:span><text:span text:style-name="Descr"> Time limit in seconds (0 - disabled)</text:span></text:p>
          </table:table-cell>
        </table:table-row>
        <table:table-row>
          <table:table-cell table:style-name="Таблица2.A12" office:value-type="string">
            <text:p text:style-name="P165">TA</text:p>
          </table:table-cell>
          <table:table-cell table:style-name="Таблица2.B12" office:value-type="string">
            <text:p text:style-name="P165"><text:span text:style-name="Descr_5f_dtype">(int)</text:span><text:span text:style-name="Descr"> Time limit type (Kill player, Trigger event)</text:span></text:p>
          </table:table-cell>
        </table:table-row>
      </table:table>
      <text:p text:style-name="P231"/>
      <text:p text:style-name="P231"/>
      <text:p text:style-name="P222"><text:span text:style-name="T112">Level Section</text:span>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61">Marker</text:p>
          </table:table-cell>
          <table:table-cell table:style-name="Таблица3.B1" office:value-type="string">
            <text:p text:style-name="P261">Description</text:p>
          </table:table-cell>
        </table:table-row>
        <table:table-row>
          <table:table-cell table:style-name="Таблица3.A2" office:value-type="string">
            <text:p text:style-name="P3">SC</text:p>
          </table:table-cell>
          <table:table-cell table:style-name="Таблица3.B2" office:value-type="string">
            <text:p text:style-name="P227"><text:span text:style-name="Descr_5f_dtype"><text:span text:style-name="T68">(unsigned int)</text:span></text:span><text:span text:style-name="Descr"><text:span text:style-name="T68"> Number of section</text:span></text:span></text:p>
          </table:table-cell>
        </table:table-row>
        <table:table-row>
          <table:table-cell table:style-name="Таблица3.A22" office:value-type="string">
            <text:p text:style-name="P4">L</text:p>
          </table:table-cell>
          <table:table-cell table:style-name="Таблица3.B22" office:value-type="string">
            <text:p text:style-name="P296"><text:span text:style-name="Descr_5f_dtype"><text:span text:style-name="T68">(long)</text:span></text:span><text:span text:style-name="Descr"><text:span text:style-name="T68"> Left side position X</text:span></text:span></text:p>
          </table:table-cell>
        </table:table-row>
        <table:table-row>
          <table:table-cell table:style-name="Таблица3.A22" office:value-type="string">
            <text:p text:style-name="P5">T</text:p>
          </table:table-cell>
          <table:table-cell table:style-name="Таблица3.B22" office:value-type="string">
            <text:p text:style-name="P6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3.A22" office:value-type="string">
            <text:p text:style-name="P5">B</text:p>
          </table:table-cell>
          <table:table-cell table:style-name="Таблица3.B22" office:value-type="string">
            <text:p text:style-name="P6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3.A22" office:value-type="string">
            <text:p text:style-name="P5">R</text:p>
          </table:table-cell>
          <table:table-cell table:style-name="Таблица3.B22" office:value-type="string">
            <text:p text:style-name="P297"><text:span text:style-name="Descr_5f_dtype"><text:span text:style-name="T68">(long)</text:span></text:span><text:span text:style-name="Descr"><text:span text:style-name="T68"> Right side position X</text:span></text:span></text:p>
          </table:table-cell>
        </table:table-row>
        <table:table-row>
          <table:table-cell table:style-name="Таблица3.A22" office:value-type="string">
            <text:p text:style-name="P5">MZ</text:p>
          </table:table-cell>
          <table:table-cell table:style-name="Таблица3.B22" office:value-type="string">
            <text:p text:style-name="P7"><text:span text:style-name="Descr_5f_dtype">(unsigned int)</text:span><text:span text:style-name="Descr"> Internal music ID</text:span></text:p>
          </table:table-cell>
        </table:table-row>
        <table:table-row>
          <table:table-cell table:style-name="Таблица3.A22" office:value-type="string">
            <text:p text:style-name="P5">MF</text:p>
          </table:table-cell>
          <table:table-cell table:style-name="Таблица3.B22" office:value-type="string">
            <text:p text:style-name="P5"><text:span text:style-name="Descr_5f_dtype">(string)</text:span><text:span text:style-name="Descr"> Custom music relative file path</text:span></text:p>
          </table:table-cell>
        </table:table-row>
        <table:table-row>
          <table:table-cell table:style-name="Таблица3.A22" office:value-type="string">
            <text:p text:style-name="P17">BG</text:p>
          </table:table-cell>
          <table:table-cell table:style-name="Таблица3.B22" office:value-type="string">
            <text:p text:style-name="P18"><text:span text:style-name="Descr_5f_dtype">(unsigned int)</text:span><text:span text:style-name="Descr"> Internal background ID</text:span></text:p>
          </table:table-cell>
        </table:table-row>
        <table:table-row>
          <table:table-cell table:style-name="Таблица3.A22" office:value-type="string">
            <text:p text:style-name="P329">BF</text:p>
          </table:table-cell>
          <table:table-cell table:style-name="Таблица3.B22" office:value-type="string">
            <text:p text:style-name="P17"><text:span text:style-name="Descr_5f_dtype"><text:span text:style-name="T169">(string)</text:span></text:span><text:span text:style-name="Descr"><text:span text:style-name="T169"> Custom background relative file path</text:span></text:span></text:p>
          </table:table-cell>
        </table:table-row>
        <table:table-row>
          <table:table-cell table:style-name="Таблица3.A22" office:value-type="string">
            <text:p text:style-name="P19">CS</text:p>
          </table:table-cell>
          <table:table-cell table:style-name="Таблица3.B22" office:value-type="string">
            <text:p text:style-name="P19"><text:span text:style-name="Descr_5f_dtype">(bool)</text:span><text:span text:style-name="Descr"> Connect sides flag </text:span><text:span text:style-name="Descr"><text:span text:style-name="T166">(horizontally)</text:span></text:span></text:p>
          </table:table-cell>
        </table:table-row>
        <table:table-row>
          <table:table-cell table:style-name="Таблица3.A22" office:value-type="string">
            <text:p text:style-name="P204">CSV</text:p>
          </table:table-cell>
          <table:table-cell table:style-name="Таблица3.B22" office:value-type="string">
            <text:p text:style-name="P20"><text:span text:style-name="Descr_5f_dtype">(bool)</text:span><text:span text:style-name="Descr"> Connect sides flag </text:span><text:span text:style-name="Descr"><text:span text:style-name="T166">(vertically)</text:span></text:span></text:p>
          </table:table-cell>
        </table:table-row>
        <table:table-row>
          <table:table-cell table:style-name="Таблица3.A22" office:value-type="string">
            <text:p text:style-name="P21">OE</text:p>
          </table:table-cell>
          <table:table-cell table:style-name="Таблица3.B22" office:value-type="string">
            <text:p text:style-name="P21"><text:span text:style-name="Descr_5f_dtype">(bool)</text:span><text:span text:style-name="Descr"> Off-screen exit flag</text:span></text:p>
          </table:table-cell>
        </table:table-row>
        <table:table-row>
          <table:table-cell table:style-name="Таблица3.A22" office:value-type="string">
            <text:p text:style-name="P22">SR</text:p>
          </table:table-cell>
          <table:table-cell table:style-name="Таблица3.B22" office:value-type="string">
            <text:p text:style-name="P23"><text:span text:style-name="Descr_5f_dtype">(bool)</text:span><text:span text:style-name="Descr"> Right-way scroll only (No Turn-back)</text:span></text:p>
          </table:table-cell>
        </table:table-row>
        <table:table-row>
          <table:table-cell table:style-name="Таблица3.A22" office:value-type="string">
            <text:p text:style-name="P22">SL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7">Right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5">SR</text:p>
          </table:table-cell>
          <table:table-cell table:style-name="Таблица3.B22" office:value-type="string">
            <text:p text:style-name="P24"><text:span text:style-name="Descr_5f_dtype">(bool)</text:span><text:span text:style-name="Descr"> Left-way scroll only</text:span></text:p>
          </table:table-cell>
        </table:table-row>
        <table:table-row>
          <table:table-cell table:style-name="Таблица3.A22" office:value-type="string">
            <text:p text:style-name="P22">S<text:span text:style-name="T168">D</text:span></text:p>
          </table:table-cell>
          <table:table-cell table:style-name="Таблица3.B22" office:value-type="string">
            <text:p text:style-name="P23"><text:span text:style-name="Descr_5f_dtype">(bool)</text:span><text:span text:style-name="Descr"> </text:span><text:span text:style-name="Descr"><text:span text:style-name="T168">Up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205">S<text:span text:style-name="T168">U</text:span></text:p>
          </table:table-cell>
          <table:table-cell table:style-name="Таблица3.B22" office:value-type="string">
            <text:p text:style-name="P24"><text:span text:style-name="Descr_5f_dtype">(bool)</text:span><text:span text:style-name="Descr"> </text:span><text:span text:style-name="Descr"><text:span text:style-name="T168">Down</text:span></text:span><text:span text:style-name="Descr">-way scroll only</text:span></text:p>
          </table:table-cell>
        </table:table-row>
        <table:table-row>
          <table:table-cell table:style-name="Таблица3.A22" office:value-type="string">
            <text:p text:style-name="P330">GR</text:p>
          </table:table-cell>
          <table:table-cell table:style-name="Таблица3.B22" office:value-type="string">
            <text:p text:style-name="P25"><text:span text:style-name="Descr_5f_dtype"><text:span text:style-name="T169">(int)</text:span></text:span><text:span text:style-name="Descr"><text:span text:style-name="T169"> Gravity Value</text:span></text:span></text:p>
          </table:table-cell>
        </table:table-row>
        <table:table-row>
          <table:table-cell table:style-name="Таблица3.A22" office:value-type="string">
            <text:p text:style-name="P331">W<text:span text:style-name="T113">E</text:span></text:p>
          </table:table-cell>
          <table:table-cell table:style-name="Таблица3.B22" office:value-type="string">
            <text:p text:style-name="P26"><text:span text:style-name="Descr_5f_dtype"><text:span text:style-name="T169">(bool)</text:span></text:span><text:span text:style-name="Descr"><text:span text:style-name="T169"> Section wind flag</text:span></text:span></text:p>
          </table:table-cell>
        </table:table-row>
        <table:table-row>
          <table:table-cell table:style-name="Таблица3.A22" office:value-type="string">
            <text:p text:style-name="P332">WD</text:p>
          </table:table-cell>
          <table:table-cell table:style-name="Таблица3.B22" office:value-type="string">
            <text:p text:style-name="P28"><text:span text:style-name="Descr_5f_dtype"><text:span text:style-name="T169">(int)</text:span></text:span><text:span text:style-name="Descr"><text:span text:style-name="T169"> Section wind direction</text:span></text:span></text:p>
          </table:table-cell>
        </table:table-row>
        <table:table-row>
          <table:table-cell table:style-name="Таблица3.A22" office:value-type="string">
            <text:p text:style-name="P333">WF</text:p>
          </table:table-cell>
          <table:table-cell table:style-name="Таблица3.B22" office:value-type="string">
            <text:p text:style-name="P344"><text:span text:style-name="Descr_5f_dtype"><text:span text:style-name="T170">(int)</text:span></text:span><text:span text:style-name="Descr"><text:span text:style-name="T102"> Wind </text:span></text:span><text:span text:style-name="Descr"><text:span text:style-name="T169">strength value</text:span></text:span><text:span text:style-name="Descr"><text:span text:style-name="T102"> </text:span></text:span></text:p>
          </table:table-cell>
        </table:table-row>
        <table:table-row>
          <table:table-cell table:style-name="Таблица3.A23" office:value-type="string">
            <text:p text:style-name="P334">WT</text:p>
          </table:table-cell>
          <table:table-cell table:style-name="Таблица3.B23" office:value-type="string">
            <text:p text:style-name="P29"><text:span text:style-name="Descr_5f_dtype"><text:span text:style-name="T169">(int)</text:span></text:span><text:span text:style-name="Descr"><text:span text:style-name="T169"> Weather effects</text:span></text:span></text:p>
          </table:table-cell>
        </table:table-row>
        <table:table-row>
          <table:table-cell table:style-name="Таблица3.A24" office:value-type="string">
            <text:p text:style-name="P335">CC</text:p>
          </table:table-cell>
          <table:table-cell table:style-name="Таблица3.B24" office:value-type="string">
            <text:p text:style-name="P31"><text:span text:style-name="Descr_5f_dtype"><text:span text:style-name="T169">(bool array)</text:span></text:span><text:span text:style-name="Descr"><text:span text:style-name="T169"> Controls flags (allow/deny control features for this section only)</text:span></text:span></text:p>
          </table:table-cell>
        </table:table-row>
      </table:table>
      <text:p text:style-name="P232"/>
      <text:p text:style-name="P224"><text:span text:style-name="T165">Position bookmarks</text:span>:</text:p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P295">Marker</text:p>
          </table:table-cell>
          <table:table-cell table:style-name="Таблица46.B1" office:value-type="string">
            <text:p text:style-name="P295">Description</text:p>
          </table:table-cell>
        </table:table-row>
        <table:table-row>
          <table:table-cell table:style-name="Таблица46.A2" office:value-type="string">
            <text:p text:style-name="P201">BM</text:p>
          </table:table-cell>
          <table:table-cell table:style-name="Таблица46.B2" office:value-type="string">
            <text:p text:style-name="P229"><text:span text:style-name="Descr_5f_dtype"><text:span text:style-name="T68">(</text:span></text:span><text:span text:style-name="Descr_5f_dtype"><text:span text:style-name="T8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6">Bookmark title</text:span></text:span></text:p>
          </table:table-cell>
        </table:table-row>
        <table:table-row>
          <table:table-cell table:style-name="Таблица46.A3" office:value-type="string">
            <text:p text:style-name="P40">X</text:p>
          </table:table-cell>
          <table:table-cell table:style-name="Таблица46.B3" office:value-type="string">
            <text:p text:style-name="P229"><text:span text:style-name="Descr_5f_dtype"><text:span text:style-name="T68">(long)</text:span></text:span><text:span text:style-name="Descr"><text:span text:style-name="T68"> Position X</text:span></text:span></text:p>
          </table:table-cell>
        </table:table-row>
        <table:table-row>
          <table:table-cell table:style-name="Таблица46.A4" office:value-type="string">
            <text:p text:style-name="P40">Y</text:p>
          </table:table-cell>
          <table:table-cell table:style-name="Таблица46.B4" office:value-type="string">
            <text:p text:style-name="P259"><text:span text:style-name="Descr_5f_dtype"><text:span text:style-name="T68">(long)</text:span></text:span><text:span text:style-name="Descr"><text:span text:style-name="T68"> Position Y</text:span></text:span></text:p>
          </table:table-cell>
        </table:table-row>
      </table:table>
      <text:p text:style-name="P16"/>
      <text:p text:style-name="P232"/>
      <text:p text:style-name="P223"><text:span text:style-name="T114">Players start points</text:span>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62">Marker</text:p>
          </table:table-cell>
          <table:table-cell table:style-name="Таблица4.B1" office:value-type="string">
            <text:p text:style-name="P262">Description</text:p>
          </table:table-cell>
        </table:table-row>
        <table:table-row>
          <table:table-cell table:style-name="Таблица4.A2" office:value-type="string">
            <text:p text:style-name="P39">ID</text:p>
          </table:table-cell>
          <table:table-cell table:style-name="Таблица4.B2" office:value-type="string">
            <text:p text:style-name="P228"><text:span text:style-name="Descr_5f_dtype"><text:span text:style-name="T68">(unsigned int)</text:span></text:span><text:span text:style-name="Descr"><text:span text:style-name="T68"> Player ID</text:span></text:span></text:p>
          </table:table-cell>
        </table:table-row>
        <text:soft-page-break/>
        <table:table-row>
          <table:table-cell table:style-name="Таблица4.A3" office:value-type="string">
            <text:p text:style-name="P39">X</text:p>
          </table:table-cell>
          <table:table-cell table:style-name="Таблица4.B3" office:value-type="string">
            <text:p text:style-name="P228"><text:span text:style-name="Descr_5f_dtype"><text:span text:style-name="T68">(long)</text:span></text:span><text:span text:style-name="Descr"><text:span text:style-name="T68"> Position X</text:span></text:span></text:p>
          </table:table-cell>
        </table:table-row>
        <table:table-row>
          <table:table-cell table:style-name="Таблица4.A4" office:value-type="string">
            <text:p text:style-name="P39">Y</text:p>
          </table:table-cell>
          <table:table-cell table:style-name="Таблица4.B4" office:value-type="string">
            <text:p text:style-name="P233"><text:span text:style-name="Descr_5f_dtype"><text:span text:style-name="T68">(long)</text:span></text:span><text:span text:style-name="Descr"><text:span text:style-name="T68"> Position Y</text:span></text:span></text:p>
          </table:table-cell>
        </table:table-row>
        <table:table-row>
          <table:table-cell table:style-name="Таблица4.A5" office:value-type="string">
            <text:p text:style-name="P80">D</text:p>
          </table:table-cell>
          <table:table-cell table:style-name="Таблица4.B5" office:value-type="string">
            <text:p text:style-name="P80"><text:span text:style-name="Descr_5f_dtype">(int)</text:span><text:span text:style-name="Descr"> Start direction</text:span></text:p>
          </table:table-cell>
        </table:table-row>
      </table:table>
      <text:p text:style-name="P15"/>
      <text:p text:style-name="P230"/>
      <text:p text:style-name="P225"><text:span text:style-name="T115">Blocks</text:span>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63">Marker</text:p>
          </table:table-cell>
          <table:table-cell table:style-name="Таблица5.B1" office:value-type="string">
            <text:p text:style-name="P263">Description</text:p>
          </table:table-cell>
        </table:table-row>
        <table:table-row>
          <table:table-cell table:style-name="Таблица5.A2" office:value-type="string">
            <text:p text:style-name="P35">ID</text:p>
          </table:table-cell>
          <table:table-cell table:style-name="Таблица5.B2" office:value-type="string">
            <text:p text:style-name="P298"><text:span text:style-name="Descr_5f_dtype"><text:span text:style-name="T68">(unsigned long)</text:span></text:span><text:span text:style-name="Descr"><text:span text:style-name="T68"> Block ID</text:span></text:span></text:p>
          </table:table-cell>
        </table:table-row>
        <table:table-row>
          <table:table-cell table:style-name="Таблица5.A12" office:value-type="string">
            <text:p text:style-name="P35">X</text:p>
          </table:table-cell>
          <table:table-cell table:style-name="Таблица5.B12" office:value-type="string">
            <text:p text:style-name="P45"><text:span text:style-name="Descr_5f_dtype">(long)</text:span><text:span text:style-name="Descr"> Position X</text:span></text:p>
          </table:table-cell>
        </table:table-row>
        <table:table-row>
          <table:table-cell table:style-name="Таблица5.A12" office:value-type="string">
            <text:p text:style-name="P41">Y</text:p>
          </table:table-cell>
          <table:table-cell table:style-name="Таблица5.B12" office:value-type="string">
            <text:p text:style-name="P46"><text:span text:style-name="Descr_5f_dtype">(long)</text:span><text:span text:style-name="Descr"> Position Y</text:span></text:p>
          </table:table-cell>
        </table:table-row>
        <table:table-row>
          <table:table-cell table:style-name="Таблица5.A12" office:value-type="string">
            <text:p text:style-name="P41">W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Width</text:span></text:p>
          </table:table-cell>
        </table:table-row>
        <table:table-row>
          <table:table-cell table:style-name="Таблица5.A12" office:value-type="string">
            <text:p text:style-name="P41">H</text:p>
          </table:table-cell>
          <table:table-cell table:style-name="Таблица5.B12" office:value-type="string">
            <text:p text:style-name="P46"><text:span text:style-name="Descr_5f_dtype">(unsigned int)</text:span><text:span text:style-name="Descr"> Height</text:span></text:p>
          </table:table-cell>
        </table:table-row>
        <table:table-row>
          <table:table-cell table:style-name="Таблица5.A12" office:value-type="string">
            <text:p text:style-name="P45">CN</text:p>
          </table:table-cell>
          <table:table-cell table:style-name="Таблица5.B12" office:value-type="string">
            <text:p text:style-name="P47"><text:span text:style-name="Descr_5f_dtype">(int)</text:span><text:span text:style-name="Descr"> NPC Content </text:span><text:span text:style-name="Descr"><text:span text:style-name="T152">(Negative value – coins number, Positive – NPC-ID)</text:span></text:span></text:p>
          </table:table-cell>
        </table:table-row>
        <table:table-row>
          <table:table-cell table:style-name="Таблица5.A12" office:value-type="string">
            <text:p text:style-name="P48">IV</text:p>
          </table:table-cell>
          <table:table-cell table:style-name="Таблица5.B12" office:value-type="string">
            <text:p text:style-name="P48"><text:span text:style-name="Descr_5f_dtype">(bool)</text:span><text:span text:style-name="Descr"> Invisible flag</text:span></text:p>
          </table:table-cell>
        </table:table-row>
        <table:table-row>
          <table:table-cell table:style-name="Таблица5.A12" office:value-type="string">
            <text:p text:style-name="P48">SL</text:p>
          </table:table-cell>
          <table:table-cell table:style-name="Таблица5.B12" office:value-type="string">
            <text:p text:style-name="P49"><text:span text:style-name="Descr_5f_dtype">(bool)</text:span><text:span text:style-name="Descr"> Slippery flag</text:span></text:p>
          </table:table-cell>
        </table:table-row>
        <table:table-row>
          <table:table-cell table:style-name="Таблица5.A12" office:value-type="string">
            <text:p text:style-name="P50">LR</text:p>
          </table:table-cell>
          <table:table-cell table:style-name="Таблица5.B12" office:value-type="string">
            <text:p text:style-name="P50"><text:span text:style-name="Descr_5f_dtype">(string)</text:span><text:span text:style-name="Descr"> Layer</text:span></text:p>
          </table:table-cell>
        </table:table-row>
        <table:table-row>
          <table:table-cell table:style-name="Таблица5.A12" office:value-type="string">
            <text:p text:style-name="P51">ED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Destroyed”</text:span></text:p>
          </table:table-cell>
        </table:table-row>
        <table:table-row>
          <table:table-cell table:style-name="Таблица5.A12" office:value-type="string">
            <text:p text:style-name="P51">EH</text:p>
          </table:table-cell>
          <table:table-cell table:style-name="Таблица5.B12" office:value-type="string">
            <text:p text:style-name="P52"><text:span text:style-name="Descr_5f_dtype">(string)</text:span><text:span text:style-name="Descr"> Event slot “Hit”</text:span></text:p>
          </table:table-cell>
        </table:table-row>
        <table:table-row>
          <table:table-cell table:style-name="Таблица5.A13" office:value-type="string">
            <text:p text:style-name="P51">EE</text:p>
          </table:table-cell>
          <table:table-cell table:style-name="Таблица5.B13" office:value-type="string">
            <text:p text:style-name="P52"><text:span text:style-name="Descr_5f_dtype">(string)</text:span><text:span text:style-name="Descr"> Event slot “Layer is empry”</text:span></text:p>
          </table:table-cell>
        </table:table-row>
        <table:table-row>
          <table:table-cell table:style-name="Таблица5.A14" office:value-type="string">
            <text:p text:style-name="P188">PTR</text:p>
          </table:table-cell>
          <table:table-cell table:style-name="Таблица5.B14" office:value-type="string">
            <text:p text:style-name="P53"><text:span text:style-name="Descr_5f_dtype">(string)</text:span><text:span text:style-name="Descr"> </text:span><text:span text:style-name="Descr"><text:span text:style-name="T155">Unique item pointer (Using only for item specific events)</text:span></text:span></text:p>
          </table:table-cell>
        </table:table-row>
      </table:table>
      <text:p text:style-name="P350"/>
      <text:p text:style-name="P350"><text:span text:style-name="T116">Background object</text:span>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264">Marker</text:p>
          </table:table-cell>
          <table:table-cell table:style-name="Таблица6.B1" office:value-type="string">
            <text:p text:style-name="P264">Description</text:p>
          </table:table-cell>
        </table:table-row>
        <table:table-row>
          <table:table-cell table:style-name="Таблица6.A2" office:value-type="string">
            <text:p text:style-name="P36">ID</text:p>
          </table:table-cell>
          <table:table-cell table:style-name="Таблица6.B2" office:value-type="string">
            <text:p text:style-name="P300"><text:span text:style-name="Descr_5f_dtype"><text:span text:style-name="T68">(unsigned long)</text:span></text:span><text:span text:style-name="Descr"><text:span text:style-name="T68"> Background object ID</text:span></text:span></text:p>
          </table:table-cell>
        </table:table-row>
        <table:table-row>
          <table:table-cell table:style-name="Таблица6.A7" office:value-type="string">
            <text:p text:style-name="P36">X</text:p>
          </table:table-cell>
          <table:table-cell table:style-name="Таблица6.B7" office:value-type="string">
            <text:p text:style-name="P54"><text:span text:style-name="Descr_5f_dtype">(long)</text:span><text:span text:style-name="Descr"> Position X</text:span></text:p>
          </table:table-cell>
        </table:table-row>
        <table:table-row>
          <table:table-cell table:style-name="Таблица6.A7" office:value-type="string">
            <text:p text:style-name="P42">Y</text:p>
          </table:table-cell>
          <table:table-cell table:style-name="Таблица6.B7" office:value-type="string">
            <text:p text:style-name="P56"><text:span text:style-name="Descr_5f_dtype">(long)</text:span><text:span text:style-name="Descr"> Position Y</text:span></text:p>
          </table:table-cell>
        </table:table-row>
        <table:table-row>
          <table:table-cell table:style-name="Таблица6.A7" office:value-type="string">
            <text:p text:style-name="P54">ZO</text:p>
          </table:table-cell>
          <table:table-cell table:style-name="Таблица6.B7" office:value-type="string">
            <text:p text:style-name="P54"><text:span text:style-name="Descr_5f_dtype">(double)</text:span><text:span text:style-name="Descr"> Z-Offset</text:span></text:p>
          </table:table-cell>
        </table:table-row>
        <table:table-row>
          <table:table-cell table:style-name="Таблица6.A7" office:value-type="string">
            <text:p text:style-name="P60">Z<text:span text:style-name="T117">P</text:span></text:p>
          </table:table-cell>
          <table:table-cell table:style-name="Таблица6.B7" office:value-type="string">
            <text:p text:style-name="P61"><text:span text:style-name="Descr_5f_dtype">(int)</text:span><text:span text:style-name="Descr"> Z-Position (Frg-2 / Frg / Default / Backgrnd / Backgrnd-2)</text:span></text:p>
          </table:table-cell>
        </table:table-row>
        <table:table-row>
          <table:table-cell table:style-name="Таблица6.A7" office:value-type="string">
            <text:p text:style-name="P54">SP</text:p>
          </table:table-cell>
          <table:table-cell table:style-name="Таблица6.B7" office:value-type="string">
            <text:p text:style-name="P54"><text:span text:style-name="Descr_5f_dtype">(int)</text:span><text:span text:style-name="Descr"> SMBX64 array sort priority (will used only on save into SMBX LVL file)</text:span></text:p>
          </table:table-cell>
        </table:table-row>
        <table:table-row>
          <table:table-cell table:style-name="Таблица6.A8" office:value-type="string">
            <text:p text:style-name="P59">LR</text:p>
          </table:table-cell>
          <table:table-cell table:style-name="Таблица6.B8" office:value-type="string">
            <text:p text:style-name="P59"><text:span text:style-name="Descr_5f_dtype">(string)</text:span><text:span text:style-name="Descr"> Layer</text:span></text:p>
          </table:table-cell>
        </table:table-row>
        <table:table-row>
          <table:table-cell table:style-name="Таблица6.A9" office:value-type="string">
            <text:p text:style-name="P188">PTR</text:p>
          </table:table-cell>
          <table:table-cell table:style-name="Таблица6.B9" office:value-type="string">
            <text:p text:style-name="P53"><text:span text:style-name="Descr_5f_dtype">(string)</text:span><text:span text:style-name="Descr"> </text:span><text:span text:style-name="Descr"><text:span text:style-name="T155">Unique item pointer (Using only for item specific events)</text:span></text:span></text:p>
          </table:table-cell>
        </table:table-row>
      </table:table>
      <text:p text:style-name="P234"/>
      <text:p text:style-name="P351"><text:span text:style-name="T118">Non-Playable Characters</text:span>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265">Marker</text:p>
          </table:table-cell>
          <table:table-cell table:style-name="Таблица7.B1" office:value-type="string">
            <text:p text:style-name="P265">Description</text:p>
          </table:table-cell>
        </table:table-row>
        <table:table-row>
          <table:table-cell table:style-name="Таблица7.A2" office:value-type="string">
            <text:p text:style-name="P37">ID</text:p>
          </table:table-cell>
          <table:table-cell table:style-name="Таблица7.B2" office:value-type="string">
            <text:p text:style-name="P299"><text:span text:style-name="Descr_5f_dtype"><text:span text:style-name="T68">(unsigned long)</text:span></text:span><text:span text:style-name="Descr"><text:span text:style-name="T68"> </text:span></text:span><text:span text:style-name="Descr"><text:span text:style-name="T84">NPC </text:span></text:span><text:span text:style-name="Descr"><text:span text:style-name="T68">ID</text:span></text:span></text:p>
          </table:table-cell>
        </table:table-row>
        <table:table-row>
          <table:table-cell table:style-name="Таблица7.A8" office:value-type="string">
            <text:p text:style-name="P37">X</text:p>
          </table:table-cell>
          <table:table-cell table:style-name="Таблица7.B8" office:value-type="string">
            <text:p text:style-name="P55"><text:span text:style-name="Descr_5f_dtype">(long)</text:span><text:span text:style-name="Descr"> Position X</text:span></text:p>
          </table:table-cell>
        </table:table-row>
        <table:table-row>
          <table:table-cell table:style-name="Таблица7.A8" office:value-type="string">
            <text:p text:style-name="P43">Y</text:p>
          </table:table-cell>
          <table:table-cell table:style-name="Таблица7.B8" office:value-type="string">
            <text:p text:style-name="P57"><text:span text:style-name="Descr_5f_dtype">(long)</text:span><text:span text:style-name="Descr"> Position Y</text:span></text:p>
          </table:table-cell>
        </table:table-row>
        <table:table-row>
          <table:table-cell table:style-name="Таблица7.A8" office:value-type="string">
            <text:p text:style-name="P62">D</text:p>
          </table:table-cell>
          <table:table-cell table:style-name="Таблица7.B8" office:value-type="string">
            <text:p text:style-name="P79"><text:span text:style-name="Descr_5f_dtype">(int)</text:span><text:span text:style-name="Descr"> Direction</text:span></text:p>
          </table:table-cell>
        </table:table-row>
        <table:table-row>
          <table:table-cell table:style-name="Таблица7.A8" office:value-type="string">
            <text:p text:style-name="P62">S1</text:p>
          </table:table-cell>
          <table:table-cell table:style-name="Таблица7.B8" office:value-type="string">
            <text:p text:style-name="P62"><text:span text:style-name="Descr_5f_dtype">(long)</text:span><text:span text:style-name="Descr"> Special option 1</text:span></text:p>
          </table:table-cell>
        </table:table-row>
        <table:table-row>
          <table:table-cell table:style-name="Таблица7.A8" office:value-type="string">
            <text:p text:style-name="P337">Z<text:span text:style-name="T117">P</text:span></text:p>
          </table:table-cell>
          <table:table-cell table:style-name="Таблица7.B8" office:value-type="string">
            <text:p text:style-name="P61"><text:span text:style-name="Descr_5f_dtype"><text:span text:style-name="T169">(int)</text:span></text:span><text:span text:style-name="Descr"><text:span text:style-name="T169"> Z-Position (Frg-2 / Frg / Default / Backgrnd / Backgrnd-2)</text:span></text:span></text:p>
          </table:table-cell>
        </table:table-row>
        <table:table-row>
          <table:table-cell table:style-name="Таблица7.A8" office:value-type="string">
            <text:p text:style-name="P62">S2</text:p>
          </table:table-cell>
          <table:table-cell table:style-name="Таблица7.B8" office:value-type="string">
            <text:p text:style-name="P63"><text:span text:style-name="Descr_5f_dtype">(long)</text:span><text:span text:style-name="Descr"> Special option 2</text:span></text:p>
          </table:table-cell>
        </table:table-row>
        <table:table-row>
          <table:table-cell table:style-name="Таблица7.A25" office:value-type="string">
            <text:p text:style-name="P64">GE</text:p>
          </table:table-cell>
          <table:table-cell table:style-name="Таблица7.B25" office:value-type="string">
            <text:p text:style-name="P64"><text:span text:style-name="Descr_5f_dtype">(bool)</text:span><text:span text:style-name="Descr"> Generator flag</text:span></text:p>
          </table:table-cell>
        </table:table-row>
        <table:table-row>
          <table:table-cell table:style-name="Таблица7.A25" office:value-type="string">
            <text:p text:style-name="P64">GT</text:p>
          </table:table-cell>
          <table:table-cell table:style-name="Таблица7.B25" office:value-type="string">
            <text:p text:style-name="P64"><text:span text:style-name="Descr_5f_dtype">(int)</text:span><text:span text:style-name="Descr"> Generator type</text:span></text:p>
          </table:table-cell>
        </table:table-row>
        <table:table-row>
          <table:table-cell table:style-name="Таблица7.A25" office:value-type="string">
            <text:p text:style-name="P64">GD</text:p>
          </table:table-cell>
          <table:table-cell table:style-name="Таблица7.B25" office:value-type="string">
            <text:p text:style-name="P65"><text:span text:style-name="Descr_5f_dtype">(int)</text:span><text:span text:style-name="Descr"> Generator direction</text:span></text:p>
          </table:table-cell>
        </table:table-row>
        <table:table-row>
          <table:table-cell table:style-name="Таблица7.A25" office:value-type="string">
            <text:p text:style-name="P64">GM</text:p>
          </table:table-cell>
          <table:table-cell table:style-name="Таблица7.B25" office:value-type="string">
            <text:p text:style-name="P65"><text:span text:style-name="Descr_5f_dtype">(unsigned int)</text:span><text:span text:style-name="Descr"> Generator delay</text:span></text:p>
          </table:table-cell>
        </table:table-row>
        <table:table-row>
          <table:table-cell table:style-name="Таблица7.A25" office:value-type="string">
            <text:p text:style-name="P206">GA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2">double</text:span></text:span><text:span text:style-name="Descr_5f_dtype">)</text:span><text:span text:style-name="Descr"> Generator </text:span><text:span text:style-name="Descr"><text:span text:style-name="T172">custom angl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6">GB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2">unsigned int</text:span></text:span><text:span text:style-name="Descr_5f_dtype">)</text:span><text:span text:style-name="Descr"> Generator </text:span><text:span text:style-name="Descr"><text:span text:style-name="T172">number of branches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7">GR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2">double</text:span></text:span><text:span text:style-name="Descr_5f_dtype">)</text:span><text:span text:style-name="Descr"> Generator </text:span><text:span text:style-name="Descr"><text:span text:style-name="T172">angle range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207">GS</text:p>
          </table:table-cell>
          <table:table-cell table:style-name="Таблица7.B25" office:value-type="string">
            <text:p text:style-name="P66"><text:span text:style-name="Descr_5f_dtype">(</text:span><text:span text:style-name="Descr_5f_dtype"><text:span text:style-name="T172">double</text:span></text:span><text:span text:style-name="Descr_5f_dtype">)</text:span><text:span text:style-name="Descr"> Generator, </text:span><text:span text:style-name="Descr"><text:span text:style-name="T173">custom initial NPC's speed (applies if direction value is 0)</text:span></text:span></text:p>
          </table:table-cell>
        </table:table-row>
        <table:table-row>
          <table:table-cell table:style-name="Таблица7.A25" office:value-type="string">
            <text:p text:style-name="P67">MG</text:p>
          </table:table-cell>
          <table:table-cell table:style-name="Таблица7.B25" office:value-type="string">
            <text:p text:style-name="P67"><text:span text:style-name="Descr_5f_dtype">(string)</text:span><text:span text:style-name="Descr"> NPC message</text:span></text:p>
          </table:table-cell>
        </table:table-row>
        <table:table-row>
          <table:table-cell table:style-name="Таблица7.A25" office:value-type="string">
            <text:p text:style-name="P68">FD</text:p>
          </table:table-cell>
          <table:table-cell table:style-name="Таблица7.B25" office:value-type="string">
            <text:p text:style-name="P68"><text:span text:style-name="Descr_5f_dtype">(bool)</text:span><text:span text:style-name="Descr"> Friendly flag</text:span></text:p>
          </table:table-cell>
        </table:table-row>
        <table:table-row>
          <table:table-cell table:style-name="Таблица7.A25" office:value-type="string">
            <text:p text:style-name="P68">NM</text:p>
          </table:table-cell>
          <table:table-cell table:style-name="Таблица7.B25" office:value-type="string">
            <text:p text:style-name="P69"><text:span text:style-name="Descr_5f_dtype">(bool)</text:span><text:span text:style-name="Descr"> Idle flag</text:span></text:p>
          </table:table-cell>
        </table:table-row>
        <table:table-row>
          <table:table-cell table:style-name="Таблица7.A25" office:value-type="string">
            <text:p text:style-name="P68">BS</text:p>
          </table:table-cell>
          <table:table-cell table:style-name="Таблица7.B25" office:value-type="string">
            <text:p text:style-name="P69"><text:span text:style-name="Descr_5f_dtype">(bool)</text:span><text:span text:style-name="Descr"> Boss algorithms</text:span></text:p>
          </table:table-cell>
        </table:table-row>
        <text:soft-page-break/>
        <table:table-row>
          <table:table-cell table:style-name="Таблица7.A25" office:value-type="string">
            <text:p text:style-name="P70">LR</text:p>
          </table:table-cell>
          <table:table-cell table:style-name="Таблица7.B25" office:value-type="string">
            <text:p text:style-name="P71"><text:span text:style-name="Descr_5f_dtype">(string)</text:span><text:span text:style-name="Descr"> Layer</text:span></text:p>
          </table:table-cell>
        </table:table-row>
        <table:table-row>
          <table:table-cell table:style-name="Таблица7.A25" office:value-type="string">
            <text:p text:style-name="P73">LA</text:p>
          </table:table-cell>
          <table:table-cell table:style-name="Таблица7.B25" office:value-type="string">
            <text:p text:style-name="P72"><text:span text:style-name="Descr_5f_dtype">(string)</text:span><text:span text:style-name="Descr"> Attach layer</text:span></text:p>
          </table:table-cell>
        </table:table-row>
        <table:table-row>
          <table:table-cell table:style-name="Таблица7.A25" office:value-type="string">
            <text:p text:style-name="P74">EA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Activate”</text:span></text:p>
          </table:table-cell>
        </table:table-row>
        <table:table-row>
          <table:table-cell table:style-name="Таблица7.A25" office:value-type="string">
            <text:p text:style-name="P74">ED</text:p>
          </table:table-cell>
          <table:table-cell table:style-name="Таблица7.B25" office:value-type="string">
            <text:p text:style-name="P75"><text:span text:style-name="Descr_5f_dtype">(string)</text:span><text:span text:style-name="Descr"> Event slot “Death/Take/Destroy”</text:span></text:p>
          </table:table-cell>
        </table:table-row>
        <table:table-row>
          <table:table-cell table:style-name="Таблица7.A25" office:value-type="string">
            <text:p text:style-name="P74">ET</text:p>
          </table:table-cell>
          <table:table-cell table:style-name="Таблица7.B25" office:value-type="string">
            <text:p text:style-name="P76"><text:span text:style-name="Descr_5f_dtype">(string)</text:span><text:span text:style-name="Descr"> Event slot “Talk”</text:span></text:p>
          </table:table-cell>
        </table:table-row>
        <table:table-row>
          <table:table-cell table:style-name="Таблица7.A29" office:value-type="string">
            <text:p text:style-name="P74">EE</text:p>
          </table:table-cell>
          <table:table-cell table:style-name="Таблица7.B29" office:value-type="string">
            <text:p text:style-name="P76"><text:span text:style-name="Descr_5f_dtype">(string)</text:span><text:span text:style-name="Descr"> Event slot “Layer is empty”</text:span></text:p>
          </table:table-cell>
        </table:table-row>
        <table:table-row>
          <table:table-cell table:style-name="Таблица7.A29" office:value-type="string">
            <text:p text:style-name="P208">EG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4">Grab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8">EO</text:p>
          </table:table-cell>
          <table:table-cell table:style-name="Таблица7.B29" office:value-type="string">
            <text:p text:style-name="P77"><text:span text:style-name="Descr_5f_dtype">(string)</text:span><text:span text:style-name="Descr"> Event slot “</text:span><text:span text:style-name="Descr"><text:span text:style-name="T174">Touch</text:span></text:span><text:span text:style-name="Descr">”</text:span></text:p>
          </table:table-cell>
        </table:table-row>
        <table:table-row>
          <table:table-cell table:style-name="Таблица7.A29" office:value-type="string">
            <text:p text:style-name="P209">EF</text:p>
          </table:table-cell>
          <table:table-cell table:style-name="Таблица7.B29" office:value-type="string">
            <text:p text:style-name="P78"><text:span text:style-name="Descr_5f_dtype">(string)</text:span><text:span text:style-name="Descr"> Event slot “</text:span><text:span text:style-name="Descr"><text:span text:style-name="T175">Next frame</text:span></text:span><text:span text:style-name="Descr">” </text:span><text:span text:style-name="Descr"><text:span text:style-name="T176">(trigger event every game logic loop)</text:span></text:span></text:p>
          </table:table-cell>
        </table:table-row>
        <table:table-row>
          <table:table-cell table:style-name="Таблица7.A30" office:value-type="string">
            <text:p text:style-name="P336">PTR</text:p>
          </table:table-cell>
          <table:table-cell table:style-name="Таблица7.B30" office:value-type="string">
            <text:p text:style-name="P53"><text:span text:style-name="Descr_5f_dtype"><text:span text:style-name="T169">(string)</text:span></text:span><text:span text:style-name="Descr"><text:span text:style-name="T169"> </text:span></text:span><text:span text:style-name="Descr"><text:span text:style-name="T171">Unique item pointer (Using only for item specific events)</text:span></text:span></text:p>
          </table:table-cell>
        </table:table-row>
      </table:table>
      <text:p text:style-name="P235"/>
      <text:p text:style-name="P235"/>
      <text:p text:style-name="P352"><text:span text:style-name="T119">Physical environment zones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66">Marker</text:p>
          </table:table-cell>
          <table:table-cell table:style-name="Таблица8.B1" office:value-type="string">
            <text:p text:style-name="P266">Description</text:p>
          </table:table-cell>
        </table:table-row>
        <table:table-row>
          <table:table-cell table:style-name="Таблица8.A13" office:value-type="string">
            <text:p text:style-name="P81">ET</text:p>
          </table:table-cell>
          <table:table-cell table:style-name="Таблица8.B13" office:value-type="string">
            <text:p text:style-name="P83"><text:span text:style-name="Descr_5f_dtype">(unsigned int)</text:span><text:span text:style-name="Descr"> Environment type</text:span></text:p>
          </table:table-cell>
        </table:table-row>
        <table:table-row>
          <table:table-cell table:style-name="Таблица8.A13" office:value-type="string">
            <text:p text:style-name="P38">X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X</text:span></text:p>
          </table:table-cell>
        </table:table-row>
        <table:table-row>
          <table:table-cell table:style-name="Таблица8.A13" office:value-type="string">
            <text:p text:style-name="P44">Y</text:p>
          </table:table-cell>
          <table:table-cell table:style-name="Таблица8.B13" office:value-type="string">
            <text:p text:style-name="P58"><text:span text:style-name="Descr_5f_dtype">(long)</text:span><text:span text:style-name="Descr"> Position Y</text:span></text:p>
          </table:table-cell>
        </table:table-row>
        <table:table-row>
          <table:table-cell table:style-name="Таблица8.A13" office:value-type="string">
            <text:p text:style-name="P81">W</text:p>
          </table:table-cell>
          <table:table-cell table:style-name="Таблица8.B13" office:value-type="string">
            <text:p text:style-name="P84"><text:span text:style-name="Descr_5f_dtype">(unsigned int)</text:span><text:span text:style-name="Descr"> Width</text:span></text:p>
          </table:table-cell>
        </table:table-row>
        <table:table-row>
          <table:table-cell table:style-name="Таблица8.A13" office:value-type="string">
            <text:p text:style-name="P81">H</text:p>
          </table:table-cell>
          <table:table-cell table:style-name="Таблица8.B13" office:value-type="string">
            <text:p text:style-name="P82"><text:span text:style-name="Descr_5f_dtype">(unsigned int)</text:span><text:span text:style-name="Descr"> Height</text:span></text:p>
          </table:table-cell>
        </table:table-row>
        <table:table-row>
          <table:table-cell table:style-name="Таблица8.A13" office:value-type="string">
            <text:p text:style-name="P210">FR</text:p>
          </table:table-cell>
          <table:table-cell table:style-name="Таблица8.B13" office:value-type="string">
            <text:p text:style-name="P85"><text:span text:style-name="Descr_5f_dtype">(</text:span><text:span text:style-name="Descr_5f_dtype"><text:span text:style-name="T178">double</text:span></text:span><text:span text:style-name="Descr_5f_dtype">)</text:span><text:span text:style-name="Descr"> </text:span><text:span text:style-name="Descr"><text:span text:style-name="T178">Custom friction (Applying if “Custom Liquid” environment type is active)</text:span></text:span></text:p>
          </table:table-cell>
        </table:table-row>
        <table:table-row>
          <table:table-cell table:style-name="Таблица8.A13" office:value-type="string">
            <text:p text:style-name="P210">AD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8">double</text:span></text:span><text:span text:style-name="Descr_5f_dtype">)</text:span><text:span text:style-name="Descr"> </text:span><text:span text:style-name="Descr"><text:span text:style-name="T181">Custom Acceleration direction (Degrees 0...360, -1 means stream is off)</text:span></text:span></text:p>
          </table:table-cell>
        </table:table-row>
        <table:table-row>
          <table:table-cell table:style-name="Таблица8.A13" office:value-type="string">
            <text:p text:style-name="P213">AC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8">double</text:span></text:span><text:span text:style-name="Descr_5f_dtype">)</text:span><text:span text:style-name="Descr"> </text:span><text:span text:style-name="Descr"><text:span text:style-name="T181">Custom Acceleration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1">MV</text:p>
          </table:table-cell>
          <table:table-cell table:style-name="Таблица8.B13" office:value-type="string">
            <text:p text:style-name="P87"><text:span text:style-name="Descr_5f_dtype">(</text:span><text:span text:style-name="Descr_5f_dtype"><text:span text:style-name="T178">double</text:span></text:span><text:span text:style-name="Descr_5f_dtype">)</text:span><text:span text:style-name="Descr"> </text:span><text:span text:style-name="Descr"><text:span text:style-name="T179">Maximum velocity (Applying for “Custom Liquid”)</text:span></text:span></text:p>
          </table:table-cell>
        </table:table-row>
        <table:table-row>
          <table:table-cell table:style-name="Таблица8.A13" office:value-type="string">
            <text:p text:style-name="P212">ET</text:p>
          </table:table-cell>
          <table:table-cell table:style-name="Таблица8.B13" office:value-type="string">
            <text:p text:style-name="P86"><text:span text:style-name="Descr_5f_dtype">(</text:span><text:span text:style-name="Descr_5f_dtype"><text:span text:style-name="T180">string</text:span></text:span><text:span text:style-name="Descr_5f_dtype">)</text:span><text:span text:style-name="Descr"> </text:span><text:span text:style-name="Descr"><text:span text:style-name="T180">Touch event</text:span></text:span></text:p>
          </table:table-cell>
        </table:table-row>
        <table:table-row>
          <table:table-cell table:style-name="Таблица8.A13" office:value-type="string">
            <text:p text:style-name="P81">HN</text:p>
          </table:table-cell>
          <table:table-cell table:style-name="Таблица8.B13" office:value-type="string">
            <text:p text:style-name="P88"><text:span text:style-name="Descr_5f_dtype">(bool)</text:span><text:span text:style-name="Descr"> Enable hurtful for NPC</text:span></text:p>
          </table:table-cell>
        </table:table-row>
        <table:table-row>
          <table:table-cell table:style-name="Таблица8.A13" office:value-type="string">
            <text:p text:style-name="P81">HP</text:p>
          </table:table-cell>
          <table:table-cell table:style-name="Таблица8.B13" office:value-type="string">
            <text:p text:style-name="P88"><text:span text:style-name="Descr_5f_dtype">(bool)</text:span><text:span text:style-name="Descr"> Enable hurtful for Player</text:span></text:p>
          </table:table-cell>
        </table:table-row>
        <table:table-row>
          <table:table-cell table:style-name="Таблица8.A15" office:value-type="string">
            <text:p text:style-name="P81">HV</text:p>
          </table:table-cell>
          <table:table-cell table:style-name="Таблица8.B15" office:value-type="string">
            <text:p text:style-name="P89"><text:span text:style-name="Descr_5f_dtype">(int)</text:span><text:span text:style-name="Descr"> Hurtful strength (&lt;0 – health up, 0 – safe, 1 – damage, 2, fast damage, 10 – fataly [as lava])</text:span></text:p>
          </table:table-cell>
        </table:table-row>
        <table:table-row>
          <table:table-cell table:style-name="Таблица8.A15" office:value-type="string">
            <text:p text:style-name="P338">ST</text:p>
          </table:table-cell>
          <table:table-cell table:style-name="Таблица8.B15" office:value-type="string">
            <text:p text:style-name="P139"><text:span text:style-name="Descr_5f_dtype"><text:span text:style-name="T169">(bool)</text:span></text:span><text:span text:style-name="Descr"><text:span text:style-name="T169"> Stream (for example, wind or water stream)</text:span></text:span></text:p>
          </table:table-cell>
        </table:table-row>
        <table:table-row>
          <table:table-cell table:style-name="Таблица8.A16" office:value-type="string">
            <text:p text:style-name="P338">SD</text:p>
          </table:table-cell>
          <table:table-cell table:style-name="Таблица8.B16" office:value-type="string">
            <text:p text:style-name="P139"><text:span text:style-name="Descr_5f_dtype"><text:span text:style-name="T169">(int)</text:span></text:span><text:span text:style-name="Descr"><text:span text:style-name="T169"> Stream direction</text:span></text:span></text:p>
          </table:table-cell>
        </table:table-row>
        <table:table-row>
          <table:table-cell table:style-name="Таблица8.A17" office:value-type="string">
            <text:p text:style-name="P338">SS</text:p>
          </table:table-cell>
          <table:table-cell table:style-name="Таблица8.B17" office:value-type="string">
            <text:p text:style-name="P139"><text:span text:style-name="Descr_5f_dtype"><text:span text:style-name="T169">(int)</text:span></text:span><text:span text:style-name="Descr"><text:span text:style-name="T169"> Stream strenght</text:span></text:span></text:p>
          </table:table-cell>
        </table:table-row>
        <table:table-row>
          <table:table-cell table:style-name="Таблица8.A18" office:value-type="string">
            <text:p text:style-name="P186">LR</text:p>
          </table:table-cell>
          <table:table-cell table:style-name="Таблица8.B18" office:value-type="string">
            <text:p text:style-name="P140"><text:span text:style-name="Descr_5f_dtype">(</text:span><text:span text:style-name="Descr_5f_dtype"><text:span text:style-name="T148">string</text:span></text:span><text:span text:style-name="Descr_5f_dtype">)</text:span><text:span text:style-name="Descr"> </text:span><text:span text:style-name="Descr"><text:span text:style-name="T148">Layer</text:span></text:span></text:p>
          </table:table-cell>
        </table:table-row>
        <table:table-row>
          <table:table-cell table:style-name="Таблица8.A19" office:value-type="string">
            <text:p text:style-name="P336">PTR</text:p>
          </table:table-cell>
          <table:table-cell table:style-name="Таблица8.B19" office:value-type="string">
            <text:p text:style-name="P53"><text:span text:style-name="Descr_5f_dtype"><text:span text:style-name="T169">(string)</text:span></text:span><text:span text:style-name="Descr"><text:span text:style-name="T169"> </text:span></text:span><text:span text:style-name="Descr"><text:span text:style-name="T171">Unique item pointer (Using only for item specific events)</text:span></text:span></text:p>
          </table:table-cell>
        </table:table-row>
      </table:table>
      <text:p text:style-name="P236"/>
      <text:p text:style-name="P353"><text:span text:style-name="T120">Doors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67">Marker</text:p>
          </table:table-cell>
          <table:table-cell table:style-name="Таблица9.B1" office:value-type="string">
            <text:p text:style-name="P267">Description</text:p>
          </table:table-cell>
        </table:table-row>
        <table:table-row>
          <table:table-cell table:style-name="Таблица9.A27" office:value-type="string">
            <text:p text:style-name="P90">IX</text:p>
          </table:table-cell>
          <table:table-cell table:style-name="Таблица9.B27" office:value-type="string">
            <text:p text:style-name="P91"><text:span text:style-name="Descr_5f_dtype">(long)</text:span><text:span text:style-name="Descr"> Entrance position X</text:span></text:p>
          </table:table-cell>
        </table:table-row>
        <table:table-row>
          <table:table-cell table:style-name="Таблица9.A27" office:value-type="string">
            <text:p text:style-name="P90">IY</text:p>
          </table:table-cell>
          <table:table-cell table:style-name="Таблица9.B27" office:value-type="string">
            <text:p text:style-name="P92"><text:span text:style-name="Descr_5f_dtype">(long)</text:span><text:span text:style-name="Descr"> Entrance position Y</text:span></text:p>
          </table:table-cell>
        </table:table-row>
        <table:table-row>
          <table:table-cell table:style-name="Таблица9.A27" office:value-type="string">
            <text:p text:style-name="P90">OX</text:p>
          </table:table-cell>
          <table:table-cell table:style-name="Таблица9.B27" office:value-type="string">
            <text:p text:style-name="P92"><text:span text:style-name="Descr_5f_dtype">(long)</text:span><text:span text:style-name="Descr"> Exit position X</text:span></text:p>
          </table:table-cell>
        </table:table-row>
        <table:table-row>
          <table:table-cell table:style-name="Таблица9.A27" office:value-type="string">
            <text:p text:style-name="P90">OY</text:p>
          </table:table-cell>
          <table:table-cell table:style-name="Таблица9.B27" office:value-type="string">
            <text:p text:style-name="P92"><text:span text:style-name="Descr_5f_dtype">(long)</text:span><text:span text:style-name="Descr"> Exit position Y</text:span></text:p>
          </table:table-cell>
        </table:table-row>
        <table:table-row>
          <table:table-cell table:style-name="Таблица9.A27" office:value-type="string">
            <text:p text:style-name="P114"><text:span text:style-name="T121">I</text:span>L</text:p>
          </table:table-cell>
          <table:table-cell table:style-name="Таблица9.B27" office:value-type="string">
            <text:p text:style-name="P115"><text:span text:style-name="Descr_5f_dtype">(unsigned int)</text:span><text:span text:style-name="Descr"> Entrance </text:span><text:span text:style-name="Descr"><text:span text:style-name="T151">length</text:span></text:span></text:p>
          </table:table-cell>
        </table:table-row>
        <table:table-row>
          <table:table-cell table:style-name="Таблица9.A27" office:value-type="string">
            <text:p text:style-name="P118">OL</text:p>
          </table:table-cell>
          <table:table-cell table:style-name="Таблица9.B27" office:value-type="string">
            <text:p text:style-name="P119"><text:span text:style-name="Descr_5f_dtype">(unsigned int)</text:span><text:span text:style-name="Descr"> Exit </text:span><text:span text:style-name="Descr"><text:span text:style-name="T151">length</text:span></text:span></text:p>
          </table:table-cell>
        </table:table-row>
        <table:table-row>
          <table:table-cell table:style-name="Таблица9.A27" office:value-type="string">
            <text:p text:style-name="P116"><text:span text:style-name="T121">I</text:span>V</text:p>
          </table:table-cell>
          <table:table-cell table:style-name="Таблица9.B27" office:value-type="string">
            <text:p text:style-name="P116"><text:span text:style-name="Descr_5f_dtype">(bool)</text:span><text:span text:style-name="Descr"> Vertical entrance flag</text:span></text:p>
          </table:table-cell>
        </table:table-row>
        <table:table-row>
          <table:table-cell table:style-name="Таблица9.A27" office:value-type="string">
            <text:p text:style-name="P118">OV</text:p>
          </table:table-cell>
          <table:table-cell table:style-name="Таблица9.B27" office:value-type="string">
            <text:p text:style-name="P117"><text:span text:style-name="Descr_5f_dtype">(bool)</text:span><text:span text:style-name="Descr"> Vertical Exit flag</text:span></text:p>
          </table:table-cell>
        </table:table-row>
        <table:table-row>
          <table:table-cell table:style-name="Таблица9.A27" office:value-type="string">
            <text:p text:style-name="P91">DT</text:p>
          </table:table-cell>
          <table:table-cell table:style-name="Таблица9.B27" office:value-type="string">
            <text:p text:style-name="P91"><text:span text:style-name="Descr_5f_dtype">(unsigned int)</text:span><text:span text:style-name="Descr"> Door type</text:span></text:p>
          </table:table-cell>
        </table:table-row>
        <table:table-row>
          <table:table-cell table:style-name="Таблица9.A27" office:value-type="string">
            <text:p text:style-name="P91">ID</text:p>
          </table:table-cell>
          <table:table-cell table:style-name="Таблица9.B27" office:value-type="string">
            <text:p text:style-name="P93"><text:span text:style-name="Descr_5f_dtype">(unsigned int)</text:span><text:span text:style-name="Descr"> Entrance direction</text:span></text:p>
          </table:table-cell>
        </table:table-row>
        <table:table-row>
          <table:table-cell table:style-name="Таблица9.A27" office:value-type="string">
            <text:p text:style-name="P91">OD</text:p>
          </table:table-cell>
          <table:table-cell table:style-name="Таблица9.B27" office:value-type="string">
            <text:p text:style-name="P94"><text:span text:style-name="Descr_5f_dtype">(unsigned int)</text:span><text:span text:style-name="Descr"> Exit direction</text:span></text:p>
          </table:table-cell>
        </table:table-row>
        <table:table-row>
          <table:table-cell table:style-name="Таблица9.A27" office:value-type="string">
            <text:p text:style-name="P95">WX</text:p>
          </table:table-cell>
          <table:table-cell table:style-name="Таблица9.B27" office:value-type="string">
            <text:p text:style-name="P95"><text:span text:style-name="Descr_5f_dtype">(long)</text:span><text:span text:style-name="Descr"> World map exit X</text:span></text:p>
          </table:table-cell>
        </table:table-row>
        <table:table-row>
          <table:table-cell table:style-name="Таблица9.A27" office:value-type="string">
            <text:p text:style-name="P95">WY</text:p>
          </table:table-cell>
          <table:table-cell table:style-name="Таблица9.B27" office:value-type="string">
            <text:p text:style-name="P96"><text:span text:style-name="Descr_5f_dtype">(long)</text:span><text:span text:style-name="Descr"> World map exit Y</text:span></text:p>
          </table:table-cell>
        </table:table-row>
        <table:table-row>
          <table:table-cell table:style-name="Таблица9.A27" office:value-type="string">
            <text:p text:style-name="P97">LF</text:p>
          </table:table-cell>
          <table:table-cell table:style-name="Таблица9.B27" office:value-type="string">
            <text:p text:style-name="P97"><text:span text:style-name="Descr_5f_dtype">(string)</text:span><text:span text:style-name="Descr"> Target level file</text:span></text:p>
          </table:table-cell>
        </table:table-row>
        <table:table-row>
          <table:table-cell table:style-name="Таблица9.A27" office:value-type="string">
            <text:p text:style-name="P98">LI</text:p>
          </table:table-cell>
          <table:table-cell table:style-name="Таблица9.B27" office:value-type="string">
            <text:p text:style-name="P99"><text:span text:style-name="Descr_5f_dtype">(unsigned int)</text:span><text:span text:style-name="Descr"> Target Door ID. 0 – enter by default start point</text:span></text:p>
          </table:table-cell>
        </table:table-row>
        <table:table-row>
          <table:table-cell table:style-name="Таблица9.A27" office:value-type="string">
            <text:p text:style-name="P100">ET</text:p>
          </table:table-cell>
          <table:table-cell table:style-name="Таблица9.B27" office:value-type="string">
            <text:p text:style-name="P100"><text:span text:style-name="Descr_5f_dtype">(bool)</text:span><text:span text:style-name="Descr"> Is a level entrance</text:span></text:p>
          </table:table-cell>
        </table:table-row>
        <table:table-row>
          <table:table-cell table:style-name="Таблица9.A27" office:value-type="string">
            <text:p text:style-name="P100">EX</text:p>
          </table:table-cell>
          <table:table-cell table:style-name="Таблица9.B27" office:value-type="string">
            <text:p text:style-name="P101"><text:span text:style-name="Descr_5f_dtype">(bool)</text:span><text:span text:style-name="Descr"> Is a level exit</text:span></text:p>
          </table:table-cell>
        </table:table-row>
        <text:soft-page-break/>
        <table:table-row>
          <table:table-cell table:style-name="Таблица9.A27" office:value-type="string">
            <text:p text:style-name="P106">SL</text:p>
          </table:table-cell>
          <table:table-cell table:style-name="Таблица9.B27" office:value-type="string">
            <text:p text:style-name="P106"><text:span text:style-name="Descr_5f_dtype">(unsigned int)</text:span><text:span text:style-name="Descr"> Stars needed for entrance</text:span></text:p>
          </table:table-cell>
        </table:table-row>
        <table:table-row>
          <table:table-cell table:style-name="Таблица9.A27" office:value-type="string">
            <text:p text:style-name="P214">SM</text:p>
          </table:table-cell>
          <table:table-cell table:style-name="Таблица9.B27" office:value-type="string">
            <text:p text:style-name="P107"><text:span text:style-name="Descr_5f_dtype">(</text:span><text:span text:style-name="Descr_5f_dtype"><text:span text:style-name="T182">string</text:span></text:span><text:span text:style-name="Descr_5f_dtype">)</text:span><text:span text:style-name="Descr"> Stars needed </text:span><text:span text:style-name="Descr"><text:span text:style-name="T182">message if not collected</text:span></text:span></text:p>
          </table:table-cell>
        </table:table-row>
        <table:table-row>
          <table:table-cell table:style-name="Таблица9.A27" office:value-type="string">
            <text:p text:style-name="P215"><text:span text:style-name="T188">SH</text:span></text:p>
          </table:table-cell>
          <table:table-cell table:style-name="Таблица9.B27" office:value-type="string">
            <text:p text:style-name="P108"><text:span text:style-name="Descr_5f_dtype">(</text:span><text:span text:style-name="Descr_5f_dtype"><text:span text:style-name="T183">bool</text:span></text:span><text:span text:style-name="Descr_5f_dtype">)</text:span><text:span text:style-name="Descr"> </text:span><text:span text:style-name="Descr"><text:span text:style-name="T183">Don't show number of stars in the target level</text:span></text:span></text:p>
          </table:table-cell>
        </table:table-row>
        <table:table-row>
          <table:table-cell table:style-name="Таблица9.A27" office:value-type="string">
            <text:p text:style-name="P102">NV</text:p>
          </table:table-cell>
          <table:table-cell table:style-name="Таблица9.B27" office:value-type="string">
            <text:p text:style-name="P103"><text:span text:style-name="Descr_5f_dtype">(bool)</text:span><text:span text:style-name="Descr"> Deny vehi</text:span><text:span text:style-name="Descr"><text:span text:style-name="T150">c</text:span></text:span><text:span text:style-name="Descr">les flag</text:span></text:p>
          </table:table-cell>
        </table:table-row>
        <table:table-row>
          <table:table-cell table:style-name="Таблица9.A27" office:value-type="string">
            <text:p text:style-name="P102">AI</text:p>
          </table:table-cell>
          <table:table-cell table:style-name="Таблица9.B27" office:value-type="string">
            <text:p text:style-name="P103"><text:span text:style-name="Descr_5f_dtype">(bool)</text:span><text:span text:style-name="Descr"> Allow items flag</text:span></text:p>
          </table:table-cell>
        </table:table-row>
        <table:table-row>
          <table:table-cell table:style-name="Таблица9.A27" office:value-type="string">
            <text:p text:style-name="P104">LC</text:p>
          </table:table-cell>
          <table:table-cell table:style-name="Таблица9.B27" office:value-type="string">
            <text:p text:style-name="P105"><text:span text:style-name="Descr_5f_dtype">(bool)</text:span><text:span text:style-name="Descr"> Locked </text:span><text:span text:style-name="Descr"><text:span text:style-name="T184">door flag</text:span></text:span></text:p>
          </table:table-cell>
        </table:table-row>
        <table:table-row>
          <table:table-cell table:style-name="Таблица9.A27" office:value-type="string">
            <text:p text:style-name="P104">L<text:span text:style-name="T184">B</text:span></text:p>
          </table:table-cell>
          <table:table-cell table:style-name="Таблица9.B27" office:value-type="string">
            <text:p text:style-name="P105"><text:span text:style-name="Descr_5f_dtype">(bool)</text:span><text:span text:style-name="Descr"> Locked </text:span><text:span text:style-name="Descr"><text:span text:style-name="T184">door, bomb required, </text:span></text:span><text:span text:style-name="Descr">flag</text:span></text:p>
          </table:table-cell>
        </table:table-row>
        <table:table-row>
          <table:table-cell table:style-name="Таблица9.A26" office:value-type="string">
            <text:p text:style-name="P466">HS</text:p>
          </table:table-cell>
          <table:table-cell table:style-name="Таблица9.B26" office:value-type="string">
            <text:p text:style-name="P105"><text:span text:style-name="Descr_5f_dtype">(bool)</text:span><text:span text:style-name="Descr"> </text:span><text:span text:style-name="Descr"><text:span text:style-name="T185">Don't show next level entering scene </text:span></text:span><text:span text:style-name="Descr">flag</text:span></text:p>
          </table:table-cell>
        </table:table-row>
        <table:table-row>
          <table:table-cell table:style-name="Таблица9.A27" office:value-type="string">
            <text:p text:style-name="P467">AL</text:p>
          </table:table-cell>
          <table:table-cell table:style-name="Таблица9.B27" office:value-type="string">
            <text:p text:style-name="P105"><text:span text:style-name="Descr_5f_dtype">(bool)</text:span><text:span text:style-name="Descr"> </text:span><text:span text:style-name="Descr"><text:span text:style-name="T186">Allow items (inter-level)</text:span></text:span></text:p>
          </table:table-cell>
        </table:table-row>
        <table:table-row>
          <table:table-cell table:style-name="Таблица9.A28" office:value-type="string">
            <text:p text:style-name="P109">TW</text:p>
          </table:table-cell>
          <table:table-cell table:style-name="Таблица9.B28" office:value-type="string">
            <text:p text:style-name="P110"><text:span text:style-name="Descr_5f_dtype">(bool)</text:span><text:span text:style-name="Descr"> Two-way door flag</text:span></text:p>
          </table:table-cell>
        </table:table-row>
        <table:table-row>
          <table:table-cell table:style-name="Таблица9.A29" office:value-type="string">
            <text:p text:style-name="P111">PT</text:p>
          </table:table-cell>
          <table:table-cell table:style-name="Таблица9.B29" office:value-type="string">
            <text:p text:style-name="P112"><text:span text:style-name="Descr_5f_dtype">(bool)</text:span><text:span text:style-name="Descr"> Projectile exit</text:span></text:p>
          </table:table-cell>
        </table:table-row>
        <table:table-row>
          <table:table-cell table:style-name="Таблица9.A31" office:value-type="string">
            <text:p text:style-name="P187">LR</text:p>
          </table:table-cell>
          <table:table-cell table:style-name="Таблица9.B31" office:value-type="string">
            <text:p text:style-name="P113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49">Layer</text:span></text:span></text:p>
          </table:table-cell>
        </table:table-row>
        <table:table-row>
          <table:table-cell table:style-name="Таблица9.A31" office:value-type="string">
            <text:p text:style-name="P469">EE</text:p>
          </table:table-cell>
          <table:table-cell table:style-name="Таблица9.B31" office:value-type="string">
            <text:p text:style-name="P468"><text:span text:style-name="Descr_5f_dtype">(</text:span><text:span text:style-name="Descr_5f_dtype"><text:span text:style-name="T37">string</text:span></text:span><text:span text:style-name="Descr_5f_dtype">)</text:span><text:span text:style-name="Descr"> </text:span><text:span text:style-name="Descr"><text:span text:style-name="T187">On-Enter event slot</text:span></text:span></text:p>
          </table:table-cell>
        </table:table-row>
        <table:table-row>
          <table:table-cell table:style-name="Таблица9.A32" office:value-type="string">
            <text:p text:style-name="P188">PTR</text:p>
          </table:table-cell>
          <table:table-cell table:style-name="Таблица9.B32" office:value-type="string">
            <text:p text:style-name="P53"><text:span text:style-name="Descr_5f_dtype">(string)</text:span><text:span text:style-name="Descr"> </text:span><text:span text:style-name="Descr"><text:span text:style-name="T155">Unique item pointer (Using only for item specific events)</text:span></text:span></text:p>
          </table:table-cell>
        </table:table-row>
      </table:table>
      <text:p text:style-name="P237"/>
      <text:p text:style-name="P354"><text:span text:style-name="T122">Layers</text:span>: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268">Marker</text:p>
          </table:table-cell>
          <table:table-cell table:style-name="Таблица10.B1" office:value-type="string">
            <text:p text:style-name="P268">Description</text:p>
          </table:table-cell>
        </table:table-row>
        <table:table-row>
          <table:table-cell table:style-name="Таблица10.A2" office:value-type="string">
            <text:p text:style-name="P171">LR</text:p>
          </table:table-cell>
          <table:table-cell table:style-name="Таблица10.B2" office:value-type="string">
            <text:p text:style-name="P301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10.A3" office:value-type="string">
            <text:p text:style-name="P120">HD</text:p>
          </table:table-cell>
          <table:table-cell table:style-name="Таблица10.B3" office:value-type="string">
            <text:p text:style-name="P121"><text:span text:style-name="Descr_5f_dtype">(string)</text:span><text:span text:style-name="Descr"> Hidden flag</text:span></text:p>
          </table:table-cell>
        </table:table-row>
        <table:table-row>
          <table:table-cell table:style-name="Таблица10.A4" office:value-type="string">
            <text:p text:style-name="P120">LC</text:p>
          </table:table-cell>
          <table:table-cell table:style-name="Таблица10.B4" office:value-type="string">
            <text:p text:style-name="P121"><text:span text:style-name="Descr_5f_dtype">(string)</text:span><text:span text:style-name="Descr"> Locked flag</text:span></text:p>
          </table:table-cell>
        </table:table-row>
      </table:table>
      <text:p text:style-name="P238"/>
      <text:p text:style-name="P418"><text:span text:style-name="T123">Classic Events</text:span>: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69">Marker</text:p>
          </table:table-cell>
          <table:table-cell table:style-name="Таблица11.B1" office:value-type="string">
            <text:p text:style-name="P269">Description</text:p>
          </table:table-cell>
        </table:table-row>
        <table:table-row>
          <table:table-cell table:style-name="Таблица11.A2" office:value-type="string">
            <text:p text:style-name="P122">ET</text:p>
          </table:table-cell>
          <table:table-cell table:style-name="Таблица11.B2" office:value-type="string">
            <text:p text:style-name="P310"><text:span text:style-name="Descr_5f_dtype"><text:span text:style-name="T68">(string)</text:span></text:span><text:span text:style-name="Descr"><text:span text:style-name="T68"> Title</text:span></text:span></text:p>
          </table:table-cell>
        </table:table-row>
        <table:table-row>
          <table:table-cell table:style-name="Таблица11.A3" office:value-type="string">
            <text:p text:style-name="P122">MG</text:p>
          </table:table-cell>
          <table:table-cell table:style-name="Таблица11.B3" office:value-type="string">
            <text:p text:style-name="P123"><text:span text:style-name="Descr_5f_dtype">(string)</text:span><text:span text:style-name="Descr"> Message text</text:span></text:p>
          </table:table-cell>
        </table:table-row>
        <table:table-row>
          <table:table-cell table:style-name="Таблица11.A21" office:value-type="string">
            <text:p text:style-name="P124">SD</text:p>
          </table:table-cell>
          <table:table-cell table:style-name="Таблица11.B21" office:value-type="string">
            <text:p text:style-name="P124"><text:span text:style-name="Descr_5f_dtype">(unsigned int)</text:span><text:span text:style-name="Descr"> Play sound ID</text:span></text:p>
          </table:table-cell>
        </table:table-row>
        <table:table-row>
          <table:table-cell table:style-name="Таблица11.A21" office:value-type="string">
            <text:p text:style-name="P124">EG</text:p>
          </table:table-cell>
          <table:table-cell table:style-name="Таблица11.B21" office:value-type="string">
            <text:p text:style-name="P125"><text:span text:style-name="Descr_5f_dtype">(unsigned int)</text:span><text:span text:style-name="Descr"> End Game algorithm</text:span></text:p>
          </table:table-cell>
        </table:table-row>
        <table:table-row>
          <table:table-cell table:style-name="Таблица11.A21" office:value-type="string">
            <text:p text:style-name="P126">L<text:span text:style-name="T124">H</text:span></text:p>
          </table:table-cell>
          <table:table-cell table:style-name="Таблица11.B21" office:value-type="string">
            <text:p text:style-name="P126"><text:span text:style-name="Descr_5f_dtype">(string array)</text:span><text:span text:style-name="Descr"> hide layers</text:span></text:p>
          </table:table-cell>
        </table:table-row>
        <table:table-row>
          <table:table-cell table:style-name="Таблица11.A21" office:value-type="string">
            <text:p text:style-name="P127">LS</text:p>
          </table:table-cell>
          <table:table-cell table:style-name="Таблица11.B21" office:value-type="string">
            <text:p text:style-name="P127"><text:span text:style-name="Descr_5f_dtype">(string array)</text:span><text:span text:style-name="Descr"> show layers</text:span></text:p>
          </table:table-cell>
        </table:table-row>
        <table:table-row>
          <table:table-cell table:style-name="Таблица11.A21" office:value-type="string">
            <text:p text:style-name="P127">LT</text:p>
          </table:table-cell>
          <table:table-cell table:style-name="Таблица11.B21" office:value-type="string">
            <text:p text:style-name="P127"><text:span text:style-name="Descr_5f_dtype">(string array)</text:span><text:span text:style-name="Descr"> toggle layers</text:span></text:p>
          </table:table-cell>
        </table:table-row>
        <table:table-row>
          <table:table-cell table:style-name="Таблица11.A21" office:value-type="string">
            <text:p text:style-name="P130">SM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Music section sets</text:span></text:p>
          </table:table-cell>
        </table:table-row>
        <table:table-row>
          <table:table-cell table:style-name="Таблица11.A21" office:value-type="string">
            <text:p text:style-name="P130">SB</text:p>
          </table:table-cell>
          <table:table-cell table:style-name="Таблица11.B21" office:value-type="string">
            <text:p text:style-name="P129"><text:span text:style-name="Descr_5f_dtype">(string array)</text:span><text:span text:style-name="Descr"> Background section sets</text:span></text:p>
          </table:table-cell>
        </table:table-row>
        <table:table-row>
          <table:table-cell table:style-name="Таблица11.A21" office:value-type="string">
            <text:p text:style-name="P130">SS</text:p>
          </table:table-cell>
          <table:table-cell table:style-name="Таблица11.B21" office:value-type="string">
            <text:p text:style-name="P128"><text:span text:style-name="Descr_5f_dtype">(string array)</text:span><text:span text:style-name="Descr"> Size section sets</text:span></text:p>
          </table:table-cell>
        </table:table-row>
        <table:table-row>
          <table:table-cell table:style-name="Таблица11.A21" office:value-type="string">
            <text:p text:style-name="P131">TE</text:p>
          </table:table-cell>
          <table:table-cell table:style-name="Таблица11.B21" office:value-type="string">
            <text:p text:style-name="P131"><text:span text:style-name="Descr_5f_dtype">(string)</text:span><text:span text:style-name="Descr"> Trigger event</text:span></text:p>
          </table:table-cell>
        </table:table-row>
        <table:table-row>
          <table:table-cell table:style-name="Таблица11.A21" office:value-type="string">
            <text:p text:style-name="P131">TD</text:p>
          </table:table-cell>
          <table:table-cell table:style-name="Таблица11.B21" office:value-type="string">
            <text:p text:style-name="P132"><text:span text:style-name="Descr_5f_dtype">(unsigned int)</text:span><text:span text:style-name="Descr"> Trigger delay</text:span></text:p>
          </table:table-cell>
        </table:table-row>
        <table:table-row>
          <table:table-cell table:style-name="Таблица11.A21" office:value-type="string">
            <text:p text:style-name="P133">DS</text:p>
          </table:table-cell>
          <table:table-cell table:style-name="Таблица11.B21" office:value-type="string">
            <text:p text:style-name="P133"><text:span text:style-name="Descr_5f_dtype">(bool)</text:span><text:span text:style-name="Descr"> Disable smoke</text:span></text:p>
          </table:table-cell>
        </table:table-row>
        <table:table-row>
          <table:table-cell table:style-name="Таблица11.A21" office:value-type="string">
            <text:p text:style-name="P199">AU</text:p>
          </table:table-cell>
          <table:table-cell table:style-name="Таблица11.B21" office:value-type="string">
            <text:p text:style-name="P133"><text:span text:style-name="Descr_5f_dtype">(bool)</text:span><text:span text:style-name="Descr"> </text:span><text:span text:style-name="Descr"><text:span text:style-name="T161">Autostart event</text:span></text:span></text:p>
          </table:table-cell>
        </table:table-row>
        <table:table-row>
          <table:table-cell table:style-name="Таблица11.A21" office:value-type="string">
            <text:p text:style-name="P134">PC</text:p>
          </table:table-cell>
          <table:table-cell table:style-name="Таблица11.B21" office:value-type="string">
            <text:p text:style-name="P134"><text:span text:style-name="Descr_5f_dtype">(bool array)</text:span><text:span text:style-name="Descr"> Player's control hold keys</text:span></text:p>
          </table:table-cell>
        </table:table-row>
        <table:table-row>
          <table:table-cell table:style-name="Таблица11.A21" office:value-type="string">
            <text:p text:style-name="P135">ML</text:p>
          </table:table-cell>
          <table:table-cell table:style-name="Таблица11.B21" office:value-type="string">
            <text:p text:style-name="P135"><text:span text:style-name="Descr_5f_dtype">(string)</text:span><text:span text:style-name="Descr"> Movement layer</text:span></text:p>
          </table:table-cell>
        </table:table-row>
        <table:table-row>
          <table:table-cell table:style-name="Таблица11.A21" office:value-type="string">
            <text:p text:style-name="P135">MX</text:p>
          </table:table-cell>
          <table:table-cell table:style-name="Таблица11.B21" office:value-type="string">
            <text:p text:style-name="P135"><text:span text:style-name="Descr_5f_dtype">(int)</text:span><text:span text:style-name="Descr"> Movement layer speed X</text:span></text:p>
          </table:table-cell>
        </table:table-row>
        <table:table-row>
          <table:table-cell table:style-name="Таблица11.A21" office:value-type="string">
            <text:p text:style-name="P135">MY</text:p>
          </table:table-cell>
          <table:table-cell table:style-name="Таблица11.B21" office:value-type="string">
            <text:p text:style-name="P136"><text:span text:style-name="Descr_5f_dtype">(int)</text:span><text:span text:style-name="Descr"> Movement layer speed Y</text:span></text:p>
          </table:table-cell>
        </table:table-row>
        <table:table-row>
          <table:table-cell table:style-name="Таблица11.A21" office:value-type="string">
            <text:p text:style-name="P135">AS</text:p>
          </table:table-cell>
          <table:table-cell table:style-name="Таблица11.B21" office:value-type="string">
            <text:p text:style-name="P136"><text:span text:style-name="Descr_5f_dtype">(int)</text:span><text:span text:style-name="Descr"> Autoscroll section ID</text:span></text:p>
          </table:table-cell>
        </table:table-row>
        <table:table-row>
          <table:table-cell table:style-name="Таблица11.A21" office:value-type="string">
            <text:p text:style-name="P137">AX</text:p>
          </table:table-cell>
          <table:table-cell table:style-name="Таблица11.B21" office:value-type="string">
            <text:p text:style-name="P136"><text:span text:style-name="Descr_5f_dtype">(int)</text:span><text:span text:style-name="Descr"> Autoscroll speed X</text:span></text:p>
          </table:table-cell>
        </table:table-row>
        <table:table-row>
          <table:table-cell table:style-name="Таблица11.A22" office:value-type="string">
            <text:p text:style-name="P137">AY</text:p>
          </table:table-cell>
          <table:table-cell table:style-name="Таблица11.B22" office:value-type="string">
            <text:p text:style-name="P136"><text:span text:style-name="Descr_5f_dtype">(int)</text:span><text:span text:style-name="Descr"> Autoscroll speed Y</text:span></text:p>
          </table:table-cell>
        </table:table-row>
      </table:table>
      <text:p text:style-name="P239"/>
      <text:p text:style-name="P239"/>
      <text:p text:style-name="P380"><text:span text:style-name="T147">Action-styled events</text:span> entr<text:span text:style-name="T147">ies</text:span></text:p>
      <text:p text:style-name="P420">Action-styled events contains only single entry with one marker ET, what used as <text:span text:style-name="T147">event</text:span> title</text:p>
      <text:p text:style-name="P381"/>
      <text:p text:style-name="P382">Actions entries example</text:p>
      <text:p text:style-name="P381"/>
      <text:p text:style-name="P392">ACT_XXX:”TEXT”<text:tab/><text:tab/>← Single-paranetric</text:p>
      <text:p text:style-name="P392">ACT_XXX;ID:1;VL:”4564”<text:tab/><text:tab/>← Multi-parametric</text:p>
      <text:p text:style-name="P393"><text:span text:style-name="T137">DO</text:span>_XXX<text:tab/><text:tab/><text:span text:style-name="T132">← Action without parameters</text:span></text:p>
      <text:p text:style-name="P381"/>
      <text:p text:style-name="P383">Actions list:</text:p>
      <text:p text:style-name="P240"/>
      <text:p text:style-name="P355"><text:span text:style-name="T130">Show message</text:span>: <text:span text:style-name="T130">ACT_MSG</text:span></text:p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270">Marker</text:p>
          </table:table-cell>
          <table:table-cell table:style-name="Таблица15.B1" office:value-type="string">
            <text:p text:style-name="P270">Description</text:p>
          </table:table-cell>
        </table:table-row>
        <table:table-row>
          <table:table-cell table:style-name="Таблица15.A2" office:value-type="string">
            <text:p text:style-name="P172">-</text:p>
          </table:table-cell>
          <table:table-cell table:style-name="Таблица15.B2" office:value-type="string">
            <text:p text:style-name="P302"><text:span text:style-name="Descr_5f_dtype"><text:span text:style-name="T68">(string)</text:span></text:span><text:span text:style-name="Descr"><text:span text:style-name="T68"> MessageText</text:span></text:span></text:p>
          </table:table-cell>
        </table:table-row>
      </table:table>
      <text:p text:style-name="P240"/>
      <text:p text:style-name="P356"><text:span text:style-name="T131">Play sound</text:span>: <text:span text:style-name="T130">ACT_SND</text:span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271">Marker</text:p>
          </table:table-cell>
          <table:table-cell table:style-name="Таблица16.B1" office:value-type="string">
            <text:p text:style-name="P271">Description</text:p>
          </table:table-cell>
        </table:table-row>
        <table:table-row>
          <table:table-cell table:style-name="Таблица16.A2" office:value-type="string">
            <text:p text:style-name="P173">-</text:p>
          </table:table-cell>
          <table:table-cell table:style-name="Таблица16.B2" office:value-type="string">
            <text:p text:style-name="P303"><text:span text:style-name="Descr_5f_dtype"><text:span text:style-name="T68">(unsigned int)</text:span></text:span><text:span text:style-name="Descr"><text:span text:style-name="T68"> Play sound</text:span></text:span></text:p>
          </table:table-cell>
        </table:table-row>
      </table:table>
      <text:p text:style-name="P241"/>
      <text:p text:style-name="P357"><text:span text:style-name="T133">Hold player's keys</text:span>: <text:span text:style-name="T130">ACT_PCNT</text:span>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272">Marker</text:p>
          </table:table-cell>
          <table:table-cell table:style-name="Таблица17.B1" office:value-type="string">
            <text:p text:style-name="P272">Description</text:p>
          </table:table-cell>
        </table:table-row>
        <table:table-row>
          <table:table-cell table:style-name="Таблица17.A2" office:value-type="string">
            <text:p text:style-name="P174">-</text:p>
          </table:table-cell>
          <table:table-cell table:style-name="Таблица17.B2" office:value-type="string">
            <text:p text:style-name="P304"><text:span text:style-name="Descr_5f_dtype"><text:span text:style-name="T68">(bool array)</text:span></text:span><text:span text:style-name="Descr"><text:span text:style-name="T68"> Hold control keys</text:span></text:span></text:p>
          </table:table-cell>
        </table:table-row>
      </table:table>
      <text:p text:style-name="P242"/>
      <text:p text:style-name="P242"/>
      <text:p text:style-name="P358"><text:span text:style-name="T133">Reset player's hold keys</text:span>: <text:span text:style-name="T138">DO_PCNT_R</text:span>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73">Marker</text:p>
          </table:table-cell>
          <table:table-cell table:style-name="Таблица18.B1" office:value-type="string">
            <text:p text:style-name="P273">Description</text:p>
          </table:table-cell>
        </table:table-row>
        <table:table-row>
          <table:table-cell table:style-name="Таблица18.A2" office:value-type="string">
            <text:p text:style-name="P175">-</text:p>
          </table:table-cell>
          <table:table-cell table:style-name="Таблица18.B2" office:value-type="string">
            <text:p text:style-name="P183">-</text:p>
          </table:table-cell>
        </table:table-row>
      </table:table>
      <text:p text:style-name="P243"/>
      <text:p text:style-name="P243"/>
      <text:p text:style-name="P345"/>
      <text:p text:style-name="P359"><text:span text:style-name="T134">Hide layers</text:span>: <text:span text:style-name="T130">ACT_LHIDE</text:span></text:p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74">Marker</text:p>
          </table:table-cell>
          <table:table-cell table:style-name="Таблица19.B1" office:value-type="string">
            <text:p text:style-name="P274">Description</text:p>
          </table:table-cell>
        </table:table-row>
        <table:table-row>
          <table:table-cell table:style-name="Таблица19.A2" office:value-type="string">
            <text:p text:style-name="P141">NS</text:p>
          </table:table-cell>
          <table:table-cell table:style-name="Таблица19.B2" office:value-type="string">
            <text:p text:style-name="P311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19.A3" office:value-type="string">
            <text:p text:style-name="P141">LS</text:p>
          </table:table-cell>
          <table:table-cell table:style-name="Таблица19.B3" office:value-type="string">
            <text:p text:style-name="P141"><text:span text:style-name="Descr_5f_dtype">(string array)</text:span><text:span text:style-name="Descr"> layers</text:span></text:p>
          </table:table-cell>
        </table:table-row>
      </table:table>
      <text:p text:style-name="P244"/>
      <text:p text:style-name="P8"/>
      <text:p text:style-name="P359"><text:span text:style-name="T135">Show layers</text:span>: <text:span text:style-name="T130">ACT_LSHOW</text:span></text:p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4">Marker</text:p>
          </table:table-cell>
          <table:table-cell table:style-name="Таблица20.B1" office:value-type="string">
            <text:p text:style-name="P274">Description</text:p>
          </table:table-cell>
        </table:table-row>
        <table:table-row>
          <table:table-cell table:style-name="Таблица20.A2" office:value-type="string">
            <text:p text:style-name="P141">NS</text:p>
          </table:table-cell>
          <table:table-cell table:style-name="Таблица20.B2" office:value-type="string">
            <text:p text:style-name="P311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0.A3" office:value-type="string">
            <text:p text:style-name="P141">LS</text:p>
          </table:table-cell>
          <table:table-cell table:style-name="Таблица20.B3" office:value-type="string">
            <text:p text:style-name="P141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8"/>
      <text:p text:style-name="P359"><text:span text:style-name="T136">Toggle layers</text:span>: <text:span text:style-name="T130">ACT_LTOGGLE</text:span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74">Marker</text:p>
          </table:table-cell>
          <table:table-cell table:style-name="Таблица21.B1" office:value-type="string">
            <text:p text:style-name="P274">Description</text:p>
          </table:table-cell>
        </table:table-row>
        <table:table-row>
          <table:table-cell table:style-name="Таблица21.A2" office:value-type="string">
            <text:p text:style-name="P141">NS</text:p>
          </table:table-cell>
          <table:table-cell table:style-name="Таблица21.B2" office:value-type="string">
            <text:p text:style-name="P311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1.A3" office:value-type="string">
            <text:p text:style-name="P141">LS</text:p>
          </table:table-cell>
          <table:table-cell table:style-name="Таблица21.B3" office:value-type="string">
            <text:p text:style-name="P141"><text:span text:style-name="Descr_5f_dtype">(string array)</text:span><text:span text:style-name="Descr"> layers</text:span></text:p>
          </table:table-cell>
        </table:table-row>
      </table:table>
      <text:p text:style-name="P8"/>
      <text:p text:style-name="P360"><text:span text:style-name="T136">Toggle layers</text:span>: <text:span text:style-name="T130">ACT_LTOGGLE</text:span>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275">Marker</text:p>
          </table:table-cell>
          <table:table-cell table:style-name="Таблица22.B1" office:value-type="string">
            <text:p text:style-name="P275">Description</text:p>
          </table:table-cell>
        </table:table-row>
        <table:table-row>
          <table:table-cell table:style-name="Таблица22.A2" office:value-type="string">
            <text:p text:style-name="P142">NS</text:p>
          </table:table-cell>
          <table:table-cell table:style-name="Таблица22.B2" office:value-type="string">
            <text:p text:style-name="P312"><text:span text:style-name="Descr_5f_dtype"><text:span text:style-name="T68">(bool)</text:span></text:span><text:span text:style-name="Descr"><text:span text:style-name="T68"> without smoke effect</text:span></text:span></text:p>
          </table:table-cell>
        </table:table-row>
        <table:table-row>
          <table:table-cell table:style-name="Таблица22.A3" office:value-type="string">
            <text:p text:style-name="P142">LS</text:p>
          </table:table-cell>
          <table:table-cell table:style-name="Таблица22.B3" office:value-type="string">
            <text:p text:style-name="P142"><text:span text:style-name="Descr_5f_dtype">(string array)</text:span><text:span text:style-name="Descr"> layers</text:span></text:p>
          </table:table-cell>
        </table:table-row>
      </table:table>
      <text:p text:style-name="P162"/>
      <text:p text:style-name="P361"><text:span text:style-name="T139">Change section music ID</text:span>: <text:span text:style-name="T130">ACT_SETMUS</text:span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276">Marker</text:p>
          </table:table-cell>
          <table:table-cell table:style-name="Таблица23.B1" office:value-type="string">
            <text:p text:style-name="P276">Description</text:p>
          </table:table-cell>
        </table:table-row>
        <table:table-row>
          <table:table-cell table:style-name="Таблица23.A2" office:value-type="string">
            <text:p text:style-name="P156">SI</text:p>
          </table:table-cell>
          <table:table-cell table:style-name="Таблица23.B2" office:value-type="string">
            <text:p text:style-name="P313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3.A3" office:value-type="string">
            <text:p text:style-name="P156">MZ</text:p>
          </table:table-cell>
          <table:table-cell table:style-name="Таблица23.B3" office:value-type="string">
            <text:p text:style-name="P143"><text:span text:style-name="Descr_5f_dtype">(unsigned long)</text:span><text:span text:style-name="Descr"> Music ID</text:span></text:p>
          </table:table-cell>
        </table:table-row>
      </table:table>
      <text:p text:style-name="P9"/>
      <text:p text:style-name="P362"><text:span text:style-name="T139">Change section custom music file field</text:span>: <text:span text:style-name="T130">ACT_SETMUSF</text:span></text:p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277">Marker</text:p>
          </table:table-cell>
          <table:table-cell table:style-name="Таблица25.B1" office:value-type="string">
            <text:p text:style-name="P277">Description</text:p>
          </table:table-cell>
        </table:table-row>
        <table:table-row>
          <table:table-cell table:style-name="Таблица25.A2" office:value-type="string">
            <text:p text:style-name="P157">SI</text:p>
          </table:table-cell>
          <table:table-cell table:style-name="Таблица25.B2" office:value-type="string">
            <text:p text:style-name="P314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5.A3" office:value-type="string">
            <text:p text:style-name="P157">M<text:span text:style-name="T140">F</text:span></text:p>
          </table:table-cell>
          <table:table-cell table:style-name="Таблица25.B3" office:value-type="string">
            <text:p text:style-name="P144"><text:span text:style-name="Descr_5f_dtype">(string)</text:span><text:span text:style-name="Descr"> Music file path</text:span></text:p>
          </table:table-cell>
        </table:table-row>
      </table:table>
      <text:p text:style-name="P10"/>
      <text:p text:style-name="P361"><text:span text:style-name="T139">Change section background ID</text:span>: <text:span text:style-name="T130">ACT_SETBG</text:span></text:p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276">Marker</text:p>
          </table:table-cell>
          <table:table-cell table:style-name="Таблица24.B1" office:value-type="string">
            <text:p text:style-name="P276">Description</text:p>
          </table:table-cell>
        </table:table-row>
        <table:table-row>
          <table:table-cell table:style-name="Таблица24.A2" office:value-type="string">
            <text:p text:style-name="P156">SI</text:p>
          </table:table-cell>
          <table:table-cell table:style-name="Таблица24.B2" office:value-type="string">
            <text:p text:style-name="P313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4.A3" office:value-type="string">
            <text:p text:style-name="P160">BG</text:p>
          </table:table-cell>
          <table:table-cell table:style-name="Таблица24.B3" office:value-type="string">
            <text:p text:style-name="P143"><text:span text:style-name="Descr_5f_dtype">(unsigned long)</text:span><text:span text:style-name="Descr"> Background ID</text:span></text:p>
          </table:table-cell>
        </table:table-row>
      </table:table>
      <text:p text:style-name="P9"/>
      <text:p text:style-name="P363"><text:span text:style-name="T139">Change section custom background file field</text:span>: <text:span text:style-name="T130">ACT_SETBGF</text:span></text:p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278">Marker</text:p>
          </table:table-cell>
          <table:table-cell table:style-name="Таблица26.B1" office:value-type="string">
            <text:p text:style-name="P278">Description</text:p>
          </table:table-cell>
        </table:table-row>
        <table:table-row>
          <table:table-cell table:style-name="Таблица26.A2" office:value-type="string">
            <text:p text:style-name="P158">SI</text:p>
          </table:table-cell>
          <table:table-cell table:style-name="Таблица26.B2" office:value-type="string">
            <text:p text:style-name="P315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6.A3" office:value-type="string">
            <text:p text:style-name="P160">BF</text:p>
          </table:table-cell>
          <table:table-cell table:style-name="Таблица26.B3" office:value-type="string">
            <text:p text:style-name="P145"><text:span text:style-name="Descr_5f_dtype">(string)</text:span><text:span text:style-name="Descr"> Background file path</text:span></text:p>
          </table:table-cell>
        </table:table-row>
      </table:table>
      <text:p text:style-name="P11"/>
      <text:p text:style-name="P364"><text:span text:style-name="T139">Change section custom background file field</text:span>: <text:span text:style-name="T130">ACT_SRESIZE</text:span>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279">Marker</text:p>
          </table:table-cell>
          <table:table-cell table:style-name="Таблица27.B1" office:value-type="string">
            <text:p text:style-name="P279">Description</text:p>
          </table:table-cell>
        </table:table-row>
        <table:table-row>
          <table:table-cell table:style-name="Таблица27.A2" office:value-type="string">
            <text:p text:style-name="P159">SI</text:p>
          </table:table-cell>
          <table:table-cell table:style-name="Таблица27.B2" office:value-type="string">
            <text:p text:style-name="P316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  <table:table-row>
          <table:table-cell table:style-name="Таблица27.A5" office:value-type="string">
            <text:p text:style-name="P161">L</text:p>
          </table:table-cell>
          <table:table-cell table:style-name="Таблица27.B5" office:value-type="string">
            <text:p text:style-name="P146"><text:span text:style-name="Descr_5f_dtype">(long)</text:span><text:span text:style-name="Descr"> left side position X</text:span></text:p>
          </table:table-cell>
        </table:table-row>
        <table:table-row>
          <table:table-cell table:style-name="Таблица27.A5" office:value-type="string">
            <text:p text:style-name="P161">T</text:p>
          </table:table-cell>
          <table:table-cell table:style-name="Таблица27.B5" office:value-type="string">
            <text:p text:style-name="P147"><text:span text:style-name="Descr_5f_dtype">(long)</text:span><text:span text:style-name="Descr"> top side position Y</text:span></text:p>
          </table:table-cell>
        </table:table-row>
        <table:table-row>
          <table:table-cell table:style-name="Таблица27.A5" office:value-type="string">
            <text:p text:style-name="P161">B</text:p>
          </table:table-cell>
          <table:table-cell table:style-name="Таблица27.B5" office:value-type="string">
            <text:p text:style-name="P147"><text:span text:style-name="Descr_5f_dtype">(long)</text:span><text:span text:style-name="Descr"> bottom side position Y</text:span></text:p>
          </table:table-cell>
        </table:table-row>
        <table:table-row>
          <table:table-cell table:style-name="Таблица27.A6" office:value-type="string">
            <text:p text:style-name="P161">R</text:p>
          </table:table-cell>
          <table:table-cell table:style-name="Таблица27.B6" office:value-type="string">
            <text:p text:style-name="P147"><text:span text:style-name="Descr_5f_dtype">(long)</text:span><text:span text:style-name="Descr"> right side position X</text:span></text:p>
          </table:table-cell>
        </table:table-row>
      </table:table>
      <text:p text:style-name="P365"><text:span text:style-name="T133">Reset music ID to default</text:span>: <text:span text:style-name="T141">ACT_SMUS_R</text:span>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280">Marker</text:p>
          </table:table-cell>
          <table:table-cell table:style-name="Таблица28.B1" office:value-type="string">
            <text:p text:style-name="P280">Description</text:p>
          </table:table-cell>
        </table:table-row>
        <table:table-row>
          <table:table-cell table:style-name="Таблица28.A2" office:value-type="string">
            <text:p text:style-name="P176">-</text:p>
          </table:table-cell>
          <table:table-cell table:style-name="Таблица28.B2" office:value-type="string">
            <text:p text:style-name="P31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45"/>
      <text:p text:style-name="P365"><text:soft-page-break/><text:span text:style-name="T133">Reset background ID to default</text:span>: <text:span text:style-name="T141">ACT_SMUS_R</text:span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280">Marker</text:p>
          </table:table-cell>
          <table:table-cell table:style-name="Таблица29.B1" office:value-type="string">
            <text:p text:style-name="P280">Description</text:p>
          </table:table-cell>
        </table:table-row>
        <table:table-row>
          <table:table-cell table:style-name="Таблица29.A2" office:value-type="string">
            <text:p text:style-name="P176">-</text:p>
          </table:table-cell>
          <table:table-cell table:style-name="Таблица29.B2" office:value-type="string">
            <text:p text:style-name="P31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45"/>
      <text:p text:style-name="P365"><text:span text:style-name="T133">Reset section size to default</text:span>: <text:span text:style-name="T141">ACT_SSIZE_R</text:span></text:p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280">Marker</text:p>
          </table:table-cell>
          <table:table-cell table:style-name="Таблица30.B1" office:value-type="string">
            <text:p text:style-name="P280">Description</text:p>
          </table:table-cell>
        </table:table-row>
        <table:table-row>
          <table:table-cell table:style-name="Таблица30.A2" office:value-type="string">
            <text:p text:style-name="P176">-</text:p>
          </table:table-cell>
          <table:table-cell table:style-name="Таблица30.B2" office:value-type="string">
            <text:p text:style-name="P317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13"/>
      <text:p text:style-name="P366"><text:span text:style-name="T133">Reset custom music file field to default</text:span>: <text:span text:style-name="T141">ACT_SMUSF_R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281">Marker</text:p>
          </table:table-cell>
          <table:table-cell table:style-name="Таблица31.B1" office:value-type="string">
            <text:p text:style-name="P281">Description</text:p>
          </table:table-cell>
        </table:table-row>
        <table:table-row>
          <table:table-cell table:style-name="Таблица31.A2" office:value-type="string">
            <text:p text:style-name="P177">-</text:p>
          </table:table-cell>
          <table:table-cell table:style-name="Таблица31.B2" office:value-type="string">
            <text:p text:style-name="P318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246"/>
      <text:p text:style-name="P366"><text:span text:style-name="T133">Reset custom background file field to default</text:span>: <text:span text:style-name="T141">ACT_SMUSF_R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281">Marker</text:p>
          </table:table-cell>
          <table:table-cell table:style-name="Таблица32.B1" office:value-type="string">
            <text:p text:style-name="P281">Description</text:p>
          </table:table-cell>
        </table:table-row>
        <table:table-row>
          <table:table-cell table:style-name="Таблица32.A2" office:value-type="string">
            <text:p text:style-name="P177">-</text:p>
          </table:table-cell>
          <table:table-cell table:style-name="Таблица32.B2" office:value-type="string">
            <text:p text:style-name="P318"><text:span text:style-name="Descr_5f_dtype"><text:span text:style-name="T68">(unsigned int)</text:span></text:span><text:span text:style-name="Descr"><text:span text:style-name="T68"> Section ID</text:span></text:span></text:p>
          </table:table-cell>
        </table:table-row>
      </table:table>
      <text:p text:style-name="P12"/>
      <text:p text:style-name="P12"/>
      <text:p text:style-name="P367"><text:span text:style-name="T142">Set event trigger</text:span>: <text:span text:style-name="T130">ACT_TRIGGER</text:span>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282">Marker</text:p>
          </table:table-cell>
          <table:table-cell table:style-name="Таблица33.B1" office:value-type="string">
            <text:p text:style-name="P282">Description</text:p>
          </table:table-cell>
        </table:table-row>
        <table:table-row>
          <table:table-cell table:style-name="Таблица33.A2" office:value-type="string">
            <text:p text:style-name="P163">TE</text:p>
          </table:table-cell>
          <table:table-cell table:style-name="Таблица33.B2" office:value-type="string">
            <text:p text:style-name="P319"><text:span text:style-name="Descr_5f_dtype"><text:span text:style-name="T68">(string)</text:span></text:span><text:span text:style-name="Descr"><text:span text:style-name="T68"> Event title</text:span></text:span></text:p>
          </table:table-cell>
        </table:table-row>
        <table:table-row>
          <table:table-cell table:style-name="Таблица33.A3" office:value-type="string">
            <text:p text:style-name="P163">TT</text:p>
          </table:table-cell>
          <table:table-cell table:style-name="Таблица33.B3" office:value-type="string">
            <text:p text:style-name="P148"><text:span text:style-name="Descr_5f_dtype">(unsigned int)</text:span><text:span text:style-name="Descr"> Delay, </text:span><text:span text:style-name="Descr"><text:span text:style-name="T145">d-seconds (1/10 sec)</text:span></text:span></text:p>
          </table:table-cell>
        </table:table-row>
      </table:table>
      <text:p text:style-name="P247"/>
      <text:p text:style-name="P13"/>
      <text:p text:style-name="P368"><text:span text:style-name="T143">Set layer speed motion</text:span>: <text:span text:style-name="T130">ACT_MOTEL</text:span></text:p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283">Marker</text:p>
          </table:table-cell>
          <table:table-cell table:style-name="Таблица34.B1" office:value-type="string">
            <text:p text:style-name="P283">Description</text:p>
          </table:table-cell>
        </table:table-row>
        <table:table-row>
          <table:table-cell table:style-name="Таблица34.A2" office:value-type="string">
            <text:p text:style-name="P184">LT</text:p>
          </table:table-cell>
          <table:table-cell table:style-name="Таблица34.B2" office:value-type="string">
            <text:p text:style-name="P320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34.A3" office:value-type="string">
            <text:p text:style-name="P166">SX</text:p>
          </table:table-cell>
          <table:table-cell table:style-name="Таблица34.B3" office:value-type="string">
            <text:p text:style-name="P149"><text:span text:style-name="Descr_5f_dtype">(double)</text:span><text:span text:style-name="Descr"> Speed X</text:span></text:p>
          </table:table-cell>
        </table:table-row>
        <table:table-row>
          <table:table-cell table:style-name="Таблица34.A4" office:value-type="string">
            <text:p text:style-name="P166">SY</text:p>
          </table:table-cell>
          <table:table-cell table:style-name="Таблица34.B4" office:value-type="string">
            <text:p text:style-name="P150"><text:span text:style-name="Descr_5f_dtype">(double)</text:span><text:span text:style-name="Descr"> Speed Y</text:span></text:p>
          </table:table-cell>
        </table:table-row>
        <table:table-row>
          <table:table-cell table:style-name="Таблица34.A5" office:value-type="string">
            <text:p text:style-name="P168">AX</text:p>
          </table:table-cell>
          <table:table-cell table:style-name="Таблица34.B5" office:value-type="string">
            <text:p text:style-name="P150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4.A6" office:value-type="string">
            <text:p text:style-name="P168">AY</text:p>
          </table:table-cell>
          <table:table-cell table:style-name="Таблица34.B6" office:value-type="string">
            <text:p text:style-name="P150"><text:span text:style-name="Descr_5f_dtype">(unsigned double)</text:span><text:span text:style-name="Descr"> Acceleration Y</text:span></text:p>
          </table:table-cell>
        </table:table-row>
      </table:table>
      <text:p text:style-name="P248"/>
      <text:p text:style-name="P369"><text:span text:style-name="T142">Set event trigger</text:span>: <text:span text:style-name="T130">ACT_AUTOSCRL</text:span>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284">Marker</text:p>
          </table:table-cell>
          <table:table-cell table:style-name="Таблица35.B1" office:value-type="string">
            <text:p text:style-name="P284">Description</text:p>
          </table:table-cell>
        </table:table-row>
        <table:table-row>
          <table:table-cell table:style-name="Таблица35.A2" office:value-type="string">
            <text:p text:style-name="P185">SI</text:p>
          </table:table-cell>
          <table:table-cell table:style-name="Таблица35.B2" office:value-type="string">
            <text:p text:style-name="P321"><text:span text:style-name="Descr_5f_dtype"><text:span text:style-name="T68">(string)</text:span></text:span><text:span text:style-name="Descr"><text:span text:style-name="T68"> Layer title</text:span></text:span></text:p>
          </table:table-cell>
        </table:table-row>
        <table:table-row>
          <table:table-cell table:style-name="Таблица35.A3" office:value-type="string">
            <text:p text:style-name="P167">SX</text:p>
          </table:table-cell>
          <table:table-cell table:style-name="Таблица35.B3" office:value-type="string">
            <text:p text:style-name="P150"><text:span text:style-name="Descr_5f_dtype">(double)</text:span><text:span text:style-name="Descr"> Speed X</text:span></text:p>
          </table:table-cell>
        </table:table-row>
        <table:table-row>
          <table:table-cell table:style-name="Таблица35.A5" office:value-type="string">
            <text:p text:style-name="P167">SY</text:p>
          </table:table-cell>
          <table:table-cell table:style-name="Таблица35.B5" office:value-type="string">
            <text:p text:style-name="P150"><text:span text:style-name="Descr_5f_dtype">(double)</text:span><text:span text:style-name="Descr"> Speed Y</text:span></text:p>
          </table:table-cell>
        </table:table-row>
        <table:table-row>
          <table:table-cell table:style-name="Таблица35.A5" office:value-type="string">
            <text:p text:style-name="P168">AX</text:p>
          </table:table-cell>
          <table:table-cell table:style-name="Таблица35.B5" office:value-type="string">
            <text:p text:style-name="P150"><text:span text:style-name="Descr_5f_dtype">(unsigned double)</text:span><text:span text:style-name="Descr"> Acceleration X</text:span></text:p>
          </table:table-cell>
        </table:table-row>
        <table:table-row>
          <table:table-cell table:style-name="Таблица35.A6" office:value-type="string">
            <text:p text:style-name="P168">AY</text:p>
          </table:table-cell>
          <table:table-cell table:style-name="Таблица35.B6" office:value-type="string">
            <text:p text:style-name="P150"><text:span text:style-name="Descr_5f_dtype">(unsigned double)</text:span><text:span text:style-name="Descr"> Acceleration Y</text:span></text:p>
          </table:table-cell>
        </table:table-row>
      </table:table>
      <text:p text:style-name="P249"/>
      <text:p text:style-name="P370"><text:span text:style-name="T144">Delay next action</text:span>: <text:span text:style-name="T130">ACT_DELAY_NEXT</text:span></text:p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285">Marker</text:p>
          </table:table-cell>
          <table:table-cell table:style-name="Таблица36.B1" office:value-type="string">
            <text:p text:style-name="P285">Description</text:p>
          </table:table-cell>
        </table:table-row>
        <table:table-row>
          <table:table-cell table:style-name="Таблица36.A2" office:value-type="string">
            <text:p text:style-name="P178">-</text:p>
          </table:table-cell>
          <table:table-cell table:style-name="Таблица36.B2" office:value-type="string">
            <text:p text:style-name="P305"><text:span text:style-name="Descr_5f_dtype"><text:span text:style-name="T68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4">Delay time, ms</text:span></text:span></text:p>
          </table:table-cell>
        </table:table-row>
      </table:table>
      <text:p text:style-name="P371"/>
      <text:p text:style-name="P371"><text:span text:style-name="T153">Loop event X times</text:span>: <text:span text:style-name="T130">ACT_LOOP</text:span>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P286">Marker</text:p>
          </table:table-cell>
          <table:table-cell table:style-name="Таблица37.B1" office:value-type="string">
            <text:p text:style-name="P286">Description</text:p>
          </table:table-cell>
        </table:table-row>
        <table:table-row>
          <table:table-cell table:style-name="Таблица37.A2" office:value-type="string">
            <text:p text:style-name="P179">-</text:p>
          </table:table-cell>
          <table:table-cell table:style-name="Таблица37.B2" office:value-type="string">
            <text:p text:style-name="P306"><text:span text:style-name="Descr_5f_dtype"><text:span text:style-name="T68">(</text:span></text:span><text:span text:style-name="Descr_5f_dtype"><text:span text:style-name="T21">l</text:span></text:span><text:span text:style-name="Descr_5f_dtype"><text:span text:style-name="T22">o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5">Loop times</text:span></text:span></text:p>
          </table:table-cell>
        </table:table-row>
      </table:table>
      <text:p text:style-name="P250"/>
      <text:p text:style-name="P372"><text:span text:style-name="T153">Loop event forever</text:span>: <text:span text:style-name="T130">ACT_LOOP_FOREVER</text:span></text:p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287">Marker</text:p>
          </table:table-cell>
          <table:table-cell table:style-name="Таблица38.B1" office:value-type="string">
            <text:p text:style-name="P287">Description</text:p>
          </table:table-cell>
        </table:table-row>
        <table:table-row>
          <table:table-cell table:style-name="Таблица38.A2" office:value-type="string">
            <text:p text:style-name="P180">-</text:p>
          </table:table-cell>
          <table:table-cell table:style-name="Таблица38.B2" office:value-type="string">
            <text:p text:style-name="P307"><text:span text:style-name="Descr"><text:span text:style-name="T75">-</text:span></text:span></text:p>
          </table:table-cell>
        </table:table-row>
      </table:table>
      <text:p text:style-name="P251"/>
      <text:p text:style-name="P373"><text:span text:style-name="T154">Abort event loop</text:span>: <text:span text:style-name="T130">ACT_LOOP_ABORT</text:span></text:p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288">Marker</text:p>
          </table:table-cell>
          <table:table-cell table:style-name="Таблица39.B1" office:value-type="string">
            <text:p text:style-name="P288">Description</text:p>
          </table:table-cell>
        </table:table-row>
        <table:table-row>
          <table:table-cell table:style-name="Таблица39.A2" office:value-type="string">
            <text:p text:style-name="P181">-</text:p>
          </table:table-cell>
          <table:table-cell table:style-name="Таблица39.B2" office:value-type="string">
            <text:p text:style-name="P308"><text:span text:style-name="Descr_5f_dtype"><text:span text:style-name="T68">(</text:span></text:span><text:span text:style-name="Descr_5f_dtype"><text:span text:style-name="T23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6">Name of event which in loop</text:span></text:span></text:p>
          </table:table-cell>
        </table:table-row>
      </table:table>
      <text:p text:style-name="P252"><text:soft-page-break/></text:p>
      <text:p text:style-name="P374"><text:span text:style-name="T156">Change Item setting</text:span>: <text:span text:style-name="T130">ACT_CHITEM</text:span></text:p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289">Marker</text:p>
          </table:table-cell>
          <table:table-cell table:style-name="Таблица40.B1" office:value-type="string">
            <text:p text:style-name="P289">Description</text:p>
          </table:table-cell>
        </table:table-row>
        <table:table-row>
          <table:table-cell table:style-name="Таблица40.A2" office:value-type="string">
            <text:p text:style-name="P189">PTR</text:p>
          </table:table-cell>
          <table:table-cell table:style-name="Таблица40.B2" office:value-type="string">
            <text:p text:style-name="P322"><text:span text:style-name="Descr_5f_dtype"><text:span text:style-name="T68">(string)</text:span></text:span><text:span text:style-name="Descr"><text:span text:style-name="T68"> </text:span></text:span><text:span text:style-name="Descr"><text:span text:style-name="T77">Target Item pointer</text:span></text:span></text:p>
          </table:table-cell>
        </table:table-row>
        <table:table-row>
          <table:table-cell table:style-name="Таблица40.A3" office:value-type="string">
            <text:p text:style-name="P191">IT</text:p>
          </table:table-cell>
          <table:table-cell table:style-name="Таблица40.B3" office:value-type="string">
            <text:p text:style-name="P151"><text:span text:style-name="Descr_5f_dtype">(</text:span><text:span text:style-name="Descr_5f_dtype"><text:span text:style-name="T157">unsigned int</text:span></text:span><text:span text:style-name="Descr_5f_dtype">)</text:span><text:span text:style-name="Descr"> </text:span><text:span text:style-name="Descr"><text:span text:style-name="T157">Item type</text:span></text:span></text:p>
          </table:table-cell>
        </table:table-row>
        <table:table-row>
          <table:table-cell table:style-name="Таблица40.A4" office:value-type="string">
            <text:p text:style-name="P192">S</text:p>
          </table:table-cell>
          <table:table-cell table:style-name="Таблица40.B4" office:value-type="string">
            <text:p text:style-name="P151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8">Setting name</text:span></text:span></text:p>
          </table:table-cell>
        </table:table-row>
        <table:table-row>
          <table:table-cell table:style-name="Таблица40.A5" office:value-type="string">
            <text:p text:style-name="P192">V</text:p>
          </table:table-cell>
          <table:table-cell table:style-name="Таблица40.B5" office:value-type="string">
            <text:p text:style-name="P151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8">Setting value</text:span></text:span></text:p>
          </table:table-cell>
        </table:table-row>
      </table:table>
      <text:p text:style-name="P253"/>
      <text:p text:style-name="P253"/>
      <text:p text:style-name="P390">Cut-scene mode Events</text:p>
      <text:p text:style-name="P327"/>
      <text:p text:style-name="P376"><text:span text:style-name="T153">Loop event forever</text:span>: <text:span text:style-name="T130">ACT_CUTSCENE</text:span></text:p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291">Marker</text:p>
          </table:table-cell>
          <table:table-cell table:style-name="Таблица42.B1" office:value-type="string">
            <text:p text:style-name="P291">Description</text:p>
          </table:table-cell>
        </table:table-row>
        <table:table-row>
          <table:table-cell table:style-name="Таблица42.A2" office:value-type="string">
            <text:p text:style-name="P182">-</text:p>
          </table:table-cell>
          <table:table-cell table:style-name="Таблица42.B2" office:value-type="string">
            <text:p text:style-name="P309"><text:span text:style-name="Descr_5f_dtype"><text:span text:style-name="T68">(</text:span></text:span><text:span text:style-name="Descr_5f_dtype"><text:span text:style-name="T24">bool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78">Enable </text:span></text:span><text:span text:style-name="Descr"><text:span text:style-name="T80">cut-scene</text:span></text:span><text:span text:style-name="Descr"><text:span text:style-name="T78"> mode (</text:span></text:span><text:span text:style-name="Descr"><text:span text:style-name="T80">Stop</text:span></text:span><text:span text:style-name="Descr"><text:span text:style-name="T78"> any AI</text:span></text:span><text:span text:style-name="Descr"><text:span text:style-name="T81">'</text:span></text:span><text:span text:style-name="Descr"><text:span text:style-name="T79">s </text:span></text:span><text:span text:style-name="Descr"><text:span text:style-name="T82">algorithms</text:span></text:span><text:span text:style-name="Descr"><text:span text:style-name="T78">)</text:span></text:span></text:p>
          </table:table-cell>
        </table:table-row>
      </table:table>
      <text:p text:style-name="P255"/>
      <text:p text:style-name="P327"/>
      <text:p text:style-name="P375"><text:span text:style-name="T156">Change Item setting</text:span>: <text:span text:style-name="T130">ACT_СTRL_NPC</text:span></text:p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290">Marker</text:p>
          </table:table-cell>
          <table:table-cell table:style-name="Таблица41.B1" office:value-type="string">
            <text:p text:style-name="P290">Description</text:p>
          </table:table-cell>
        </table:table-row>
        <table:table-row>
          <table:table-cell table:style-name="Таблица41.A2" office:value-type="string">
            <text:p text:style-name="P190">PTR</text:p>
          </table:table-cell>
          <table:table-cell table:style-name="Таблица41.B2" office:value-type="string">
            <text:p text:style-name="P323"><text:span text:style-name="Descr_5f_dtype"><text:span text:style-name="T68">(string)</text:span></text:span><text:span text:style-name="Descr"><text:span text:style-name="T68"> </text:span></text:span><text:span text:style-name="Descr"><text:span text:style-name="T77">Target Item pointer</text:span></text:span></text:p>
          </table:table-cell>
        </table:table-row>
        <table:table-row>
          <table:table-cell table:style-name="Таблица41.A3" office:value-type="string">
            <text:p text:style-name="P193">S</text:p>
          </table:table-cell>
          <table:table-cell table:style-name="Таблица41.B3" office:value-type="string">
            <text:p text:style-name="P152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9">Command name (Move, talk msg, jump, teleport to, etc)</text:span></text:span></text:p>
          </table:table-cell>
        </table:table-row>
        <table:table-row>
          <table:table-cell table:style-name="Таблица41.A4" office:value-type="string">
            <text:p text:style-name="P193">V</text:p>
          </table:table-cell>
          <table:table-cell table:style-name="Таблица41.B4" office:value-type="string">
            <text:p text:style-name="P152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9">Command value</text:span></text:span></text:p>
          </table:table-cell>
        </table:table-row>
      </table:table>
      <text:p text:style-name="P254"/>
      <text:p text:style-name="P377"><text:span text:style-name="T156">Change Item setting</text:span>: <text:span text:style-name="T130">ACT_СTRL_PLAYER</text:span></text:p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292">Marker</text:p>
          </table:table-cell>
          <table:table-cell table:style-name="Таблица43.B1" office:value-type="string">
            <text:p text:style-name="P292">Description</text:p>
          </table:table-cell>
        </table:table-row>
        <table:table-row>
          <table:table-cell table:style-name="Таблица43.A2" office:value-type="string">
            <text:p text:style-name="P196">ID</text:p>
          </table:table-cell>
          <table:table-cell table:style-name="Таблица43.B2" office:value-type="string">
            <text:p text:style-name="P324"><text:span text:style-name="Descr_5f_dtype"><text:span text:style-name="T68">(</text:span></text:span><text:span text:style-name="Descr_5f_dtype"><text:span text:style-name="T83">unsigned int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83">Playable character ID</text:span></text:span></text:p>
          </table:table-cell>
        </table:table-row>
        <table:table-row>
          <table:table-cell table:style-name="Таблица43.A3" office:value-type="string">
            <text:p text:style-name="P194">S</text:p>
          </table:table-cell>
          <table:table-cell table:style-name="Таблица43.B3" office:value-type="string">
            <text:p text:style-name="P153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9">Command name (Move, talk msg, jump, teleport to, etc)</text:span></text:span></text:p>
          </table:table-cell>
        </table:table-row>
        <table:table-row>
          <table:table-cell table:style-name="Таблица43.A4" office:value-type="string">
            <text:p text:style-name="P194">V</text:p>
          </table:table-cell>
          <table:table-cell table:style-name="Таблица43.B4" office:value-type="string">
            <text:p text:style-name="P153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9">Command value</text:span></text:span></text:p>
          </table:table-cell>
        </table:table-row>
      </table:table>
      <text:p text:style-name="P256"/>
      <text:p text:style-name="P254"/>
      <text:p text:style-name="P328">Global events <text:span text:style-name="T160">and switches</text:span></text:p>
      <text:p text:style-name="P328"/>
      <text:p text:style-name="P378"><text:span text:style-name="T156">Change Item setting</text:span>: <text:span text:style-name="T130">ACT_GLOBAL_EVENT_DO</text:span></text:p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293">Marker</text:p>
          </table:table-cell>
          <table:table-cell table:style-name="Таблица44.B1" office:value-type="string">
            <text:p text:style-name="P293">Description</text:p>
          </table:table-cell>
        </table:table-row>
        <table:table-row>
          <table:table-cell table:style-name="Таблица44.A2" office:value-type="string">
            <text:p text:style-name="P197">E</text:p>
          </table:table-cell>
          <table:table-cell table:style-name="Таблица44.B2" office:value-type="string">
            <text:p text:style-name="P325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5">Global event name</text:span></text:span></text:p>
          </table:table-cell>
        </table:table-row>
        <table:table-row>
          <table:table-cell table:style-name="Таблица44.A3" office:value-type="string">
            <text:p text:style-name="P195">S</text:p>
          </table:table-cell>
          <table:table-cell table:style-name="Таблица44.B3" office:value-type="string">
            <text:p text:style-name="P154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9">Command name (Move, talk msg, jump, teleport to, etc)</text:span></text:span></text:p>
          </table:table-cell>
        </table:table-row>
        <table:table-row>
          <table:table-cell table:style-name="Таблица44.A4" office:value-type="string">
            <text:p text:style-name="P195">V</text:p>
          </table:table-cell>
          <table:table-cell table:style-name="Таблица44.B4" office:value-type="string">
            <text:p text:style-name="P154"><text:span text:style-name="Descr_5f_dtype">(</text:span><text:span text:style-name="Descr_5f_dtype"><text:span text:style-name="T158">string</text:span></text:span><text:span text:style-name="Descr_5f_dtype">)</text:span><text:span text:style-name="Descr"> </text:span><text:span text:style-name="Descr"><text:span text:style-name="T159">Command value</text:span></text:span></text:p>
          </table:table-cell>
        </table:table-row>
      </table:table>
      <text:p text:style-name="P257"/>
      <text:p text:style-name="P379"><text:span text:style-name="T156">Change Item setting</text:span>: <text:span text:style-name="T130">ACT_GLOBAL_SWITCH</text:span></text:p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P294">Marker</text:p>
          </table:table-cell>
          <table:table-cell table:style-name="Таблица45.B1" office:value-type="string">
            <text:p text:style-name="P294">Description</text:p>
          </table:table-cell>
        </table:table-row>
        <table:table-row>
          <table:table-cell table:style-name="Таблица45.A2" office:value-type="string">
            <text:p text:style-name="P198">SN</text:p>
          </table:table-cell>
          <table:table-cell table:style-name="Таблица45.B2" office:value-type="string">
            <text:p text:style-name="P326"><text:span text:style-name="Descr_5f_dtype"><text:span text:style-name="T68">(</text:span></text:span><text:span text:style-name="Descr_5f_dtype"><text:span text:style-name="T25">string</text:span></text:span><text:span text:style-name="Descr_5f_dtype"><text:span text:style-name="T68">)</text:span></text:span><text:span text:style-name="Descr"><text:span text:style-name="T68"> </text:span></text:span><text:span text:style-name="Descr"><text:span text:style-name="T25">Global </text:span></text:span><text:span text:style-name="Descr"><text:span text:style-name="T26">switch</text:span></text:span><text:span text:style-name="Descr"><text:span text:style-name="T25"> name</text:span></text:span></text:p>
          </table:table-cell>
        </table:table-row>
        <table:table-row>
          <table:table-cell table:style-name="Таблица45.A3" office:value-type="string">
            <text:p text:style-name="P198">SW</text:p>
          </table:table-cell>
          <table:table-cell table:style-name="Таблица45.B3" office:value-type="string">
            <text:p text:style-name="P155"><text:span text:style-name="Descr_5f_dtype">(</text:span><text:span text:style-name="Descr_5f_dtype"><text:span text:style-name="T160">bool</text:span></text:span><text:span text:style-name="Descr_5f_dtype">)</text:span><text:span text:style-name="Descr"> </text:span><text:span text:style-name="Descr"><text:span text:style-name="T160">Switch state</text:span></text:span></text:p>
          </table:table-cell>
        </table:table-row>
      </table:table>
      <text:p text:style-name="P2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Descr_5f_FileFormatLimit" style:display-name="Descr_FileFormatLimit" style:family="text" style:parent-style-name="Descr">
      <style:text-properties fo:color="#111111" fo:language="en" fo:country="US" officeooo:rsid="00042cf1" fo:background-color="#99ffcc" style:font-size-asian="12pt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Drop_20_Caps" style:display-name="Drop Cap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Caption_20_characters" style:display-name="Caption characters" style:family="text"/>
    <style:style style:name="Index_20_Link" style:display-name="Index Link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7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23:04:38.595000000</meta:creation-date>
    <dc:date>2016-01-27T17:26:16.767000000</dc:date>
    <meta:editing-duration>P2DT22H30M24S</meta:editing-duration>
    <meta:editing-cycles>1004</meta:editing-cycles>
    <meta:generator>LibreOffice/5.0.3.2$Windows_x86 LibreOffice_project/e5f16313668ac592c1bfb310f4390624e3dbfb75</meta:generator>
    <meta:document-statistic meta:table-count="46" meta:image-count="3" meta:object-count="1" meta:page-count="12" meta:paragraph-count="729" meta:word-count="2286" meta:character-count="13897" meta:non-whitespace-character-count="12321"/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X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X</mi>
                <mi mathvariant="italic">absolute</mi>
              </msub>
              <mo stretchy="false">−</mo>
              <msub>
                <mi>X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  <mtr>
        <mtd>
          <mrow>
            <msub>
              <mi>Y</mi>
              <mrow>
                <mi>n</mi>
                <mo stretchy="false">−</mo>
                <mi mathvariant="italic">section</mi>
              </mrow>
            </msub>
            <mo stretchy="false">=</mo>
            <mrow>
              <msub>
                <mi>Y</mi>
                <mi mathvariant="italic">absolute</mi>
              </msub>
              <mo stretchy="false">−</mo>
              <msub>
                <mi>Y</mi>
                <mrow>
                  <mi mathvariant="italic">Current</mi>
                  <mi mathvariant="italic">section</mi>
                  <mi mathvariant="italic">center</mi>
                </mrow>
              </msub>
            </mrow>
          </mrow>
        </mtd>
      </mtr>
    </mtable>
    <annotation encoding="StarMath 5.0">X_{n-section} = X_{absolute} - X_{Current section center}newline 
Y_{n-section} = Y_{absolute} - Y_{Current section center}</annotation>
  </semantics>
</math>
</file>